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189.97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84">
      <style:table-cell-properties style:cell-protect="protected" style:print-content="true" fo:background-color="transparent" fo:padding="0.71mm"/>
    </style:style>
    <style:style style:name="ce1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24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style:text-underline-mode="continuous" style:text-overline-mode="continuous" style:text-line-through-mode="continuous" style:font-size-asian="10pt" style:language-asian="none" style:country-asian="none" style:font-style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6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6" table:default-cell-style-name="ce13"/>
        <table:table-column table:style-name="co4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1" table:default-cell-style-name="ce13"/>
        <table:table-column table:style-name="co6" table:default-cell-style-name="ce13"/>
        <table:table-column table:style-name="co1" table:number-columns-repeated="1002" table:default-cell-style-name="ce13"/>
        <table:table-row table:style-name="ro1">
          <table:table-cell table:style-name="ce1" office:value-type="string" calcext:value-type="string">
            <text:p>moto/voiture/utilitaire</text:p>
          </table:table-cell>
          <table:table-cell table:style-name="ce4" office:value-type="string" calcext:value-type="string">
            <text:p>immatriculation</text:p>
          </table:table-cell>
          <table:table-cell table:style-name="ce4" office:value-type="string" calcext:value-type="string">
            <text:p>Date achat</text:p>
          </table:table-cell>
          <table:table-cell table:style-name="ce4" office:value-type="string" calcext:value-type="string">
            <text:p>Date circulation</text:p>
          </table:table-cell>
          <table:table-cell table:style-name="ce4" office:value-type="string" calcext:value-type="string">
            <text:p>Puis fiscale</text:p>
          </table:table-cell>
          <table:table-cell table:style-name="ce4" office:value-type="string" calcext:value-type="string">
            <text:p>Puissance moteur</text:p>
          </table:table-cell>
          <table:table-cell table:style-name="ce4" office:value-type="string" calcext:value-type="string">
            <text:p>consommation (en L/100km)</text:p>
          </table:table-cell>
          <table:table-cell table:style-name="ce4" office:value-type="string" calcext:value-type="string">
            <text:p>Volume coffre (en m3)</text:p>
          </table:table-cell>
          <table:table-cell table:style-name="ce4" office:value-type="string" calcext:value-type="string">
            <text:p>nbre bagages</text:p>
          </table:table-cell>
          <table:table-cell table:style-name="ce4" office:value-type="string" calcext:value-type="string">
            <text:p>nbre passagers</text:p>
          </table:table-cell>
          <table:table-cell table:style-name="ce4" office:value-type="string" calcext:value-type="string">
            <text:p>nbre portes</text:p>
          </table:table-cell>
          <table:table-cell table:style-name="ce4" office:value-type="string" calcext:value-type="string">
            <text:p>emission CO2 (en g/km)</text:p>
          </table:table-cell>
          <table:table-cell table:style-name="ce8" office:value-type="string" calcext:value-type="string">
            <text:p>Cylindree moto <text:s text:c="8"/>(en cm³)</text:p>
          </table:table-cell>
          <table:table-cell table:style-name="ce4" office:value-type="string" calcext:value-type="string">
            <text:p>Prix (en €/jour)</text:p>
          </table:table-cell>
          <table:table-cell table:style-name="ce4" office:value-type="string" calcext:value-type="string">
            <text:p>id_categorie vehicule</text:p>
          </table:table-cell>
          <table:table-cell table:style-name="ce4" office:value-type="string" calcext:value-type="string">
            <text:p>Id type carburant</text:p>
          </table:table-cell>
          <table:table-cell table:style-name="ce4" office:value-type="string" calcext:value-type="string">
            <text:p>Id boite vitesse</text:p>
          </table:table-cell>
          <table:table-cell table:style-name="ce4" office:value-type="string" calcext:value-type="string">
            <text:p>id_clim</text:p>
          </table:table-cell>
          <table:table-cell table:style-name="ce4" office:value-type="string" calcext:value-type="string">
            <text:p>id_modele</text:p>
          </table:table-cell>
          <table:table-cell table:style-name="ce4" office:value-type="string" calcext:value-type="string">
            <text:p>id_agence</text:p>
          </table:table-cell>
          <table:table-cell table:style-name="ce14" table:number-columns-repeated="1003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GV-192-VJ</text:p>
          </table:table-cell>
          <table:table-cell table:style-name="ce15" office:value-type="string" calcext:value-type="string">
            <text:p>2016-07-08</text:p>
          </table:table-cell>
          <table:table-cell office:value-type="string" calcext:value-type="string">
            <text:p>2015-12-13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.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];&quot;', '&quot;;[.C2];&quot;', '&quot;;[.D2];&quot;', &quot;;[.E2];&quot;, &quot;;[.G2];&quot;, &quot;;[.H2];&quot;, &quot;;[.I2];&quot;, &quot;;[.J2];&quot;, &quot;;[.K2];&quot;, &quot;;[.L2];&quot;, &quot;;[.M2];&quot;, &quot;;[.N2];&quot;, &quot;;[.O2];&quot;, &quot;;[.P2];&quot;, &quot;;[.Q2];&quot;, &quot;;[.R2];&quot;, &quot;;[.S2];&quot;, &quot;;[.T2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GV-192-VJ', '2016-07-08', '2015-12-13', 10, 6.4, null, 3, 5, 2, 131, null, 229.55, 6, 3, 2, 2, 46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GV-192-VJ', '2016-07-08', '2015-12-13', 10, 6.4, null, 3, 5, 2, 131, null, 229.55, 6, 3, 2, 2, 46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ZP-567-XF</text:p>
          </table:table-cell>
          <table:table-cell table:style-name="ce15" office:value-type="string" calcext:value-type="string">
            <text:p>2016-07-08</text:p>
          </table:table-cell>
          <table:table-cell office:value-type="string" calcext:value-type="string">
            <text:p>2016-03-22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];&quot;', '&quot;;[.C3];&quot;', '&quot;;[.D3];&quot;', &quot;;[.E3];&quot;, &quot;;[.G3];&quot;, &quot;;[.H3];&quot;, &quot;;[.I3];&quot;, &quot;;[.J3];&quot;, &quot;;[.K3];&quot;, &quot;;[.L3];&quot;, &quot;;[.M3];&quot;, &quot;;[.N3];&quot;, &quot;;[.O3];&quot;, &quot;;[.P3];&quot;, &quot;;[.Q3];&quot;, &quot;;[.R3];&quot;, &quot;;[.S3];&quot;, &quot;;[.T3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P-567-XF', '2016-07-08', '2016-03-22', 5, 5.1, null, 1, 4, 3, 78, null, 50.49, 1, 1, 1, 2, 315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P-567-XF', '2016-07-08', '2016-03-22', 5, 5.1, null, 1, 4, 3, 78, null, 50.49, 1, 1, 1, 2, 315, 3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2,utilitaire</text:p>
          </table:table-cell>
          <table:table-cell office:value-type="string" calcext:value-type="string">
            <text:p>AP-356-RK</text:p>
          </table:table-cell>
          <table:table-cell table:style-name="ce16" office:value-type="string" calcext:value-type="string">
            <text:p>2016-07-09</text:p>
          </table:table-cell>
          <table:table-cell office:value-type="string" calcext:value-type="string">
            <text:p>2016-04-04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8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];&quot;', '&quot;;[.C4];&quot;', '&quot;;[.D4];&quot;', &quot;;[.E4];&quot;, &quot;;[.G4];&quot;, &quot;;[.H4];&quot;, &quot;;[.I4];&quot;, &quot;;[.J4];&quot;, &quot;;[.K4];&quot;, &quot;;[.L4];&quot;, &quot;;[.M4];&quot;, &quot;;[.N4];&quot;, &quot;;[.O4];&quot;, &quot;;[.P4];&quot;, &quot;;[.Q4];&quot;, &quot;;[.R4];&quot;, &quot;;[.S4];&quot;, &quot;;[.T4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AP-356-RK', '2016-07-09', '2016-04-04', 8, 8.7, 2, null, 2, 2, 167, null, 66.66, 2, 4, 1, 1, 885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AP-356-RK', '2016-07-09', '2016-04-04', 8, 8.7, 2, null, 2, 2, 167, null, 66.66, 2, 4, 1, 1, 885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OU-750-IX</text:p>
          </table:table-cell>
          <table:table-cell table:style-name="ce15" office:value-type="string" calcext:value-type="string">
            <text:p>2016-07-09</text:p>
          </table:table-cell>
          <table:table-cell office:value-type="string" calcext:value-type="string">
            <text:p>2015-12-02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];&quot;', '&quot;;[.C5];&quot;', '&quot;;[.D5];&quot;', &quot;;[.E5];&quot;, &quot;;[.G5];&quot;, &quot;;[.H5];&quot;, &quot;;[.I5];&quot;, &quot;;[.J5];&quot;, &quot;;[.K5];&quot;, &quot;;[.L5];&quot;, &quot;;[.M5];&quot;, &quot;;[.N5];&quot;, &quot;;[.O5];&quot;, &quot;;[.P5];&quot;, &quot;;[.Q5];&quot;, &quot;;[.R5];&quot;, &quot;;[.S5];&quot;, &quot;;[.T5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OU-750-IX', '2016-07-09', '2015-12-02', 4, 4.3, null, 1, 4, 3, 98, null, 63.00, 4, 4, 1, 1, 1141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OU-750-IX', '2016-07-09', '2015-12-02', 4, 4.3, null, 1, 4, 3, 98, null, 63.00, 4, 4, 1, 1, 1141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FW-896-AH</text:p>
          </table:table-cell>
          <table:table-cell table:style-name="ce15" office:value-type="string" calcext:value-type="string">
            <text:p>2016-07-10</text:p>
          </table:table-cell>
          <table:table-cell office:value-type="string" calcext:value-type="string">
            <text:p>2016-03-1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];&quot;', '&quot;;[.C6];&quot;', '&quot;;[.D6];&quot;', &quot;;[.E6];&quot;, &quot;;[.G6];&quot;, &quot;;[.H6];&quot;, &quot;;[.I6];&quot;, &quot;;[.J6];&quot;, &quot;;[.K6];&quot;, &quot;;[.L6];&quot;, &quot;;[.M6];&quot;, &quot;;[.N6];&quot;, &quot;;[.O6];&quot;, &quot;;[.P6];&quot;, &quot;;[.Q6];&quot;, &quot;;[.R6];&quot;, &quot;;[.S6];&quot;, &quot;;[.T6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FW-896-AH', '2016-07-10', '2016-03-14', 5, 5.1, null, 1, 4, 3, 78, null, 50.49, 1, 2, 2, 2, 315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FW-896-AH', '2016-07-10', '2016-03-14', 5, 5.1, null, 1, 4, 3, 78, null, 50.49, 1, 2, 2, 2, 315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DU-387-FO</text:p>
          </table:table-cell>
          <table:table-cell table:style-name="ce15" office:value-type="string" calcext:value-type="string">
            <text:p>2016-07-12</text:p>
          </table:table-cell>
          <table:table-cell office:value-type="string" calcext:value-type="string">
            <text:p>2016-04-0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];&quot;', '&quot;;[.C7];&quot;', '&quot;;[.D7];&quot;', &quot;;[.E7];&quot;, &quot;;[.G7];&quot;, &quot;;[.H7];&quot;, &quot;;[.I7];&quot;, &quot;;[.J7];&quot;, &quot;;[.K7];&quot;, &quot;;[.L7];&quot;, &quot;;[.M7];&quot;, &quot;;[.N7];&quot;, &quot;;[.O7];&quot;, &quot;;[.P7];&quot;, &quot;;[.Q7];&quot;, &quot;;[.R7];&quot;, &quot;;[.S7];&quot;, &quot;;[.T7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DU-387-FO', '2016-07-12', '2016-04-05', 4, 4.3, null, 1, 4, 3, 98, null, 63.00, 4, 4, 1, 1, 1141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DU-387-FO', '2016-07-12', '2016-04-05', 4, 4.3, null, 1, 4, 3, 98, null, 63.00, 4, 4, 1, 1, 1141, 2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SD-123-WE</text:p>
          </table:table-cell>
          <table:table-cell table:style-name="ce16" office:value-type="string" calcext:value-type="string">
            <text:p>2016-07-13</text:p>
          </table:table-cell>
          <table:table-cell office:value-type="string" calcext:value-type="string">
            <text:p>2016-01-2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.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];&quot;', '&quot;;[.C8];&quot;', '&quot;;[.D8];&quot;', &quot;;[.E8];&quot;, &quot;;[.G8];&quot;, &quot;;[.H8];&quot;, &quot;;[.I8];&quot;, &quot;;[.J8];&quot;, &quot;;[.K8];&quot;, &quot;;[.L8];&quot;, &quot;;[.M8];&quot;, &quot;;[.N8];&quot;, &quot;;[.O8];&quot;, &quot;;[.P8];&quot;, &quot;;[.Q8];&quot;, &quot;;[.R8];&quot;, &quot;;[.S8];&quot;, &quot;;[.T8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SD-123-WE', '2016-07-13', '2016-01-21', 10, 6.4, null, 3, 5, 2, 131, null, 229.55, 6, 6, 1, 2, 46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SD-123-WE', '2016-07-13', '2016-01-21', 10, 6.4, null, 3, 5, 2, 131, null, 229.55, 6, 6, 1, 2, 46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VG-140-KF</text:p>
          </table:table-cell>
          <table:table-cell table:style-name="ce15" office:value-type="string" calcext:value-type="string">
            <text:p>2016-07-14</text:p>
          </table:table-cell>
          <table:table-cell office:value-type="string" calcext:value-type="string">
            <text:p>2015-12-07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2.4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];&quot;', '&quot;;[.C9];&quot;', '&quot;;[.D9];&quot;', &quot;;[.E9];&quot;, &quot;;[.G9];&quot;, &quot;;[.H9];&quot;, &quot;;[.I9];&quot;, &quot;;[.J9];&quot;, &quot;;[.K9];&quot;, &quot;;[.L9];&quot;, &quot;;[.M9];&quot;, &quot;;[.N9];&quot;, &quot;;[.O9];&quot;, &quot;;[.P9];&quot;, &quot;;[.Q9];&quot;, &quot;;[.R9];&quot;, &quot;;[.S9];&quot;, &quot;;[.T9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G-140-KF', '2016-07-14', '2015-12-07', 10, 12.7, null, 3, 5, 4, 119, null, 162.49, 3, 6, 1, 2, 499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G-140-KF', '2016-07-14', '2015-12-07', 10, 12.7, null, 3, 5, 4, 119, null, 162.49, 3, 6, 1, 2, 499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ZR-685-TK</text:p>
          </table:table-cell>
          <table:table-cell table:style-name="ce15" office:value-type="string" calcext:value-type="string">
            <text:p>2016-07-15</text:p>
          </table:table-cell>
          <table:table-cell office:value-type="string" calcext:value-type="string">
            <text:p>2015-12-30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];&quot;', '&quot;;[.C10];&quot;', '&quot;;[.D10];&quot;', &quot;;[.E10];&quot;, &quot;;[.G10];&quot;, &quot;;[.H10];&quot;, &quot;;[.I10];&quot;, &quot;;[.J10];&quot;, &quot;;[.K10];&quot;, &quot;;[.L10];&quot;, &quot;;[.M10];&quot;, &quot;;[.N10];&quot;, &quot;;[.O10];&quot;, &quot;;[.P10];&quot;, &quot;;[.Q10];&quot;, &quot;;[.R10];&quot;, &quot;;[.S10];&quot;, &quot;;[.T10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R-685-TK', '2016-07-15', '2015-12-30', 5, 5.1, null, 1, 4, 3, 78, null, 50.49, 1, 3, 2, 2, 315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R-685-TK', '2016-07-15', '2015-12-30', 5, 5.1, null, 1, 4, 3, 78, null, 50.49, 1, 3, 2, 2, 315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RH-817-HI</text:p>
          </table:table-cell>
          <table:table-cell table:style-name="ce15" office:value-type="string" calcext:value-type="string">
            <text:p>2016-07-18</text:p>
          </table:table-cell>
          <table:table-cell office:value-type="string" calcext:value-type="string">
            <text:p>2016-05-29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3.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];&quot;', '&quot;;[.C11];&quot;', '&quot;;[.D11];&quot;', &quot;;[.E11];&quot;, &quot;;[.G11];&quot;, &quot;;[.H11];&quot;, &quot;;[.I11];&quot;, &quot;;[.J11];&quot;, &quot;;[.K11];&quot;, &quot;;[.L11];&quot;, &quot;;[.M11];&quot;, &quot;;[.N11];&quot;, &quot;;[.O11];&quot;, &quot;;[.P11];&quot;, &quot;;[.Q11];&quot;, &quot;;[.R11];&quot;, &quot;;[.S11];&quot;, &quot;;[.T11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RH-817-HI', '2016-07-18', '2016-05-29', 6, 9.8, null, 2, 5, 5, 117, null, 133.15, 5, 1, 1, 2, 155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RH-817-HI', '2016-07-18', '2016-05-29', 6, 9.8, null, 2, 5, 5, 117, null, 133.15, 5, 1, 1, 2, 155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ME-578-UA</text:p>
          </table:table-cell>
          <table:table-cell table:style-name="ce15" office:value-type="string" calcext:value-type="string">
            <text:p>2016-07-18</text:p>
          </table:table-cell>
          <table:table-cell office:value-type="string" calcext:value-type="string">
            <text:p>2015-11-13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2.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];&quot;', '&quot;;[.C12];&quot;', '&quot;;[.D12];&quot;', &quot;;[.E12];&quot;, &quot;;[.G12];&quot;, &quot;;[.H12];&quot;, &quot;;[.I12];&quot;, &quot;;[.J12];&quot;, &quot;;[.K12];&quot;, &quot;;[.L12];&quot;, &quot;;[.M12];&quot;, &quot;;[.N12];&quot;, &quot;;[.O12];&quot;, &quot;;[.P12];&quot;, &quot;;[.Q12];&quot;, &quot;;[.R12];&quot;, &quot;;[.S12];&quot;, &quot;;[.T12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ME-578-UA', '2016-07-18', '2015-11-13', 10, 12.7, null, 3, 5, 4, 119, null, 162.49, 3, 1, 1, 2, 499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ME-578-UA', '2016-07-18', '2015-11-13', 10, 12.7, null, 3, 5, 4, 119, null, 162.49, 3, 1, 1, 2, 499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WP-264-TN</text:p>
          </table:table-cell>
          <table:table-cell table:style-name="ce15" office:value-type="string" calcext:value-type="string">
            <text:p>2016-07-19</text:p>
          </table:table-cell>
          <table:table-cell office:value-type="string" calcext:value-type="string">
            <text:p>2016-02-18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];&quot;', '&quot;;[.C13];&quot;', '&quot;;[.D13];&quot;', &quot;;[.E13];&quot;, &quot;;[.G13];&quot;, &quot;;[.H13];&quot;, &quot;;[.I13];&quot;, &quot;;[.J13];&quot;, &quot;;[.K13];&quot;, &quot;;[.L13];&quot;, &quot;;[.M13];&quot;, &quot;;[.N13];&quot;, &quot;;[.O13];&quot;, &quot;;[.P13];&quot;, &quot;;[.Q13];&quot;, &quot;;[.R13];&quot;, &quot;;[.S13];&quot;, &quot;;[.T13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P-264-TN', '2016-07-19', '2016-02-18', null, null, null, null, null, null, null, null, 15.15, 8, 6, 3, 1, 90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P-264-TN', '2016-07-19', '2016-02-18', null, null, null, null, null, null, null, null, 15.15, 8, 6, 3, 1, 90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WI-087-JM</text:p>
          </table:table-cell>
          <table:table-cell table:style-name="ce15" office:value-type="string" calcext:value-type="string">
            <text:p>2016-07-21</text:p>
          </table:table-cell>
          <table:table-cell office:value-type="string" calcext:value-type="string">
            <text:p>2015-11-20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6.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38" calcext:value-type="float">
            <text:p>13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79.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];&quot;', '&quot;;[.C14];&quot;', '&quot;;[.D14];&quot;', &quot;;[.E14];&quot;, &quot;;[.G14];&quot;, &quot;;[.H14];&quot;, &quot;;[.I14];&quot;, &quot;;[.J14];&quot;, &quot;;[.K14];&quot;, &quot;;[.L14];&quot;, &quot;;[.M14];&quot;, &quot;;[.N14];&quot;, &quot;;[.O14];&quot;, &quot;;[.P14];&quot;, &quot;;[.Q14];&quot;, &quot;;[.R14];&quot;, &quot;;[.S14];&quot;, &quot;;[.T14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I-087-JM', '2016-07-21', '2015-11-20', 9, 6.8, null, null, null, null, 138, 948, 79.99, 7, 3, 2, 1, 1755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I-087-JM', '2016-07-21', '2015-11-20', 9, 6.8, null, null, null, null, 138, 948, 79.99, 7, 3, 2, 1, 1755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JU-539-AN</text:p>
          </table:table-cell>
          <table:table-cell table:style-name="ce15" office:value-type="string" calcext:value-type="string">
            <text:p>2016-07-21</text:p>
          </table:table-cell>
          <table:table-cell office:value-type="string" calcext:value-type="string">
            <text:p>2015-12-26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9.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];&quot;', '&quot;;[.C15];&quot;', '&quot;;[.D15];&quot;', &quot;;[.E15];&quot;, &quot;;[.G15];&quot;, &quot;;[.H15];&quot;, &quot;;[.I15];&quot;, &quot;;[.J15];&quot;, &quot;;[.K15];&quot;, &quot;;[.L15];&quot;, &quot;;[.M15];&quot;, &quot;;[.N15];&quot;, &quot;;[.O15];&quot;, &quot;;[.P15];&quot;, &quot;;[.Q15];&quot;, &quot;;[.R15];&quot;, &quot;;[.S15];&quot;, &quot;;[.T15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U-539-AN', '2016-07-21', '2015-12-26', 6, 4.4, 1, null, 3, 5, 114, null, 29.90, 2, 4, 1, 1, 1019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U-539-AN', '2016-07-21', '2015-12-26', 6, 4.4, 1, null, 3, 5, 114, null, 29.90, 2, 4, 1, 1, 1019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JV-342-YM</text:p>
          </table:table-cell>
          <table:table-cell table:style-name="ce15" office:value-type="string" calcext:value-type="string">
            <text:p>2016-07-21</text:p>
          </table:table-cell>
          <table:table-cell office:value-type="string" calcext:value-type="string">
            <text:p>2016-01-27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];&quot;', '&quot;;[.C16];&quot;', '&quot;;[.D16];&quot;', &quot;;[.E16];&quot;, &quot;;[.G16];&quot;, &quot;;[.H16];&quot;, &quot;;[.I16];&quot;, &quot;;[.J16];&quot;, &quot;;[.K16];&quot;, &quot;;[.L16];&quot;, &quot;;[.M16];&quot;, &quot;;[.N16];&quot;, &quot;;[.O16];&quot;, &quot;;[.P16];&quot;, &quot;;[.Q16];&quot;, &quot;;[.R16];&quot;, &quot;;[.S16];&quot;, &quot;;[.T16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V-342-YM', '2016-07-21', '2016-01-27', 5, 5.1, null, 1, 4, 3, 78, null, 50.49, 1, 4, 1, 1, 315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V-342-YM', '2016-07-21', '2016-01-27', 5, 5.1, null, 1, 4, 3, 78, null, 50.49, 1, 4, 1, 1, 315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XC-099-IM</text:p>
          </table:table-cell>
          <table:table-cell table:style-name="ce15" office:value-type="string" calcext:value-type="string">
            <text:p>2016-07-23</text:p>
          </table:table-cell>
          <table:table-cell office:value-type="string" calcext:value-type="string">
            <text:p>2016-03-07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];&quot;', '&quot;;[.C17];&quot;', '&quot;;[.D17];&quot;', &quot;;[.E17];&quot;, &quot;;[.G17];&quot;, &quot;;[.H17];&quot;, &quot;;[.I17];&quot;, &quot;;[.J17];&quot;, &quot;;[.K17];&quot;, &quot;;[.L17];&quot;, &quot;;[.M17];&quot;, &quot;;[.N17];&quot;, &quot;;[.O17];&quot;, &quot;;[.P17];&quot;, &quot;;[.Q17];&quot;, &quot;;[.R17];&quot;, &quot;;[.S17];&quot;, &quot;;[.T17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XC-099-IM', '2016-07-23', '2016-03-07', 4, 4.3, null, 1, 4, 3, 98, null, 63.00, 4, 4, 2, 1, 1141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XC-099-IM', '2016-07-23', '2016-03-07', 4, 4.3, null, 1, 4, 3, 98, null, 63.00, 4, 4, 2, 1, 1141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LH-889-EY</text:p>
          </table:table-cell>
          <table:table-cell table:style-name="ce15" office:value-type="string" calcext:value-type="string">
            <text:p>2016-07-24</text:p>
          </table:table-cell>
          <table:table-cell office:value-type="string" calcext:value-type="string">
            <text:p>2016-01-2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2.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];&quot;', '&quot;;[.C18];&quot;', '&quot;;[.D18];&quot;', &quot;;[.E18];&quot;, &quot;;[.G18];&quot;, &quot;;[.H18];&quot;, &quot;;[.I18];&quot;, &quot;;[.J18];&quot;, &quot;;[.K18];&quot;, &quot;;[.L18];&quot;, &quot;;[.M18];&quot;, &quot;;[.N18];&quot;, &quot;;[.O18];&quot;, &quot;;[.P18];&quot;, &quot;;[.Q18];&quot;, &quot;;[.R18];&quot;, &quot;;[.S18];&quot;, &quot;;[.T18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LH-889-EY', '2016-07-24', '2016-01-22', 10, 12.7, null, 3, 5, 4, 119, null, 162.49, 3, 4, 1, 2, 499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LH-889-EY', '2016-07-24', '2016-01-22', 10, 12.7, null, 3, 5, 4, 119, null, 162.49, 3, 4, 1, 2, 499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KT-605-QW</text:p>
          </table:table-cell>
          <table:table-cell table:style-name="ce15" office:value-type="string" calcext:value-type="string">
            <text:p>2016-07-27</text:p>
          </table:table-cell>
          <table:table-cell office:value-type="string" calcext:value-type="string">
            <text:p>2016-04-0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3.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];&quot;', '&quot;;[.C19];&quot;', '&quot;;[.D19];&quot;', &quot;;[.E19];&quot;, &quot;;[.G19];&quot;, &quot;;[.H19];&quot;, &quot;;[.I19];&quot;, &quot;;[.J19];&quot;, &quot;;[.K19];&quot;, &quot;;[.L19];&quot;, &quot;;[.M19];&quot;, &quot;;[.N19];&quot;, &quot;;[.O19];&quot;, &quot;;[.P19];&quot;, &quot;;[.Q19];&quot;, &quot;;[.R19];&quot;, &quot;;[.S19];&quot;, &quot;;[.T19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KT-605-QW', '2016-07-27', '2016-04-04', 6, 9.8, null, 2, 5, 5, 117, null, 133.15, 5, 4, 2, 2, 155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KT-605-QW', '2016-07-27', '2016-04-04', 6, 9.8, null, 2, 5, 5, 117, null, 133.15, 5, 4, 2, 2, 155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XJ-391-SY</text:p>
          </table:table-cell>
          <table:table-cell table:style-name="ce15" office:value-type="string" calcext:value-type="string">
            <text:p>2016-07-28</text:p>
          </table:table-cell>
          <table:table-cell office:value-type="string" calcext:value-type="string">
            <text:p>2016-06-10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];&quot;', '&quot;;[.C20];&quot;', '&quot;;[.D20];&quot;', &quot;;[.E20];&quot;, &quot;;[.G20];&quot;, &quot;;[.H20];&quot;, &quot;;[.I20];&quot;, &quot;;[.J20];&quot;, &quot;;[.K20];&quot;, &quot;;[.L20];&quot;, &quot;;[.M20];&quot;, &quot;;[.N20];&quot;, &quot;;[.O20];&quot;, &quot;;[.P20];&quot;, &quot;;[.Q20];&quot;, &quot;;[.R20];&quot;, &quot;;[.S20];&quot;, &quot;;[.T20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XJ-391-SY', '2016-07-28', '2016-06-10', 5, 5.1, null, 1, 4, 3, 78, null, 50.49, 1, 3, 1, 2, 315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XJ-391-SY', '2016-07-28', '2016-06-10', 5, 5.1, null, 1, 4, 3, 78, null, 50.49, 1, 3, 1, 2, 315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NC-844-ET</text:p>
          </table:table-cell>
          <table:table-cell table:style-name="ce15" office:value-type="string" calcext:value-type="string">
            <text:p>2016-07-28</text:p>
          </table:table-cell>
          <table:table-cell office:value-type="string" calcext:value-type="string">
            <text:p>2016-04-27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27" calcext:value-type="float">
            <text:p>127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84.7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];&quot;', '&quot;;[.C21];&quot;', '&quot;;[.D21];&quot;', &quot;;[.E21];&quot;, &quot;;[.G21];&quot;, &quot;;[.H21];&quot;, &quot;;[.I21];&quot;, &quot;;[.J21];&quot;, &quot;;[.K21];&quot;, &quot;;[.L21];&quot;, &quot;;[.M21];&quot;, &quot;;[.N21];&quot;, &quot;;[.O21];&quot;, &quot;;[.P21];&quot;, &quot;;[.Q21];&quot;, &quot;;[.R21];&quot;, &quot;;[.S21];&quot;, &quot;;[.T21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NC-844-ET', '2016-07-28', '2016-04-27', 8, 5.5, null, null, null, null, 127, 847, 84.70, 7, 1, 1, 1, 1750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NC-844-ET', '2016-07-28', '2016-04-27', 8, 5.5, null, null, null, null, 127, 847, 84.70, 7, 1, 1, 1, 1750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GT-815-XW</text:p>
          </table:table-cell>
          <table:table-cell table:style-name="ce15" office:value-type="string" calcext:value-type="string">
            <text:p>2016-07-29</text:p>
          </table:table-cell>
          <table:table-cell office:value-type="string" calcext:value-type="string">
            <text:p>2015-11-24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.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];&quot;', '&quot;;[.C22];&quot;', '&quot;;[.D22];&quot;', &quot;;[.E22];&quot;, &quot;;[.G22];&quot;, &quot;;[.H22];&quot;, &quot;;[.I22];&quot;, &quot;;[.J22];&quot;, &quot;;[.K22];&quot;, &quot;;[.L22];&quot;, &quot;;[.M22];&quot;, &quot;;[.N22];&quot;, &quot;;[.O22];&quot;, &quot;;[.P22];&quot;, &quot;;[.Q22];&quot;, &quot;;[.R22];&quot;, &quot;;[.S22];&quot;, &quot;;[.T22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GT-815-XW', '2016-07-29', '2015-11-24', 10, 6.4, null, 3, 5, 2, 131, null, 229.55, 6, 3, 2, 2, 46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GT-815-XW', '2016-07-29', '2015-11-24', 10, 6.4, null, 3, 5, 2, 131, null, 229.55, 6, 3, 2, 2, 46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WC-655-VB</text:p>
          </table:table-cell>
          <table:table-cell table:style-name="ce15" office:value-type="string" calcext:value-type="string">
            <text:p>2016-07-29</text:p>
          </table:table-cell>
          <table:table-cell office:value-type="string" calcext:value-type="string">
            <text:p>2015-11-26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3.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];&quot;', '&quot;;[.C23];&quot;', '&quot;;[.D23];&quot;', &quot;;[.E23];&quot;, &quot;;[.G23];&quot;, &quot;;[.H23];&quot;, &quot;;[.I23];&quot;, &quot;;[.J23];&quot;, &quot;;[.K23];&quot;, &quot;;[.L23];&quot;, &quot;;[.M23];&quot;, &quot;;[.N23];&quot;, &quot;;[.O23];&quot;, &quot;;[.P23];&quot;, &quot;;[.Q23];&quot;, &quot;;[.R23];&quot;, &quot;;[.S23];&quot;, &quot;;[.T23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C-655-VB', '2016-07-29', '2015-11-26', 6, 9.8, null, 2, 5, 5, 117, null, 133.15, 5, 3, 1, 2, 155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C-655-VB', '2016-07-29', '2015-11-26', 6, 9.8, null, 2, 5, 5, 117, null, 133.15, 5, 3, 1, 2, 155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ZF-365-HF</text:p>
          </table:table-cell>
          <table:table-cell table:style-name="ce15" office:value-type="string" calcext:value-type="string">
            <text:p>2016-07-29</text:p>
          </table:table-cell>
          <table:table-cell office:value-type="string" calcext:value-type="string">
            <text:p>2016-06-1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2.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];&quot;', '&quot;;[.C24];&quot;', '&quot;;[.D24];&quot;', &quot;;[.E24];&quot;, &quot;;[.G24];&quot;, &quot;;[.H24];&quot;, &quot;;[.I24];&quot;, &quot;;[.J24];&quot;, &quot;;[.K24];&quot;, &quot;;[.L24];&quot;, &quot;;[.M24];&quot;, &quot;;[.N24];&quot;, &quot;;[.O24];&quot;, &quot;;[.P24];&quot;, &quot;;[.Q24];&quot;, &quot;;[.R24];&quot;, &quot;;[.S24];&quot;, &quot;;[.T24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F-365-HF', '2016-07-29', '2016-06-15', 10, 12.7, null, 3, 5, 4, 119, null, 162.49, 3, 1, 1, 2, 499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F-365-HF', '2016-07-29', '2016-06-15', 10, 12.7, null, 3, 5, 4, 119, null, 162.49, 3, 1, 1, 2, 499, 3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TK-898-ZS</text:p>
          </table:table-cell>
          <table:table-cell table:style-name="ce16" office:value-type="string" calcext:value-type="string">
            <text:p>2016-07-30</text:p>
          </table:table-cell>
          <table:table-cell office:value-type="string" calcext:value-type="string">
            <text:p>2016-04-21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5];&quot;', '&quot;;[.C25];&quot;', '&quot;;[.D25];&quot;', &quot;;[.E25];&quot;, &quot;;[.G25];&quot;, &quot;;[.H25];&quot;, &quot;;[.I25];&quot;, &quot;;[.J25];&quot;, &quot;;[.K25];&quot;, &quot;;[.L25];&quot;, &quot;;[.M25];&quot;, &quot;;[.N25];&quot;, &quot;;[.O25];&quot;, &quot;;[.P25];&quot;, &quot;;[.Q25];&quot;, &quot;;[.R25];&quot;, &quot;;[.S25];&quot;, &quot;;[.T25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K-898-ZS', '2016-07-30', '2016-04-21', 4, 4.3, null, 1, 4, 3, 98, null, 63.00, 4, 3, 1, 1, 1141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K-898-ZS', '2016-07-30', '2016-04-21', 4, 4.3, null, 1, 4, 3, 98, null, 63.00, 4, 3, 1, 1, 1141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ZI-330-FX</text:p>
          </table:table-cell>
          <table:table-cell table:style-name="ce15" office:value-type="string" calcext:value-type="string">
            <text:p>2016-07-30</text:p>
          </table:table-cell>
          <table:table-cell office:value-type="string" calcext:value-type="string">
            <text:p>2016-02-2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2.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6];&quot;', '&quot;;[.C26];&quot;', '&quot;;[.D26];&quot;', &quot;;[.E26];&quot;, &quot;;[.G26];&quot;, &quot;;[.H26];&quot;, &quot;;[.I26];&quot;, &quot;;[.J26];&quot;, &quot;;[.K26];&quot;, &quot;;[.L26];&quot;, &quot;;[.M26];&quot;, &quot;;[.N26];&quot;, &quot;;[.O26];&quot;, &quot;;[.P26];&quot;, &quot;;[.Q26];&quot;, &quot;;[.R26];&quot;, &quot;;[.S26];&quot;, &quot;;[.T26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I-330-FX', '2016-07-30', '2016-02-25', 10, 12.7, null, 3, 5, 4, 119, null, 162.49, 3, 1, 1, 2, 499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I-330-FX', '2016-07-30', '2016-02-25', 10, 12.7, null, 3, 5, 4, 119, null, 162.49, 3, 1, 1, 2, 499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KT-252-WO</text:p>
          </table:table-cell>
          <table:table-cell table:style-name="ce15" office:value-type="string" calcext:value-type="string">
            <text:p>2016-08-01</text:p>
          </table:table-cell>
          <table:table-cell office:value-type="string" calcext:value-type="string">
            <text:p>2016-06-02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4.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7];&quot;', '&quot;;[.C27];&quot;', '&quot;;[.D27];&quot;', &quot;;[.E27];&quot;, &quot;;[.G27];&quot;, &quot;;[.H27];&quot;, &quot;;[.I27];&quot;, &quot;;[.J27];&quot;, &quot;;[.K27];&quot;, &quot;;[.L27];&quot;, &quot;;[.M27];&quot;, &quot;;[.N27];&quot;, &quot;;[.O27];&quot;, &quot;;[.P27];&quot;, &quot;;[.Q27];&quot;, &quot;;[.R27];&quot;, &quot;;[.S27];&quot;, &quot;;[.T27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KT-252-WO', '2016-08-01', '2016-06-02', 21, 6.9, null, 0, 4, 2, 184, null, 284.99, 6, 4, 2, 2, 385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KT-252-WO', '2016-08-01', '2016-06-02', 21, 6.9, null, 0, 4, 2, 184, null, 284.99, 6, 4, 2, 2, 385, 1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UP-876-TF</text:p>
          </table:table-cell>
          <table:table-cell table:style-name="ce16" office:value-type="string" calcext:value-type="string">
            <text:p>2016-08-02</text:p>
          </table:table-cell>
          <table:table-cell office:value-type="string" calcext:value-type="string">
            <text:p>2016-06-03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3.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8];&quot;', '&quot;;[.C28];&quot;', '&quot;;[.D28];&quot;', &quot;;[.E28];&quot;, &quot;;[.G28];&quot;, &quot;;[.H28];&quot;, &quot;;[.I28];&quot;, &quot;;[.J28];&quot;, &quot;;[.K28];&quot;, &quot;;[.L28];&quot;, &quot;;[.M28];&quot;, &quot;;[.N28];&quot;, &quot;;[.O28];&quot;, &quot;;[.P28];&quot;, &quot;;[.Q28];&quot;, &quot;;[.R28];&quot;, &quot;;[.S28];&quot;, &quot;;[.T28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UP-876-TF', '2016-08-02', '2016-06-03', 6, 9.8, null, 2, 5, 5, 117, null, 133.15, 5, 3, 1, 2, 155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UP-876-TF', '2016-08-02', '2016-06-03', 6, 9.8, null, 2, 5, 5, 117, null, 133.15, 5, 3, 1, 2, 155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KH-773-VE</text:p>
          </table:table-cell>
          <table:table-cell table:style-name="ce15" office:value-type="string" calcext:value-type="string">
            <text:p>2016-08-02</text:p>
          </table:table-cell>
          <table:table-cell office:value-type="string" calcext:value-type="string">
            <text:p>2016-06-17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9];&quot;', '&quot;;[.C29];&quot;', '&quot;;[.D29];&quot;', &quot;;[.E29];&quot;, &quot;;[.G29];&quot;, &quot;;[.H29];&quot;, &quot;;[.I29];&quot;, &quot;;[.J29];&quot;, &quot;;[.K29];&quot;, &quot;;[.L29];&quot;, &quot;;[.M29];&quot;, &quot;;[.N29];&quot;, &quot;;[.O29];&quot;, &quot;;[.P29];&quot;, &quot;;[.Q29];&quot;, &quot;;[.R29];&quot;, &quot;;[.S29];&quot;, &quot;;[.T29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KH-773-VE', '2016-08-02', '2016-06-17', null, null, null, null, null, null, null, null, 16.67, 8, 6, 3, 1, 90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KH-773-VE', '2016-08-02', '2016-06-17', null, null, null, null, null, null, null, null, 16.67, 8, 6, 3, 1, 90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TD-969-RB</text:p>
          </table:table-cell>
          <table:table-cell table:style-name="ce15" office:value-type="string" calcext:value-type="string">
            <text:p>2016-08-02</text:p>
          </table:table-cell>
          <table:table-cell office:value-type="string" calcext:value-type="string">
            <text:p>2016-04-16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3" calcext:value-type="float">
            <text:p>1373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0];&quot;', '&quot;;[.C30];&quot;', '&quot;;[.D30];&quot;', &quot;;[.E30];&quot;, &quot;;[.G30];&quot;, &quot;;[.H30];&quot;, &quot;;[.I30];&quot;, &quot;;[.J30];&quot;, &quot;;[.K30];&quot;, &quot;;[.L30];&quot;, &quot;;[.M30];&quot;, &quot;;[.N30];&quot;, &quot;;[.O30];&quot;, &quot;;[.P30];&quot;, &quot;;[.Q30];&quot;, &quot;;[.R30];&quot;, &quot;;[.S30];&quot;, &quot;;[.T30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D-969-RB', '2016-08-02', '2016-04-16', 5, 4.9, null, 1, 5, 5, 86, null, 45.99, 1, 4, 1, 2, 1373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D-969-RB', '2016-08-02', '2016-04-16', 5, 4.9, null, 1, 5, 5, 86, null, 45.99, 1, 4, 1, 2, 1373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AI-519-AI</text:p>
          </table:table-cell>
          <table:table-cell table:style-name="ce15" office:value-type="string" calcext:value-type="string">
            <text:p>2016-08-03</text:p>
          </table:table-cell>
          <table:table-cell office:value-type="string" calcext:value-type="string">
            <text:p>2016-04-29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73" calcext:value-type="float">
            <text:p>137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1];&quot;', '&quot;;[.C31];&quot;', '&quot;;[.D31];&quot;', &quot;;[.E31];&quot;, &quot;;[.G31];&quot;, &quot;;[.H31];&quot;, &quot;;[.I31];&quot;, &quot;;[.J31];&quot;, &quot;;[.K31];&quot;, &quot;;[.L31];&quot;, &quot;;[.M31];&quot;, &quot;;[.N31];&quot;, &quot;;[.O31];&quot;, &quot;;[.P31];&quot;, &quot;;[.Q31];&quot;, &quot;;[.R31];&quot;, &quot;;[.S31];&quot;, &quot;;[.T31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AI-519-AI', '2016-08-03', '2016-04-29', 5, 4.9, null, 1, 5, 5, 86, null, 45.99, 1, 4, 2, 2, 1373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AI-519-AI', '2016-08-03', '2016-04-29', 5, 4.9, null, 1, 5, 5, 86, null, 45.99, 1, 4, 2, 2, 1373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VV-350-CG</text:p>
          </table:table-cell>
          <table:table-cell table:style-name="ce15" office:value-type="string" calcext:value-type="string">
            <text:p>2016-08-04</text:p>
          </table:table-cell>
          <table:table-cell office:value-type="string" calcext:value-type="string">
            <text:p>2016-02-26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.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8" calcext:value-type="float">
            <text:p>88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55.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2];&quot;', '&quot;;[.C32];&quot;', '&quot;;[.D32];&quot;', &quot;;[.E32];&quot;, &quot;;[.G32];&quot;, &quot;;[.H32];&quot;, &quot;;[.I32];&quot;, &quot;;[.J32];&quot;, &quot;;[.K32];&quot;, &quot;;[.L32];&quot;, &quot;;[.M32];&quot;, &quot;;[.N32];&quot;, &quot;;[.O32];&quot;, &quot;;[.P32];&quot;, &quot;;[.Q32];&quot;, &quot;;[.R32];&quot;, &quot;;[.S32];&quot;, &quot;;[.T32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V-350-CG', '2016-08-04', '2016-02-26', 11, 4.9, null, null, null, null, 88, 1170, 155.00, 7, 1, 1, 2, 1502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V-350-CG', '2016-08-04', '2016-02-26', 11, 4.9, null, null, null, null, 88, 1170, 155.00, 7, 1, 1, 2, 1502, 1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QV-464-BD</text:p>
          </table:table-cell>
          <table:table-cell table:style-name="ce16" office:value-type="string" calcext:value-type="string">
            <text:p>2016-08-05</text:p>
          </table:table-cell>
          <table:table-cell office:value-type="string" calcext:value-type="string">
            <text:p>2016-05-0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.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3];&quot;', '&quot;;[.C33];&quot;', '&quot;;[.D33];&quot;', &quot;;[.E33];&quot;, &quot;;[.G33];&quot;, &quot;;[.H33];&quot;, &quot;;[.I33];&quot;, &quot;;[.J33];&quot;, &quot;;[.K33];&quot;, &quot;;[.L33];&quot;, &quot;;[.M33];&quot;, &quot;;[.N33];&quot;, &quot;;[.O33];&quot;, &quot;;[.P33];&quot;, &quot;;[.Q33];&quot;, &quot;;[.R33];&quot;, &quot;;[.S33];&quot;, &quot;;[.T33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QV-464-BD', '2016-08-05', '2016-05-05', 10, 6.4, null, 3, 5, 2, 131, null, 229.55, 6, 4, 2, 2, 46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QV-464-BD', '2016-08-05', '2016-05-05', 10, 6.4, null, 3, 5, 2, 131, null, 229.55, 6, 4, 2, 2, 46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SO-755-NX</text:p>
          </table:table-cell>
          <table:table-cell table:style-name="ce15" office:value-type="string" calcext:value-type="string">
            <text:p>2016-08-05</text:p>
          </table:table-cell>
          <table:table-cell office:value-type="string" calcext:value-type="string">
            <text:p>2016-04-1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3" calcext:value-type="float">
            <text:p>137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4];&quot;', '&quot;;[.C34];&quot;', '&quot;;[.D34];&quot;', &quot;;[.E34];&quot;, &quot;;[.G34];&quot;, &quot;;[.H34];&quot;, &quot;;[.I34];&quot;, &quot;;[.J34];&quot;, &quot;;[.K34];&quot;, &quot;;[.L34];&quot;, &quot;;[.M34];&quot;, &quot;;[.N34];&quot;, &quot;;[.O34];&quot;, &quot;;[.P34];&quot;, &quot;;[.Q34];&quot;, &quot;;[.R34];&quot;, &quot;;[.S34];&quot;, &quot;;[.T34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SO-755-NX', '2016-08-05', '2016-04-11', 5, 4.9, null, 1, 5, 5, 86, null, 45.99, 1, 3, 1, 2, 1373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SO-755-NX', '2016-08-05', '2016-04-11', 5, 4.9, null, 1, 5, 5, 86, null, 45.99, 1, 3, 1, 2, 1373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SV-056-YY</text:p>
          </table:table-cell>
          <table:table-cell table:style-name="ce15" office:value-type="string" calcext:value-type="string">
            <text:p>2016-08-06</text:p>
          </table:table-cell>
          <table:table-cell office:value-type="string" calcext:value-type="string">
            <text:p>2016-03-1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6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5];&quot;', '&quot;;[.C35];&quot;', '&quot;;[.D35];&quot;', &quot;;[.E35];&quot;, &quot;;[.G35];&quot;, &quot;;[.H35];&quot;, &quot;;[.I35];&quot;, &quot;;[.J35];&quot;, &quot;;[.K35];&quot;, &quot;;[.L35];&quot;, &quot;;[.M35];&quot;, &quot;;[.N35];&quot;, &quot;;[.O35];&quot;, &quot;;[.P35];&quot;, &quot;;[.Q35];&quot;, &quot;;[.R35];&quot;, &quot;;[.S35];&quot;, &quot;;[.T35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SV-056-YY', '2016-08-06', '2016-03-11', 5, 6.0, 6, null, 3, 5, 155, null, 66.00, 2, 3, 2, 2, 1137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SV-056-YY', '2016-08-06', '2016-03-11', 5, 6.0, 6, null, 3, 5, 155, null, 66.00, 2, 3, 2, 2, 1137, 2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VI-572-MS</text:p>
          </table:table-cell>
          <table:table-cell table:style-name="ce16" office:value-type="string" calcext:value-type="string">
            <text:p>2016-08-07</text:p>
          </table:table-cell>
          <table:table-cell office:value-type="string" calcext:value-type="string">
            <text:p>2015-12-07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6];&quot;', '&quot;;[.C36];&quot;', '&quot;;[.D36];&quot;', &quot;;[.E36];&quot;, &quot;;[.G36];&quot;, &quot;;[.H36];&quot;, &quot;;[.I36];&quot;, &quot;;[.J36];&quot;, &quot;;[.K36];&quot;, &quot;;[.L36];&quot;, &quot;;[.M36];&quot;, &quot;;[.N36];&quot;, &quot;;[.O36];&quot;, &quot;;[.P36];&quot;, &quot;;[.Q36];&quot;, &quot;;[.R36];&quot;, &quot;;[.S36];&quot;, &quot;;[.T36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I-572-MS', '2016-08-07', '2015-12-07', 4, 4.9, null, 2, 5, 5, 104, null, 65.00, 4, 1, 1, 2, 222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I-572-MS', '2016-08-07', '2015-12-07', 4, 4.9, null, 2, 5, 5, 104, null, 65.00, 4, 1, 1, 2, 222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UF-752-AG</text:p>
          </table:table-cell>
          <table:table-cell table:style-name="ce15" office:value-type="string" calcext:value-type="string">
            <text:p>2016-08-07</text:p>
          </table:table-cell>
          <table:table-cell office:value-type="string" calcext:value-type="string">
            <text:p>2016-06-18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3" calcext:value-type="float">
            <text:p>130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7];&quot;', '&quot;;[.C37];&quot;', '&quot;;[.D37];&quot;', &quot;;[.E37];&quot;, &quot;;[.G37];&quot;, &quot;;[.H37];&quot;, &quot;;[.I37];&quot;, &quot;;[.J37];&quot;, &quot;;[.K37];&quot;, &quot;;[.L37];&quot;, &quot;;[.M37];&quot;, &quot;;[.N37];&quot;, &quot;;[.O37];&quot;, &quot;;[.P37];&quot;, &quot;;[.Q37];&quot;, &quot;;[.R37];&quot;, &quot;;[.S37];&quot;, &quot;;[.T37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UF-752-AG', '2016-08-07', '2016-06-18', 4, 4.1, null, 2, 5, 5, 55, null, 88.01, 5, 6, 2, 2, 1303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UF-752-AG', '2016-08-07', '2016-06-18', 4, 4.1, null, 2, 5, 5, 55, null, 88.01, 5, 6, 2, 2, 1303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VP-490-QU</text:p>
          </table:table-cell>
          <table:table-cell table:style-name="ce15" office:value-type="string" calcext:value-type="string">
            <text:p>2016-08-08</text:p>
          </table:table-cell>
          <table:table-cell office:value-type="string" calcext:value-type="string">
            <text:p>2016-06-19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8];&quot;', '&quot;;[.C38];&quot;', '&quot;;[.D38];&quot;', &quot;;[.E38];&quot;, &quot;;[.G38];&quot;, &quot;;[.H38];&quot;, &quot;;[.I38];&quot;, &quot;;[.J38];&quot;, &quot;;[.K38];&quot;, &quot;;[.L38];&quot;, &quot;;[.M38];&quot;, &quot;;[.N38];&quot;, &quot;;[.O38];&quot;, &quot;;[.P38];&quot;, &quot;;[.Q38];&quot;, &quot;;[.R38];&quot;, &quot;;[.S38];&quot;, &quot;;[.T38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P-490-QU', '2016-08-08', '2016-06-19', null, null, null, null, null, null, null, null, 15.15, 8, 6, 3, 1, 90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P-490-QU', '2016-08-08', '2016-06-19', null, null, null, null, null, null, null, null, 15.15, 8, 6, 3, 1, 90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JZ-825-QN</text:p>
          </table:table-cell>
          <table:table-cell table:style-name="ce15" office:value-type="string" calcext:value-type="string">
            <text:p>2016-08-08</text:p>
          </table:table-cell>
          <table:table-cell office:value-type="string" calcext:value-type="string">
            <text:p>2015-12-2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39];&quot;', '&quot;;[.C39];&quot;', '&quot;;[.D39];&quot;', &quot;;[.E39];&quot;, &quot;;[.G39];&quot;, &quot;;[.H39];&quot;, &quot;;[.I39];&quot;, &quot;;[.J39];&quot;, &quot;;[.K39];&quot;, &quot;;[.L39];&quot;, &quot;;[.M39];&quot;, &quot;;[.N39];&quot;, &quot;;[.O39];&quot;, &quot;;[.P39];&quot;, &quot;;[.Q39];&quot;, &quot;;[.R39];&quot;, &quot;;[.S39];&quot;, &quot;;[.T39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Z-825-QN', '2016-08-08', '2015-12-20', 4, 4.9, null, 2, 5, 5, 104, null, 65.00, 4, 1, 2, 2, 222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Z-825-QN', '2016-08-08', '2015-12-20', 4, 4.9, null, 2, 5, 5, 104, null, 65.00, 4, 1, 2, 2, 222, 1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NW-603-KU</text:p>
          </table:table-cell>
          <table:table-cell table:style-name="ce16" office:value-type="string" calcext:value-type="string">
            <text:p>2016-08-09</text:p>
          </table:table-cell>
          <table:table-cell office:value-type="string" calcext:value-type="string">
            <text:p>2016-02-2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3.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0];&quot;', '&quot;;[.C40];&quot;', '&quot;;[.D40];&quot;', &quot;;[.E40];&quot;, &quot;;[.G40];&quot;, &quot;;[.H40];&quot;, &quot;;[.I40];&quot;, &quot;;[.J40];&quot;, &quot;;[.K40];&quot;, &quot;;[.L40];&quot;, &quot;;[.M40];&quot;, &quot;;[.N40];&quot;, &quot;;[.O40];&quot;, &quot;;[.P40];&quot;, &quot;;[.Q40];&quot;, &quot;;[.R40];&quot;, &quot;;[.S40];&quot;, &quot;;[.T40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NW-603-KU', '2016-08-09', '2016-02-25', 4, 4.3, null, 1, 4, 3, 98, null, 63.00, 4, 5, 1, 1, 1141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NW-603-KU', '2016-08-09', '2016-02-25', 4, 4.3, null, 1, 4, 3, 98, null, 63.00, 4, 5, 1, 1, 1141, 3)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7,moto</text:p>
          </table:table-cell>
          <table:table-cell office:value-type="string" calcext:value-type="string">
            <text:p>HJ-087-ZP</text:p>
          </table:table-cell>
          <table:table-cell table:style-name="ce16" office:value-type="string" calcext:value-type="string">
            <text:p>2016-08-09</text:p>
          </table:table-cell>
          <table:table-cell office:value-type="string" calcext:value-type="string">
            <text:p>2016-01-16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.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80" calcext:value-type="float">
            <text:p>8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9.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6" calcext:value-type="float">
            <text:p>1616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1];&quot;', '&quot;;[.C41];&quot;', '&quot;;[.D41];&quot;', &quot;;[.E41];&quot;, &quot;;[.G41];&quot;, &quot;;[.H41];&quot;, &quot;;[.I41];&quot;, &quot;;[.J41];&quot;, &quot;;[.K41];&quot;, &quot;;[.L41];&quot;, &quot;;[.M41];&quot;, &quot;;[.N41];&quot;, &quot;;[.O41];&quot;, &quot;;[.P41];&quot;, &quot;;[.Q41];&quot;, &quot;;[.R41];&quot;, &quot;;[.S41];&quot;, &quot;;[.T41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HJ-087-ZP', '2016-08-09', '2016-01-16', 5, 3.4, null, null, null, null, 80, 471, 49.99, 7, 3, 2, 1, 1616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HJ-087-ZP', '2016-08-09', '2016-01-16', 5, 3.4, null, null, null, null, 80, 471, 49.99, 7, 3, 2, 1, 1616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JV-895-CM</text:p>
          </table:table-cell>
          <table:table-cell table:style-name="ce15" office:value-type="string" calcext:value-type="string">
            <text:p>2016-08-09</text:p>
          </table:table-cell>
          <table:table-cell office:value-type="string" calcext:value-type="string">
            <text:p>2016-02-09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2];&quot;', '&quot;;[.C42];&quot;', '&quot;;[.D42];&quot;', &quot;;[.E42];&quot;, &quot;;[.G42];&quot;, &quot;;[.H42];&quot;, &quot;;[.I42];&quot;, &quot;;[.J42];&quot;, &quot;;[.K42];&quot;, &quot;;[.L42];&quot;, &quot;;[.M42];&quot;, &quot;;[.N42];&quot;, &quot;;[.O42];&quot;, &quot;;[.P42];&quot;, &quot;;[.Q42];&quot;, &quot;;[.R42];&quot;, &quot;;[.S42];&quot;, &quot;;[.T42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V-895-CM', '2016-08-09', '2016-02-09', null, null, null, null, null, null, null, null, 16.67, 8, 6, 3, 1, 90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JV-895-CM', '2016-08-09', '2016-02-09', null, null, null, null, null, null, null, null, 16.67, 8, 6, 3, 1, 90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ZE-001-CO</text:p>
          </table:table-cell>
          <table:table-cell table:style-name="ce15" office:value-type="string" calcext:value-type="string">
            <text:p>2016-08-09</text:p>
          </table:table-cell>
          <table:table-cell office:value-type="string" calcext:value-type="string">
            <text:p>2016-02-15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3];&quot;', '&quot;;[.C43];&quot;', '&quot;;[.D43];&quot;', &quot;;[.E43];&quot;, &quot;;[.G43];&quot;, &quot;;[.H43];&quot;, &quot;;[.I43];&quot;, &quot;;[.J43];&quot;, &quot;;[.K43];&quot;, &quot;;[.L43];&quot;, &quot;;[.M43];&quot;, &quot;;[.N43];&quot;, &quot;;[.O43];&quot;, &quot;;[.P43];&quot;, &quot;;[.Q43];&quot;, &quot;;[.R43];&quot;, &quot;;[.S43];&quot;, &quot;;[.T43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E-001-CO', '2016-08-09', '2016-02-15', 9, 6.6, 12, null, 9, 9, 129, null, 50.00, 2, 4, 1, 2, 332, 4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ZE-001-CO', '2016-08-09', '2016-02-15', 9, 6.6, 12, null, 9, 9, 129, null, 50.00, 2, 4, 1, 2, 332, 4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TP-576-QV</text:p>
          </table:table-cell>
          <table:table-cell table:style-name="ce15" office:value-type="string" calcext:value-type="string">
            <text:p>2016-08-09</text:p>
          </table:table-cell>
          <table:table-cell office:value-type="string" calcext:value-type="string">
            <text:p>2016-03-22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3.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4];&quot;', '&quot;;[.C44];&quot;', '&quot;;[.D44];&quot;', &quot;;[.E44];&quot;, &quot;;[.G44];&quot;, &quot;;[.H44];&quot;, &quot;;[.I44];&quot;, &quot;;[.J44];&quot;, &quot;;[.K44];&quot;, &quot;;[.L44];&quot;, &quot;;[.M44];&quot;, &quot;;[.N44];&quot;, &quot;;[.O44];&quot;, &quot;;[.P44];&quot;, &quot;;[.Q44];&quot;, &quot;;[.R44];&quot;, &quot;;[.S44];&quot;, &quot;;[.T44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P-576-QV', '2016-08-09', '2016-03-22', 12, 18.4, null, 4, 5, 5, 245, null, 153.00, 3, 5, 1, 2, 155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P-576-QV', '2016-08-09', '2016-03-22', 12, 18.4, null, 4, 5, 5, 245, null, 153.00, 3, 5, 1, 2, 155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QQ-967-NF</text:p>
          </table:table-cell>
          <table:table-cell table:style-name="ce15" office:value-type="string" calcext:value-type="string">
            <text:p>2016-08-10</text:p>
          </table:table-cell>
          <table:table-cell office:value-type="string" calcext:value-type="string">
            <text:p>2016-01-01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6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4.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5];&quot;', '&quot;;[.C45];&quot;', '&quot;;[.D45];&quot;', &quot;;[.E45];&quot;, &quot;;[.G45];&quot;, &quot;;[.H45];&quot;, &quot;;[.I45];&quot;, &quot;;[.J45];&quot;, &quot;;[.K45];&quot;, &quot;;[.L45];&quot;, &quot;;[.M45];&quot;, &quot;;[.N45];&quot;, &quot;;[.O45];&quot;, &quot;;[.P45];&quot;, &quot;;[.Q45];&quot;, &quot;;[.R45];&quot;, &quot;;[.S45];&quot;, &quot;;[.T45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QQ-967-NF', '2016-08-10', '2016-01-01', 7, 6.1, 8, null, 3, 5, 158, null, 34.55, 2, 7, 2, 2, 256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QQ-967-NF', '2016-08-10', '2016-01-01', 7, 6.1, 8, null, 3, 5, 158, null, 34.55, 2, 7, 2, 2, 256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TG-249-RD</text:p>
          </table:table-cell>
          <table:table-cell table:style-name="ce15" office:value-type="string" calcext:value-type="string">
            <text:p>2016-08-12</text:p>
          </table:table-cell>
          <table:table-cell office:value-type="string" calcext:value-type="string">
            <text:p>2016-05-30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3.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6];&quot;', '&quot;;[.C46];&quot;', '&quot;;[.D46];&quot;', &quot;;[.E46];&quot;, &quot;;[.G46];&quot;, &quot;;[.H46];&quot;, &quot;;[.I46];&quot;, &quot;;[.J46];&quot;, &quot;;[.K46];&quot;, &quot;;[.L46];&quot;, &quot;;[.M46];&quot;, &quot;;[.N46];&quot;, &quot;;[.O46];&quot;, &quot;;[.P46];&quot;, &quot;;[.Q46];&quot;, &quot;;[.R46];&quot;, &quot;;[.S46];&quot;, &quot;;[.T46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G-249-RD', '2016-08-12', '2016-05-30', 6, 7.8, null, 4, 5, 5, 103, null, 113.99, 5, 1, 1, 2, 1223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TG-249-RD', '2016-08-12', '2016-05-30', 6, 7.8, null, 4, 5, 5, 103, null, 113.99, 5, 1, 1, 2, 1223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YF-485-AH</text:p>
          </table:table-cell>
          <table:table-cell table:style-name="ce15" office:value-type="string" calcext:value-type="string">
            <text:p>2016-08-12</text:p>
          </table:table-cell>
          <table:table-cell office:value-type="string" calcext:value-type="string">
            <text:p>2016-01-1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3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3" calcext:value-type="float">
            <text:p>122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7];&quot;', '&quot;;[.C47];&quot;', '&quot;;[.D47];&quot;', &quot;;[.E47];&quot;, &quot;;[.G47];&quot;, &quot;;[.H47];&quot;, &quot;;[.I47];&quot;, &quot;;[.J47];&quot;, &quot;;[.K47];&quot;, &quot;;[.L47];&quot;, &quot;;[.M47];&quot;, &quot;;[.N47];&quot;, &quot;;[.O47];&quot;, &quot;;[.P47];&quot;, &quot;;[.Q47];&quot;, &quot;;[.R47];&quot;, &quot;;[.S47];&quot;, &quot;;[.T47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YF-485-AH', '2016-08-12', '2016-01-15', 6, 7.8, null, 4, 5, 5, 103, null, 113.99, 5, 4, 1, 2, 1223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YF-485-AH', '2016-08-12', '2016-01-15', 6, 7.8, null, 4, 5, 5, 103, null, 113.99, 5, 4, 1, 2, 1223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NV-067-EW</text:p>
          </table:table-cell>
          <table:table-cell table:style-name="ce15" office:value-type="string" calcext:value-type="string">
            <text:p>2016-08-12</text:p>
          </table:table-cell>
          <table:table-cell office:value-type="string" calcext:value-type="string">
            <text:p>2016-01-17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8];&quot;', '&quot;;[.C48];&quot;', '&quot;;[.D48];&quot;', &quot;;[.E48];&quot;, &quot;;[.G48];&quot;, &quot;;[.H48];&quot;, &quot;;[.I48];&quot;, &quot;;[.J48];&quot;, &quot;;[.K48];&quot;, &quot;;[.L48];&quot;, &quot;;[.M48];&quot;, &quot;;[.N48];&quot;, &quot;;[.O48];&quot;, &quot;;[.P48];&quot;, &quot;;[.Q48];&quot;, &quot;;[.R48];&quot;, &quot;;[.S48];&quot;, &quot;;[.T48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NV-067-EW', '2016-08-12', '2016-01-17', null, null, null, null, null, null, null, null, 11.99, 8, 7, 3, 1, 90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NV-067-EW', '2016-08-12', '2016-01-17', null, null, null, null, null, null, null, null, 11.99, 8, 7, 3, 1, 90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VK-098-CI</text:p>
          </table:table-cell>
          <table:table-cell table:style-name="ce15" office:value-type="string" calcext:value-type="string">
            <text:p>2016-08-14</text:p>
          </table:table-cell>
          <table:table-cell office:value-type="string" calcext:value-type="string">
            <text:p>2016-02-16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49];&quot;', '&quot;;[.C49];&quot;', '&quot;;[.D49];&quot;', &quot;;[.E49];&quot;, &quot;;[.G49];&quot;, &quot;;[.H49];&quot;, &quot;;[.I49];&quot;, &quot;;[.J49];&quot;, &quot;;[.K49];&quot;, &quot;;[.L49];&quot;, &quot;;[.M49];&quot;, &quot;;[.N49];&quot;, &quot;;[.O49];&quot;, &quot;;[.P49];&quot;, &quot;;[.Q49];&quot;, &quot;;[.R49];&quot;, &quot;;[.S49];&quot;, &quot;;[.T49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K-098-CI', '2016-08-14', '2016-02-16', null, null, null, null, null, null, null, null, 15.15, 8, 6, 3, 1, 90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VK-098-CI', '2016-08-14', '2016-02-16', null, null, null, null, null, null, null, null, 15.15, 8, 6, 3, 1, 90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GS-619-RG</text:p>
          </table:table-cell>
          <table:table-cell table:style-name="ce15" office:value-type="string" calcext:value-type="string">
            <text:p>2016-08-14</text:p>
          </table:table-cell>
          <table:table-cell office:value-type="string" calcext:value-type="string">
            <text:p>2016-06-0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0];&quot;', '&quot;;[.C50];&quot;', '&quot;;[.D50];&quot;', &quot;;[.E50];&quot;, &quot;;[.G50];&quot;, &quot;;[.H50];&quot;, &quot;;[.I50];&quot;, &quot;;[.J50];&quot;, &quot;;[.K50];&quot;, &quot;;[.L50];&quot;, &quot;;[.M50];&quot;, &quot;;[.N50];&quot;, &quot;;[.O50];&quot;, &quot;;[.P50];&quot;, &quot;;[.Q50];&quot;, &quot;;[.R50];&quot;, &quot;;[.S50];&quot;, &quot;;[.T50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GS-619-RG', '2016-08-14', '2016-06-05', 4, 4.9, null, 2, 5, 5, 104, null, 65.00, 4, 4, 1, 1, 222, 5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GS-619-RG', '2016-08-14', '2016-06-05', 4, 4.9, null, 2, 5, 5, 104, null, 65.00, 4, 4, 1, 1, 222, 5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EK-889-TP</text:p>
          </table:table-cell>
          <table:table-cell table:style-name="ce15" office:value-type="string" calcext:value-type="string">
            <text:p>2016-08-15</text:p>
          </table:table-cell>
          <table:table-cell office:value-type="string" calcext:value-type="string">
            <text:p>2016-03-26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1];&quot;', '&quot;;[.C51];&quot;', '&quot;;[.D51];&quot;', &quot;;[.E51];&quot;, &quot;;[.G51];&quot;, &quot;;[.H51];&quot;, &quot;;[.I51];&quot;, &quot;;[.J51];&quot;, &quot;;[.K51];&quot;, &quot;;[.L51];&quot;, &quot;;[.M51];&quot;, &quot;;[.N51];&quot;, &quot;;[.O51];&quot;, &quot;;[.P51];&quot;, &quot;;[.Q51];&quot;, &quot;;[.R51];&quot;, &quot;;[.S51];&quot;, &quot;;[.T51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EK-889-TP', '2016-08-15', '2016-03-26', 4, 4.1, null, 2, 5, 5, 55, null, 88.01, 5, 6, 2, 2, 1303, 1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EK-889-TP', '2016-08-15', '2016-03-26', 4, 4.1, null, 2, 5, 5, 55, null, 88.01, 5, 6, 2, 2, 1303, 1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YV-928-YY</text:p>
          </table:table-cell>
          <table:table-cell table:style-name="ce15" office:value-type="string" calcext:value-type="string">
            <text:p>2016-08-15</text:p>
          </table:table-cell>
          <table:table-cell office:value-type="string" calcext:value-type="string">
            <text:p>2016-06-24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2];&quot;', '&quot;;[.C52];&quot;', '&quot;;[.D52];&quot;', &quot;;[.E52];&quot;, &quot;;[.G52];&quot;, &quot;;[.H52];&quot;, &quot;;[.I52];&quot;, &quot;;[.J52];&quot;, &quot;;[.K52];&quot;, &quot;;[.L52];&quot;, &quot;;[.M52];&quot;, &quot;;[.N52];&quot;, &quot;;[.O52];&quot;, &quot;;[.P52];&quot;, &quot;;[.Q52];&quot;, &quot;;[.R52];&quot;, &quot;;[.S52];&quot;, &quot;;[.T52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YV-928-YY', '2016-08-15', '2016-06-24', 4, 4.9, null, 2, 5, 5, 104, null, 65.00, 4, 6, 2, 2, 222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YV-928-YY', '2016-08-15', '2016-06-24', 4, 4.9, null, 2, 5, 5, 104, null, 65.00, 4, 6, 2, 2, 222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QJ-464-IK</text:p>
          </table:table-cell>
          <table:table-cell table:style-name="ce15" office:value-type="string" calcext:value-type="string">
            <text:p>2016-08-15</text:p>
          </table:table-cell>
          <table:table-cell office:value-type="string" calcext:value-type="string">
            <text:p>2016-04-29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6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2.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3];&quot;', '&quot;;[.C53];&quot;', '&quot;;[.D53];&quot;', &quot;;[.E53];&quot;, &quot;;[.G53];&quot;, &quot;;[.H53];&quot;, &quot;;[.I53];&quot;, &quot;;[.J53];&quot;, &quot;;[.K53];&quot;, &quot;;[.L53];&quot;, &quot;;[.M53];&quot;, &quot;;[.N53];&quot;, &quot;;[.O53];&quot;, &quot;;[.P53];&quot;, &quot;;[.Q53];&quot;, &quot;;[.R53];&quot;, &quot;;[.S53];&quot;, &quot;;[.T53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QJ-464-IK', '2016-08-15', '2016-04-29', 8, 6.6, 11, null, 3, 5, 192, null, 52.29, 2, 1, 1, 2, 1093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QJ-464-IK', '2016-08-15', '2016-04-29', 8, 6.6, 11, null, 3, 5, 192, null, 52.29, 2, 1, 1, 2, 1093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ER-960-UO</text:p>
          </table:table-cell>
          <table:table-cell table:style-name="ce15" office:value-type="string" calcext:value-type="string">
            <text:p>2016-08-15</text:p>
          </table:table-cell>
          <table:table-cell office:value-type="string" calcext:value-type="string">
            <text:p>2016-06-30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3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4];&quot;', '&quot;;[.C54];&quot;', '&quot;;[.D54];&quot;', &quot;;[.E54];&quot;, &quot;;[.G54];&quot;, &quot;;[.H54];&quot;, &quot;;[.I54];&quot;, &quot;;[.J54];&quot;, &quot;;[.K54];&quot;, &quot;;[.L54];&quot;, &quot;;[.M54];&quot;, &quot;;[.N54];&quot;, &quot;;[.O54];&quot;, &quot;;[.P54];&quot;, &quot;;[.Q54];&quot;, &quot;;[.R54];&quot;, &quot;;[.S54];&quot;, &quot;;[.T5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XT-389-BJ</text:p>
          </table:table-cell>
          <table:table-cell table:style-name="ce15" office:value-type="string" calcext:value-type="string">
            <text:p>2016-08-15</text:p>
          </table:table-cell>
          <table:table-cell office:value-type="string" calcext:value-type="string">
            <text:p>2016-04-13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3.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3" calcext:value-type="float">
            <text:p>122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5];&quot;', '&quot;;[.C55];&quot;', '&quot;;[.D55];&quot;', &quot;;[.E55];&quot;, &quot;;[.G55];&quot;, &quot;;[.H55];&quot;, &quot;;[.I55];&quot;, &quot;;[.J55];&quot;, &quot;;[.K55];&quot;, &quot;;[.L55];&quot;, &quot;;[.M55];&quot;, &quot;;[.N55];&quot;, &quot;;[.O55];&quot;, &quot;;[.P55];&quot;, &quot;;[.Q55];&quot;, &quot;;[.R55];&quot;, &quot;;[.S55];&quot;, &quot;;[.T55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XC-810-EM</text:p>
          </table:table-cell>
          <table:table-cell table:style-name="ce16" office:value-type="string" calcext:value-type="string">
            <text:p>2016-08-16</text:p>
          </table:table-cell>
          <table:table-cell office:value-type="string" calcext:value-type="string">
            <text:p>2016-04-18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6];&quot;', '&quot;;[.C56];&quot;', '&quot;;[.D56];&quot;', &quot;;[.E56];&quot;, &quot;;[.G56];&quot;, &quot;;[.H56];&quot;, &quot;;[.I56];&quot;, &quot;;[.J56];&quot;, &quot;;[.K56];&quot;, &quot;;[.L56];&quot;, &quot;;[.M56];&quot;, &quot;;[.N56];&quot;, &quot;;[.O56];&quot;, &quot;;[.P56];&quot;, &quot;;[.Q56];&quot;, &quot;;[.R56];&quot;, &quot;;[.S56];&quot;, &quot;;[.T5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WJ-222-KB</text:p>
          </table:table-cell>
          <table:table-cell table:style-name="ce15" office:value-type="string" calcext:value-type="string">
            <text:p>2016-08-17</text:p>
          </table:table-cell>
          <table:table-cell office:value-type="string" calcext:value-type="string">
            <text:p>2016-06-1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29.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7];&quot;', '&quot;;[.C57];&quot;', '&quot;;[.D57];&quot;', &quot;;[.E57];&quot;, &quot;;[.G57];&quot;, &quot;;[.H57];&quot;, &quot;;[.I57];&quot;, &quot;;[.J57];&quot;, &quot;;[.K57];&quot;, &quot;;[.L57];&quot;, &quot;;[.M57];&quot;, &quot;;[.N57];&quot;, &quot;;[.O57];&quot;, &quot;;[.P57];&quot;, &quot;;[.Q57];&quot;, &quot;;[.R57];&quot;, &quot;;[.S57];&quot;, &quot;;[.T57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J-222-KB', '2016-08-17', '2016-06-12', 10, 6.4, null, 3, 5, 2, 131, null, 229.55, 6, 4, 1, 2, 46, 2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WJ-222-KB', '2016-08-17', '2016-06-12', 10, 6.4, null, 3, 5, 2, 131, null, 229.55, 6, 4, 1, 2, 46, 2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QL-814-MX</text:p>
          </table:table-cell>
          <table:table-cell table:style-name="ce15" office:value-type="string" calcext:value-type="string">
            <text:p>2016-08-19</text:p>
          </table:table-cell>
          <table:table-cell office:value-type="string" calcext:value-type="string">
            <text:p>2016-04-21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0.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8];&quot;', '&quot;;[.C58];&quot;', '&quot;;[.D58];&quot;', &quot;;[.E58];&quot;, &quot;;[.G58];&quot;, &quot;;[.H58];&quot;, &quot;;[.I58];&quot;, &quot;;[.J58];&quot;, &quot;;[.K58];&quot;, &quot;;[.L58];&quot;, &quot;;[.M58];&quot;, &quot;;[.N58];&quot;, &quot;;[.O58];&quot;, &quot;;[.P58];&quot;, &quot;;[.Q58];&quot;, &quot;;[.R58];&quot;, &quot;;[.S58];&quot;, &quot;;[.T5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DP-550-RH</text:p>
          </table:table-cell>
          <table:table-cell table:style-name="ce15" office:value-type="string" calcext:value-type="string">
            <text:p>2016-08-20</text:p>
          </table:table-cell>
          <table:table-cell office:value-type="string" calcext:value-type="string">
            <text:p>2016-04-06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3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59];&quot;', '&quot;;[.C59];&quot;', '&quot;;[.D59];&quot;', &quot;;[.E59];&quot;, &quot;;[.G59];&quot;, &quot;;[.H59];&quot;, &quot;;[.I59];&quot;, &quot;;[.J59];&quot;, &quot;;[.K59];&quot;, &quot;;[.L59];&quot;, &quot;;[.M59];&quot;, &quot;;[.N59];&quot;, &quot;;[.O59];&quot;, &quot;;[.P59];&quot;, &quot;;[.Q59];&quot;, &quot;;[.R59];&quot;, &quot;;[.S59];&quot;, &quot;;[.T5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AQ-590-BA</text:p>
          </table:table-cell>
          <table:table-cell table:style-name="ce15" office:value-type="string" calcext:value-type="string">
            <text:p>2016-08-21</text:p>
          </table:table-cell>
          <table:table-cell office:value-type="string" calcext:value-type="string">
            <text:p>2016-04-17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4.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0];&quot;', '&quot;;[.C60];&quot;', '&quot;;[.D60];&quot;', &quot;;[.E60];&quot;, &quot;;[.G60];&quot;, &quot;;[.H60];&quot;, &quot;;[.I60];&quot;, &quot;;[.J60];&quot;, &quot;;[.K60];&quot;, &quot;;[.L60];&quot;, &quot;;[.M60];&quot;, &quot;;[.N60];&quot;, &quot;;[.O60];&quot;, &quot;;[.P60];&quot;, &quot;;[.Q60];&quot;, &quot;;[.R60];&quot;, &quot;;[.S60];&quot;, &quot;;[.T6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CB-625-ZE</text:p>
          </table:table-cell>
          <table:table-cell table:style-name="ce15" office:value-type="string" calcext:value-type="string">
            <text:p>2016-08-22</text:p>
          </table:table-cell>
          <table:table-cell office:value-type="string" calcext:value-type="string">
            <text:p>2016-04-26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1];&quot;', '&quot;;[.C61];&quot;', '&quot;;[.D61];&quot;', &quot;;[.E61];&quot;, &quot;;[.G61];&quot;, &quot;;[.H61];&quot;, &quot;;[.I61];&quot;, &quot;;[.J61];&quot;, &quot;;[.K61];&quot;, &quot;;[.L61];&quot;, &quot;;[.M61];&quot;, &quot;;[.N61];&quot;, &quot;;[.O61];&quot;, &quot;;[.P61];&quot;, &quot;;[.Q61];&quot;, &quot;;[.R61];&quot;, &quot;;[.S61];&quot;, &quot;;[.T6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EL-006-KY</text:p>
          </table:table-cell>
          <table:table-cell table:style-name="ce15" office:value-type="string" calcext:value-type="string">
            <text:p>2016-08-22</text:p>
          </table:table-cell>
          <table:table-cell office:value-type="string" calcext:value-type="string">
            <text:p>2016-01-03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2];&quot;', '&quot;;[.C62];&quot;', '&quot;;[.D62];&quot;', &quot;;[.E62];&quot;, &quot;;[.G62];&quot;, &quot;;[.H62];&quot;, &quot;;[.I62];&quot;, &quot;;[.J62];&quot;, &quot;;[.K62];&quot;, &quot;;[.L62];&quot;, &quot;;[.M62];&quot;, &quot;;[.N62];&quot;, &quot;;[.O62];&quot;, &quot;;[.P62];&quot;, &quot;;[.Q62];&quot;, &quot;;[.R62];&quot;, &quot;;[.S62];&quot;, &quot;;[.T62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DV-149-JA</text:p>
          </table:table-cell>
          <table:table-cell table:style-name="ce16" office:value-type="string" calcext:value-type="string">
            <text:p>2016-08-23</text:p>
          </table:table-cell>
          <table:table-cell office:value-type="string" calcext:value-type="string">
            <text:p>2016-06-16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3" calcext:value-type="float">
            <text:p>137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3];&quot;', '&quot;;[.C63];&quot;', '&quot;;[.D63];&quot;', &quot;;[.E63];&quot;, &quot;;[.G63];&quot;, &quot;;[.H63];&quot;, &quot;;[.I63];&quot;, &quot;;[.J63];&quot;, &quot;;[.K63];&quot;, &quot;;[.L63];&quot;, &quot;;[.M63];&quot;, &quot;;[.N63];&quot;, &quot;;[.O63];&quot;, &quot;;[.P63];&quot;, &quot;;[.Q63];&quot;, &quot;;[.R63];&quot;, &quot;;[.S63];&quot;, &quot;;[.T6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YU-522-SV</text:p>
          </table:table-cell>
          <table:table-cell table:style-name="ce15" office:value-type="string" calcext:value-type="string">
            <text:p>2016-08-23</text:p>
          </table:table-cell>
          <table:table-cell office:value-type="string" calcext:value-type="string">
            <text:p>2016-03-28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3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4];&quot;', '&quot;;[.C64];&quot;', '&quot;;[.D64];&quot;', &quot;;[.E64];&quot;, &quot;;[.G64];&quot;, &quot;;[.H64];&quot;, &quot;;[.I64];&quot;, &quot;;[.J64];&quot;, &quot;;[.K64];&quot;, &quot;;[.L64];&quot;, &quot;;[.M64];&quot;, &quot;;[.N64];&quot;, &quot;;[.O64];&quot;, &quot;;[.P64];&quot;, &quot;;[.Q64];&quot;, &quot;;[.R64];&quot;, &quot;;[.S64];&quot;, &quot;;[.T64];&quot;);&quot;)" office:value-type="string" office:string-value="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YU-522-SV', '2016-08-23', '2016-03-28', 12, 18.4, null, 4, 5, 5, 245, null, 153.00, 3, 4, 1, 2, 155, 3);" calcext:value-type="string">
            <text:p>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YU-522-SV', '2016-08-23', '2016-03-28', 12, 18.4, null, 4, 5, 5, 245, null, 153.00, 3, 4, 1, 2, 155, 3);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VV-744-ZQ</text:p>
          </table:table-cell>
          <table:table-cell table:style-name="ce15" office:value-type="string" calcext:value-type="string">
            <text:p>2016-08-24</text:p>
          </table:table-cell>
          <table:table-cell office:value-type="string" calcext:value-type="string">
            <text:p>2016-01-2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5];&quot;', '&quot;;[.C65];&quot;', '&quot;;[.D65];&quot;', &quot;;[.E65];&quot;, &quot;;[.G65];&quot;, &quot;;[.H65];&quot;, &quot;;[.I65];&quot;, &quot;;[.J65];&quot;, &quot;;[.K65];&quot;, &quot;;[.L65];&quot;, &quot;;[.M65];&quot;, &quot;;[.N65];&quot;, &quot;;[.O65];&quot;, &quot;;[.P65];&quot;, &quot;;[.Q65];&quot;, &quot;;[.R65];&quot;, &quot;;[.S65];&quot;, &quot;;[.T65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DA-321-ZO</text:p>
          </table:table-cell>
          <table:table-cell table:style-name="ce16" office:value-type="string" calcext:value-type="string">
            <text:p>2016-08-25</text:p>
          </table:table-cell>
          <table:table-cell office:value-type="string" calcext:value-type="string">
            <text:p>2016-02-01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3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23" calcext:value-type="float">
            <text:p>1223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6];&quot;', '&quot;;[.C66];&quot;', '&quot;;[.D66];&quot;', &quot;;[.E66];&quot;, &quot;;[.G66];&quot;, &quot;;[.H66];&quot;, &quot;;[.I66];&quot;, &quot;;[.J66];&quot;, &quot;;[.K66];&quot;, &quot;;[.L66];&quot;, &quot;;[.M66];&quot;, &quot;;[.N66];&quot;, &quot;;[.O66];&quot;, &quot;;[.P66];&quot;, &quot;;[.Q66];&quot;, &quot;;[.R66];&quot;, &quot;;[.S66];&quot;, &quot;;[.T66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CR-590-OY</text:p>
          </table:table-cell>
          <table:table-cell table:style-name="ce16" office:value-type="string" calcext:value-type="string">
            <text:p>2016-08-25</text:p>
          </table:table-cell>
          <table:table-cell office:value-type="string" calcext:value-type="string">
            <text:p>2016-04-0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7];&quot;', '&quot;;[.C67];&quot;', '&quot;;[.D67];&quot;', &quot;;[.E67];&quot;, &quot;;[.G67];&quot;, &quot;;[.H67];&quot;, &quot;;[.I67];&quot;, &quot;;[.J67];&quot;, &quot;;[.K67];&quot;, &quot;;[.L67];&quot;, &quot;;[.M67];&quot;, &quot;;[.N67];&quot;, &quot;;[.O67];&quot;, &quot;;[.P67];&quot;, &quot;;[.Q67];&quot;, &quot;;[.R67];&quot;, &quot;;[.S67];&quot;, &quot;;[.T6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PQ-617-PE</text:p>
          </table:table-cell>
          <table:table-cell table:style-name="ce16" office:value-type="string" calcext:value-type="string">
            <text:p>2016-08-25</text:p>
          </table:table-cell>
          <table:table-cell office:value-type="string" calcext:value-type="string">
            <text:p>2015-12-25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5.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8];&quot;', '&quot;;[.C68];&quot;', '&quot;;[.D68];&quot;', &quot;;[.E68];&quot;, &quot;;[.G68];&quot;, &quot;;[.H68];&quot;, &quot;;[.I68];&quot;, &quot;;[.J68];&quot;, &quot;;[.K68];&quot;, &quot;;[.L68];&quot;, &quot;;[.M68];&quot;, &quot;;[.N68];&quot;, &quot;;[.O68];&quot;, &quot;;[.P68];&quot;, &quot;;[.Q68];&quot;, &quot;;[.R68];&quot;, &quot;;[.S68];&quot;, &quot;;[.T68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MM-127-UC</text:p>
          </table:table-cell>
          <table:table-cell table:style-name="ce16" office:value-type="string" calcext:value-type="string">
            <text:p>2016-08-26</text:p>
          </table:table-cell>
          <table:table-cell office:value-type="string" calcext:value-type="string">
            <text:p>2016-07-13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53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69];&quot;', '&quot;;[.C69];&quot;', '&quot;;[.D69];&quot;', &quot;;[.E69];&quot;, &quot;;[.G69];&quot;, &quot;;[.H69];&quot;, &quot;;[.I69];&quot;, &quot;;[.J69];&quot;, &quot;;[.K69];&quot;, &quot;;[.L69];&quot;, &quot;;[.M69];&quot;, &quot;;[.N69];&quot;, &quot;;[.O69];&quot;, &quot;;[.P69];&quot;, &quot;;[.Q69];&quot;, &quot;;[.R69];&quot;, &quot;;[.S69];&quot;, &quot;;[.T6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AO-822-JE</text:p>
          </table:table-cell>
          <table:table-cell table:style-name="ce15" office:value-type="string" calcext:value-type="string">
            <text:p>2016-08-26</text:p>
          </table:table-cell>
          <table:table-cell office:value-type="string" calcext:value-type="string">
            <text:p>2016-02-12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13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3" calcext:value-type="float">
            <text:p>122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0];&quot;', '&quot;;[.C70];&quot;', '&quot;;[.D70];&quot;', &quot;;[.E70];&quot;, &quot;;[.G70];&quot;, &quot;;[.H70];&quot;, &quot;;[.I70];&quot;, &quot;;[.J70];&quot;, &quot;;[.K70];&quot;, &quot;;[.L70];&quot;, &quot;;[.M70];&quot;, &quot;;[.N70];&quot;, &quot;;[.O70];&quot;, &quot;;[.P70];&quot;, &quot;;[.Q70];&quot;, &quot;;[.R70];&quot;, &quot;;[.S70];&quot;, &quot;;[.T7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GU-775-BB</text:p>
          </table:table-cell>
          <table:table-cell table:style-name="ce15" office:value-type="string" calcext:value-type="string">
            <text:p>2016-08-27</text:p>
          </table:table-cell>
          <table:table-cell office:value-type="string" calcext:value-type="string">
            <text:p>2016-03-14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1];&quot;', '&quot;;[.C71];&quot;', '&quot;;[.D71];&quot;', &quot;;[.E71];&quot;, &quot;;[.G71];&quot;, &quot;;[.H71];&quot;, &quot;;[.I71];&quot;, &quot;;[.J71];&quot;, &quot;;[.K71];&quot;, &quot;;[.L71];&quot;, &quot;;[.M71];&quot;, &quot;;[.N71];&quot;, &quot;;[.O71];&quot;, &quot;;[.P71];&quot;, &quot;;[.Q71];&quot;, &quot;;[.R71];&quot;, &quot;;[.S71];&quot;, &quot;;[.T7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IN-882-RE</text:p>
          </table:table-cell>
          <table:table-cell table:style-name="ce15" office:value-type="string" calcext:value-type="string">
            <text:p>2016-08-27</text:p>
          </table:table-cell>
          <table:table-cell office:value-type="string" calcext:value-type="string">
            <text:p>2016-04-29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8.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2];&quot;', '&quot;;[.C72];&quot;', '&quot;;[.D72];&quot;', &quot;;[.E72];&quot;, &quot;;[.G72];&quot;, &quot;;[.H72];&quot;, &quot;;[.I72];&quot;, &quot;;[.J72];&quot;, &quot;;[.K72];&quot;, &quot;;[.L72];&quot;, &quot;;[.M72];&quot;, &quot;;[.N72];&quot;, &quot;;[.O72];&quot;, &quot;;[.P72];&quot;, &quot;;[.Q72];&quot;, &quot;;[.R72];&quot;, &quot;;[.S72];&quot;, &quot;;[.T7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OQ-318-WC</text:p>
          </table:table-cell>
          <table:table-cell table:style-name="ce15" office:value-type="string" calcext:value-type="string">
            <text:p>2016-08-27</text:p>
          </table:table-cell>
          <table:table-cell office:value-type="string" calcext:value-type="string">
            <text:p>2016-07-1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3];&quot;', '&quot;;[.C73];&quot;', '&quot;;[.D73];&quot;', &quot;;[.E73];&quot;, &quot;;[.G73];&quot;, &quot;;[.H73];&quot;, &quot;;[.I73];&quot;, &quot;;[.J73];&quot;, &quot;;[.K73];&quot;, &quot;;[.L73];&quot;, &quot;;[.M73];&quot;, &quot;;[.N73];&quot;, &quot;;[.O73];&quot;, &quot;;[.P73];&quot;, &quot;;[.Q73];&quot;, &quot;;[.R73];&quot;, &quot;;[.S73];&quot;, &quot;;[.T7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EH-543-SY</text:p>
          </table:table-cell>
          <table:table-cell table:style-name="ce15" office:value-type="string" calcext:value-type="string">
            <text:p>2016-08-27</text:p>
          </table:table-cell>
          <table:table-cell office:value-type="string" calcext:value-type="string">
            <text:p>2016-05-17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4];&quot;', '&quot;;[.C74];&quot;', '&quot;;[.D74];&quot;', &quot;;[.E74];&quot;, &quot;;[.G74];&quot;, &quot;;[.H74];&quot;, &quot;;[.I74];&quot;, &quot;;[.J74];&quot;, &quot;;[.K74];&quot;, &quot;;[.L74];&quot;, &quot;;[.M74];&quot;, &quot;;[.N74];&quot;, &quot;;[.O74];&quot;, &quot;;[.P74];&quot;, &quot;;[.Q74];&quot;, &quot;;[.R74];&quot;, &quot;;[.S74];&quot;, &quot;;[.T7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EE-313-BW</text:p>
          </table:table-cell>
          <table:table-cell table:style-name="ce15" office:value-type="string" calcext:value-type="string">
            <text:p>2016-08-27</text:p>
          </table:table-cell>
          <table:table-cell office:value-type="string" calcext:value-type="string">
            <text:p>2016-06-2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5];&quot;', '&quot;;[.C75];&quot;', '&quot;;[.D75];&quot;', &quot;;[.E75];&quot;, &quot;;[.G75];&quot;, &quot;;[.H75];&quot;, &quot;;[.I75];&quot;, &quot;;[.J75];&quot;, &quot;;[.K75];&quot;, &quot;;[.L75];&quot;, &quot;;[.M75];&quot;, &quot;;[.N75];&quot;, &quot;;[.O75];&quot;, &quot;;[.P75];&quot;, &quot;;[.Q75];&quot;, &quot;;[.R75];&quot;, &quot;;[.S75];&quot;, &quot;;[.T7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PM-491-SJ</text:p>
          </table:table-cell>
          <table:table-cell table:style-name="ce15" office:value-type="string" calcext:value-type="string">
            <text:p>2016-08-28</text:p>
          </table:table-cell>
          <table:table-cell office:value-type="string" calcext:value-type="string">
            <text:p>2016-02-2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6];&quot;', '&quot;;[.C76];&quot;', '&quot;;[.D76];&quot;', &quot;;[.E76];&quot;, &quot;;[.G76];&quot;, &quot;;[.H76];&quot;, &quot;;[.I76];&quot;, &quot;;[.J76];&quot;, &quot;;[.K76];&quot;, &quot;;[.L76];&quot;, &quot;;[.M76];&quot;, &quot;;[.N76];&quot;, &quot;;[.O76];&quot;, &quot;;[.P76];&quot;, &quot;;[.Q76];&quot;, &quot;;[.R76];&quot;, &quot;;[.S76];&quot;, &quot;;[.T7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QN-627-JV</text:p>
          </table:table-cell>
          <table:table-cell table:style-name="ce15" office:value-type="string" calcext:value-type="string">
            <text:p>2016-08-30</text:p>
          </table:table-cell>
          <table:table-cell office:value-type="string" calcext:value-type="string">
            <text:p>2016-03-09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.1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10" calcext:value-type="float">
            <text:p>11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79.9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7];&quot;', '&quot;;[.C77];&quot;', '&quot;;[.D77];&quot;', &quot;;[.E77];&quot;, &quot;;[.G77];&quot;, &quot;;[.H77];&quot;, &quot;;[.I77];&quot;, &quot;;[.J77];&quot;, &quot;;[.K77];&quot;, &quot;;[.L77];&quot;, &quot;;[.M77];&quot;, &quot;;[.N77];&quot;, &quot;;[.O77];&quot;, &quot;;[.P77];&quot;, &quot;;[.Q77];&quot;, &quot;;[.R77];&quot;, &quot;;[.S77];&quot;, &quot;;[.T7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MB-166-HR</text:p>
          </table:table-cell>
          <table:table-cell table:style-name="ce15" office:value-type="string" calcext:value-type="string">
            <text:p>2016-08-31</text:p>
          </table:table-cell>
          <table:table-cell office:value-type="string" calcext:value-type="string">
            <text:p>2016-01-0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8];&quot;', '&quot;;[.C78];&quot;', '&quot;;[.D78];&quot;', &quot;;[.E78];&quot;, &quot;;[.G78];&quot;, &quot;;[.H78];&quot;, &quot;;[.I78];&quot;, &quot;;[.J78];&quot;, &quot;;[.K78];&quot;, &quot;;[.L78];&quot;, &quot;;[.M78];&quot;, &quot;;[.N78];&quot;, &quot;;[.O78];&quot;, &quot;;[.P78];&quot;, &quot;;[.Q78];&quot;, &quot;;[.R78];&quot;, &quot;;[.S78];&quot;, &quot;;[.T7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KS-473-BK</text:p>
          </table:table-cell>
          <table:table-cell table:style-name="ce15" office:value-type="string" calcext:value-type="string">
            <text:p>2016-08-31</text:p>
          </table:table-cell>
          <table:table-cell office:value-type="string" calcext:value-type="string">
            <text:p>2016-04-17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.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79];&quot;', '&quot;;[.C79];&quot;', '&quot;;[.D79];&quot;', &quot;;[.E79];&quot;, &quot;;[.G79];&quot;, &quot;;[.H79];&quot;, &quot;;[.I79];&quot;, &quot;;[.J79];&quot;, &quot;;[.K79];&quot;, &quot;;[.L79];&quot;, &quot;;[.M79];&quot;, &quot;;[.N79];&quot;, &quot;;[.O79];&quot;, &quot;;[.P79];&quot;, &quot;;[.Q79];&quot;, &quot;;[.R79];&quot;, &quot;;[.S79];&quot;, &quot;;[.T7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OB-062-ZN</text:p>
          </table:table-cell>
          <table:table-cell table:style-name="ce15" office:value-type="string" calcext:value-type="string">
            <text:p>2016-09-01</text:p>
          </table:table-cell>
          <table:table-cell office:value-type="string" calcext:value-type="string">
            <text:p>2016-01-23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5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0];&quot;', '&quot;;[.C80];&quot;', '&quot;;[.D80];&quot;', &quot;;[.E80];&quot;, &quot;;[.G80];&quot;, &quot;;[.H80];&quot;, &quot;;[.I80];&quot;, &quot;;[.J80];&quot;, &quot;;[.K80];&quot;, &quot;;[.L80];&quot;, &quot;;[.M80];&quot;, &quot;;[.N80];&quot;, &quot;;[.O80];&quot;, &quot;;[.P80];&quot;, &quot;;[.Q80];&quot;, &quot;;[.R80];&quot;, &quot;;[.S80];&quot;, &quot;;[.T8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ML-676-RV</text:p>
          </table:table-cell>
          <table:table-cell table:style-name="ce15" office:value-type="string" calcext:value-type="string">
            <text:p>2016-09-01</text:p>
          </table:table-cell>
          <table:table-cell office:value-type="string" calcext:value-type="string">
            <text:p>2016-05-1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1];&quot;', '&quot;;[.C81];&quot;', '&quot;;[.D81];&quot;', &quot;;[.E81];&quot;, &quot;;[.G81];&quot;, &quot;;[.H81];&quot;, &quot;;[.I81];&quot;, &quot;;[.J81];&quot;, &quot;;[.K81];&quot;, &quot;;[.L81];&quot;, &quot;;[.M81];&quot;, &quot;;[.N81];&quot;, &quot;;[.O81];&quot;, &quot;;[.P81];&quot;, &quot;;[.Q81];&quot;, &quot;;[.R81];&quot;, &quot;;[.S81];&quot;, &quot;;[.T8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BD-794-OC</text:p>
          </table:table-cell>
          <table:table-cell table:style-name="ce15" office:value-type="string" calcext:value-type="string">
            <text:p>2016-09-03</text:p>
          </table:table-cell>
          <table:table-cell office:value-type="string" calcext:value-type="string">
            <text:p>2016-07-21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4.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2];&quot;', '&quot;;[.C82];&quot;', '&quot;;[.D82];&quot;', &quot;;[.E82];&quot;, &quot;;[.G82];&quot;, &quot;;[.H82];&quot;, &quot;;[.I82];&quot;, &quot;;[.J82];&quot;, &quot;;[.K82];&quot;, &quot;;[.L82];&quot;, &quot;;[.M82];&quot;, &quot;;[.N82];&quot;, &quot;;[.O82];&quot;, &quot;;[.P82];&quot;, &quot;;[.Q82];&quot;, &quot;;[.R82];&quot;, &quot;;[.S82];&quot;, &quot;;[.T8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IR-351-SL</text:p>
          </table:table-cell>
          <table:table-cell table:style-name="ce15" office:value-type="string" calcext:value-type="string">
            <text:p>2016-09-03</text:p>
          </table:table-cell>
          <table:table-cell office:value-type="string" calcext:value-type="string">
            <text:p>2016-04-18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3];&quot;', '&quot;;[.C83];&quot;', '&quot;;[.D83];&quot;', &quot;;[.E83];&quot;, &quot;;[.G83];&quot;, &quot;;[.H83];&quot;, &quot;;[.I83];&quot;, &quot;;[.J83];&quot;, &quot;;[.K83];&quot;, &quot;;[.L83];&quot;, &quot;;[.M83];&quot;, &quot;;[.N83];&quot;, &quot;;[.O83];&quot;, &quot;;[.P83];&quot;, &quot;;[.Q83];&quot;, &quot;;[.R83];&quot;, &quot;;[.S83];&quot;, &quot;;[.T8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GB-407-AI</text:p>
          </table:table-cell>
          <table:table-cell table:style-name="ce15" office:value-type="string" calcext:value-type="string">
            <text:p>2016-09-03</text:p>
          </table:table-cell>
          <table:table-cell office:value-type="string" calcext:value-type="string">
            <text:p>2015-12-30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5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4];&quot;', '&quot;;[.C84];&quot;', '&quot;;[.D84];&quot;', &quot;;[.E84];&quot;, &quot;;[.G84];&quot;, &quot;;[.H84];&quot;, &quot;;[.I84];&quot;, &quot;;[.J84];&quot;, &quot;;[.K84];&quot;, &quot;;[.L84];&quot;, &quot;;[.M84];&quot;, &quot;;[.N84];&quot;, &quot;;[.O84];&quot;, &quot;;[.P84];&quot;, &quot;;[.Q84];&quot;, &quot;;[.R84];&quot;, &quot;;[.S84];&quot;, &quot;;[.T8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CY-328-NH</text:p>
          </table:table-cell>
          <table:table-cell table:style-name="ce15" office:value-type="string" calcext:value-type="string">
            <text:p>2016-09-04</text:p>
          </table:table-cell>
          <table:table-cell office:value-type="string" calcext:value-type="string">
            <text:p>2016-05-09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5];&quot;', '&quot;;[.C85];&quot;', '&quot;;[.D85];&quot;', &quot;;[.E85];&quot;, &quot;;[.G85];&quot;, &quot;;[.H85];&quot;, &quot;;[.I85];&quot;, &quot;;[.J85];&quot;, &quot;;[.K85];&quot;, &quot;;[.L85];&quot;, &quot;;[.M85];&quot;, &quot;;[.N85];&quot;, &quot;;[.O85];&quot;, &quot;;[.P85];&quot;, &quot;;[.Q85];&quot;, &quot;;[.R85];&quot;, &quot;;[.S85];&quot;, &quot;;[.T85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GG-771-FM</text:p>
          </table:table-cell>
          <table:table-cell table:style-name="ce16" office:value-type="string" calcext:value-type="string">
            <text:p>2016-09-05</text:p>
          </table:table-cell>
          <table:table-cell office:value-type="string" calcext:value-type="string">
            <text:p>2016-07-0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6];&quot;', '&quot;;[.C86];&quot;', '&quot;;[.D86];&quot;', &quot;;[.E86];&quot;, &quot;;[.G86];&quot;, &quot;;[.H86];&quot;, &quot;;[.I86];&quot;, &quot;;[.J86];&quot;, &quot;;[.K86];&quot;, &quot;;[.L86];&quot;, &quot;;[.M86];&quot;, &quot;;[.N86];&quot;, &quot;;[.O86];&quot;, &quot;;[.P86];&quot;, &quot;;[.Q86];&quot;, &quot;;[.R86];&quot;, &quot;;[.S86];&quot;, &quot;;[.T86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YV-387-IS</text:p>
          </table:table-cell>
          <table:table-cell table:style-name="ce16" office:value-type="string" calcext:value-type="string">
            <text:p>2016-09-05</text:p>
          </table:table-cell>
          <table:table-cell office:value-type="string" calcext:value-type="string">
            <text:p>2016-04-22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8.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7];&quot;', '&quot;;[.C87];&quot;', '&quot;;[.D87];&quot;', &quot;;[.E87];&quot;, &quot;;[.G87];&quot;, &quot;;[.H87];&quot;, &quot;;[.I87];&quot;, &quot;;[.J87];&quot;, &quot;;[.K87];&quot;, &quot;;[.L87];&quot;, &quot;;[.M87];&quot;, &quot;;[.N87];&quot;, &quot;;[.O87];&quot;, &quot;;[.P87];&quot;, &quot;;[.Q87];&quot;, &quot;;[.R87];&quot;, &quot;;[.S87];&quot;, &quot;;[.T8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VO-309-LD</text:p>
          </table:table-cell>
          <table:table-cell table:style-name="ce16" office:value-type="string" calcext:value-type="string">
            <text:p>2016-09-06</text:p>
          </table:table-cell>
          <table:table-cell office:value-type="string" calcext:value-type="string">
            <text:p>2016-06-04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4.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8];&quot;', '&quot;;[.C88];&quot;', '&quot;;[.D88];&quot;', &quot;;[.E88];&quot;, &quot;;[.G88];&quot;, &quot;;[.H88];&quot;, &quot;;[.I88];&quot;, &quot;;[.J88];&quot;, &quot;;[.K88];&quot;, &quot;;[.L88];&quot;, &quot;;[.M88];&quot;, &quot;;[.N88];&quot;, &quot;;[.O88];&quot;, &quot;;[.P88];&quot;, &quot;;[.Q88];&quot;, &quot;;[.R88];&quot;, &quot;;[.S88];&quot;, &quot;;[.T88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8, velo</text:p>
          </table:table-cell>
          <table:table-cell office:value-type="string" calcext:value-type="string">
            <text:p>ZU-210-KO</text:p>
          </table:table-cell>
          <table:table-cell table:style-name="ce16" office:value-type="string" calcext:value-type="string">
            <text:p>2016-09-10</text:p>
          </table:table-cell>
          <table:table-cell office:value-type="string" calcext:value-type="string">
            <text:p>2016-04-27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89];&quot;', '&quot;;[.C89];&quot;', '&quot;;[.D89];&quot;', &quot;;[.E89];&quot;, &quot;;[.G89];&quot;, &quot;;[.H89];&quot;, &quot;;[.I89];&quot;, &quot;;[.J89];&quot;, &quot;;[.K89];&quot;, &quot;;[.L89];&quot;, &quot;;[.M89];&quot;, &quot;;[.N89];&quot;, &quot;;[.O89];&quot;, &quot;;[.P89];&quot;, &quot;;[.Q89];&quot;, &quot;;[.R89];&quot;, &quot;;[.S89];&quot;, &quot;;[.T8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XE-066-KN</text:p>
          </table:table-cell>
          <table:table-cell table:style-name="ce15" office:value-type="string" calcext:value-type="string">
            <text:p>2016-09-11</text:p>
          </table:table-cell>
          <table:table-cell office:value-type="string" calcext:value-type="string">
            <text:p>2016-07-01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0];&quot;', '&quot;;[.C90];&quot;', '&quot;;[.D90];&quot;', &quot;;[.E90];&quot;, &quot;;[.G90];&quot;, &quot;;[.H90];&quot;, &quot;;[.I90];&quot;, &quot;;[.J90];&quot;, &quot;;[.K90];&quot;, &quot;;[.L90];&quot;, &quot;;[.M90];&quot;, &quot;;[.N90];&quot;, &quot;;[.O90];&quot;, &quot;;[.P90];&quot;, &quot;;[.Q90];&quot;, &quot;;[.R90];&quot;, &quot;;[.S90];&quot;, &quot;;[.T9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NB-742-VL</text:p>
          </table:table-cell>
          <table:table-cell table:style-name="ce15" office:value-type="string" calcext:value-type="string">
            <text:p>2016-09-11</text:p>
          </table:table-cell>
          <table:table-cell office:value-type="string" calcext:value-type="string">
            <text:p>2016-05-16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84.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1];&quot;', '&quot;;[.C91];&quot;', '&quot;;[.D91];&quot;', &quot;;[.E91];&quot;, &quot;;[.G91];&quot;, &quot;;[.H91];&quot;, &quot;;[.I91];&quot;, &quot;;[.J91];&quot;, &quot;;[.K91];&quot;, &quot;;[.L91];&quot;, &quot;;[.M91];&quot;, &quot;;[.N91];&quot;, &quot;;[.O91];&quot;, &quot;;[.P91];&quot;, &quot;;[.Q91];&quot;, &quot;;[.R91];&quot;, &quot;;[.S91];&quot;, &quot;;[.T9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QN-201-FN</text:p>
          </table:table-cell>
          <table:table-cell table:style-name="ce15" office:value-type="string" calcext:value-type="string">
            <text:p>2016-09-13</text:p>
          </table:table-cell>
          <table:table-cell office:value-type="string" calcext:value-type="string">
            <text:p>2016-06-07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8.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2];&quot;', '&quot;;[.C92];&quot;', '&quot;;[.D92];&quot;', &quot;;[.E92];&quot;, &quot;;[.G92];&quot;, &quot;;[.H92];&quot;, &quot;;[.I92];&quot;, &quot;;[.J92];&quot;, &quot;;[.K92];&quot;, &quot;;[.L92];&quot;, &quot;;[.M92];&quot;, &quot;;[.N92];&quot;, &quot;;[.O92];&quot;, &quot;;[.P92];&quot;, &quot;;[.Q92];&quot;, &quot;;[.R92];&quot;, &quot;;[.S92];&quot;, &quot;;[.T9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XO-483-OW</text:p>
          </table:table-cell>
          <table:table-cell table:style-name="ce15" office:value-type="string" calcext:value-type="string">
            <text:p>2016-09-13</text:p>
          </table:table-cell>
          <table:table-cell office:value-type="string" calcext:value-type="string">
            <text:p>2016-04-02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.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14" calcext:value-type="float">
            <text:p>114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50.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3];&quot;', '&quot;;[.C93];&quot;', '&quot;;[.D93];&quot;', &quot;;[.E93];&quot;, &quot;;[.G93];&quot;, &quot;;[.H93];&quot;, &quot;;[.I93];&quot;, &quot;;[.J93];&quot;, &quot;;[.K93];&quot;, &quot;;[.L93];&quot;, &quot;;[.M93];&quot;, &quot;;[.N93];&quot;, &quot;;[.O93];&quot;, &quot;;[.P93];&quot;, &quot;;[.Q93];&quot;, &quot;;[.R93];&quot;, &quot;;[.S93];&quot;, &quot;;[.T9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JY-858-ZH</text:p>
          </table:table-cell>
          <table:table-cell table:style-name="ce15" office:value-type="string" calcext:value-type="string">
            <text:p>2016-09-16</text:p>
          </table:table-cell>
          <table:table-cell office:value-type="string" calcext:value-type="string">
            <text:p>2016-02-19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.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3" calcext:value-type="float">
            <text:p>10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69.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63" calcext:value-type="float">
            <text:p>176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4];&quot;', '&quot;;[.C94];&quot;', '&quot;;[.D94];&quot;', &quot;;[.E94];&quot;, &quot;;[.G94];&quot;, &quot;;[.H94];&quot;, &quot;;[.I94];&quot;, &quot;;[.J94];&quot;, &quot;;[.K94];&quot;, &quot;;[.L94];&quot;, &quot;;[.M94];&quot;, &quot;;[.N94];&quot;, &quot;;[.O94];&quot;, &quot;;[.P94];&quot;, &quot;;[.Q94];&quot;, &quot;;[.R94];&quot;, &quot;;[.S94];&quot;, &quot;;[.T94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RB-201-EB</text:p>
          </table:table-cell>
          <table:table-cell table:style-name="ce16" office:value-type="string" calcext:value-type="string">
            <text:p>2016-09-17</text:p>
          </table:table-cell>
          <table:table-cell office:value-type="string" calcext:value-type="string">
            <text:p>2016-05-02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5];&quot;', '&quot;;[.C95];&quot;', '&quot;;[.D95];&quot;', &quot;;[.E95];&quot;, &quot;;[.G95];&quot;, &quot;;[.H95];&quot;, &quot;;[.I95];&quot;, &quot;;[.J95];&quot;, &quot;;[.K95];&quot;, &quot;;[.L95];&quot;, &quot;;[.M95];&quot;, &quot;;[.N95];&quot;, &quot;;[.O95];&quot;, &quot;;[.P95];&quot;, &quot;;[.Q95];&quot;, &quot;;[.R95];&quot;, &quot;;[.S95];&quot;, &quot;;[.T9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BN-872-XS</text:p>
          </table:table-cell>
          <table:table-cell table:style-name="ce15" office:value-type="string" calcext:value-type="string">
            <text:p>2016-09-18</text:p>
          </table:table-cell>
          <table:table-cell office:value-type="string" calcext:value-type="string">
            <text:p>2016-05-07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0.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6];&quot;', '&quot;;[.C96];&quot;', '&quot;;[.D96];&quot;', &quot;;[.E96];&quot;, &quot;;[.G96];&quot;, &quot;;[.H96];&quot;, &quot;;[.I96];&quot;, &quot;;[.J96];&quot;, &quot;;[.K96];&quot;, &quot;;[.L96];&quot;, &quot;;[.M96];&quot;, &quot;;[.N96];&quot;, &quot;;[.O96];&quot;, &quot;;[.P96];&quot;, &quot;;[.Q96];&quot;, &quot;;[.R96];&quot;, &quot;;[.S96];&quot;, &quot;;[.T96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XD-299-MY</text:p>
          </table:table-cell>
          <table:table-cell table:style-name="ce16" office:value-type="string" calcext:value-type="string">
            <text:p>2016-09-20</text:p>
          </table:table-cell>
          <table:table-cell office:value-type="string" calcext:value-type="string">
            <text:p>2016-05-07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0.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7];&quot;', '&quot;;[.C97];&quot;', '&quot;;[.D97];&quot;', &quot;;[.E97];&quot;, &quot;;[.G97];&quot;, &quot;;[.H97];&quot;, &quot;;[.I97];&quot;, &quot;;[.J97];&quot;, &quot;;[.K97];&quot;, &quot;;[.L97];&quot;, &quot;;[.M97];&quot;, &quot;;[.N97];&quot;, &quot;;[.O97];&quot;, &quot;;[.P97];&quot;, &quot;;[.Q97];&quot;, &quot;;[.R97];&quot;, &quot;;[.S97];&quot;, &quot;;[.T9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MV-220-ZQ</text:p>
          </table:table-cell>
          <table:table-cell table:style-name="ce15" office:value-type="string" calcext:value-type="string">
            <text:p>2016-09-20</text:p>
          </table:table-cell>
          <table:table-cell office:value-type="string" calcext:value-type="string">
            <text:p>2016-06-3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3" calcext:value-type="float">
            <text:p>130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8];&quot;', '&quot;;[.C98];&quot;', '&quot;;[.D98];&quot;', &quot;;[.E98];&quot;, &quot;;[.G98];&quot;, &quot;;[.H98];&quot;, &quot;;[.I98];&quot;, &quot;;[.J98];&quot;, &quot;;[.K98];&quot;, &quot;;[.L98];&quot;, &quot;;[.M98];&quot;, &quot;;[.N98];&quot;, &quot;;[.O98];&quot;, &quot;;[.P98];&quot;, &quot;;[.Q98];&quot;, &quot;;[.R98];&quot;, &quot;;[.S98];&quot;, &quot;;[.T9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MF-695-UE</text:p>
          </table:table-cell>
          <table:table-cell table:style-name="ce15" office:value-type="string" calcext:value-type="string">
            <text:p>2016-09-20</text:p>
          </table:table-cell>
          <table:table-cell office:value-type="string" calcext:value-type="string">
            <text:p>2016-06-02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99];&quot;', '&quot;;[.C99];&quot;', '&quot;;[.D99];&quot;', &quot;;[.E99];&quot;, &quot;;[.G99];&quot;, &quot;;[.H99];&quot;, &quot;;[.I99];&quot;, &quot;;[.J99];&quot;, &quot;;[.K99];&quot;, &quot;;[.L99];&quot;, &quot;;[.M99];&quot;, &quot;;[.N99];&quot;, &quot;;[.O99];&quot;, &quot;;[.P99];&quot;, &quot;;[.Q99];&quot;, &quot;;[.R99];&quot;, &quot;;[.S99];&quot;, &quot;;[.T9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UW-855-YA</text:p>
          </table:table-cell>
          <table:table-cell table:style-name="ce15" office:value-type="string" calcext:value-type="string">
            <text:p>2016-09-21</text:p>
          </table:table-cell>
          <table:table-cell office:value-type="string" calcext:value-type="string">
            <text:p>2016-01-31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0];&quot;', '&quot;;[.C100];&quot;', '&quot;;[.D100];&quot;', &quot;;[.E100];&quot;, &quot;;[.G100];&quot;, &quot;;[.H100];&quot;, &quot;;[.I100];&quot;, &quot;;[.J100];&quot;, &quot;;[.K100];&quot;, &quot;;[.L100];&quot;, &quot;;[.M100];&quot;, &quot;;[.N100];&quot;, &quot;;[.O100];&quot;, &quot;;[.P100];&quot;, &quot;;[.Q100];&quot;, &quot;;[.R100];&quot;, &quot;;[.S100];&quot;, &quot;;[.T10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CA-651-ED</text:p>
          </table:table-cell>
          <table:table-cell table:style-name="ce15" office:value-type="string" calcext:value-type="string">
            <text:p>2016-09-22</text:p>
          </table:table-cell>
          <table:table-cell office:value-type="string" calcext:value-type="string">
            <text:p>2016-05-23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1];&quot;', '&quot;;[.C101];&quot;', '&quot;;[.D101];&quot;', &quot;;[.E101];&quot;, &quot;;[.G101];&quot;, &quot;;[.H101];&quot;, &quot;;[.I101];&quot;, &quot;;[.J101];&quot;, &quot;;[.K101];&quot;, &quot;;[.L101];&quot;, &quot;;[.M101];&quot;, &quot;;[.N101];&quot;, &quot;;[.O101];&quot;, &quot;;[.P101];&quot;, &quot;;[.Q101];&quot;, &quot;;[.R101];&quot;, &quot;;[.S101];&quot;, &quot;;[.T10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FU-228-SO</text:p>
          </table:table-cell>
          <table:table-cell table:style-name="ce15" office:value-type="string" calcext:value-type="string">
            <text:p>2016-09-23</text:p>
          </table:table-cell>
          <table:table-cell office:value-type="string" calcext:value-type="string">
            <text:p>2016-08-08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2];&quot;', '&quot;;[.C102];&quot;', '&quot;;[.D102];&quot;', &quot;;[.E102];&quot;, &quot;;[.G102];&quot;, &quot;;[.H102];&quot;, &quot;;[.I102];&quot;, &quot;;[.J102];&quot;, &quot;;[.K102];&quot;, &quot;;[.L102];&quot;, &quot;;[.M102];&quot;, &quot;;[.N102];&quot;, &quot;;[.O102];&quot;, &quot;;[.P102];&quot;, &quot;;[.Q102];&quot;, &quot;;[.R102];&quot;, &quot;;[.S102];&quot;, &quot;;[.T10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NR-689-AT</text:p>
          </table:table-cell>
          <table:table-cell table:style-name="ce15" office:value-type="string" calcext:value-type="string">
            <text:p>2016-09-24</text:p>
          </table:table-cell>
          <table:table-cell office:value-type="string" calcext:value-type="string">
            <text:p>2016-07-04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3];&quot;', '&quot;;[.C103];&quot;', '&quot;;[.D103];&quot;', &quot;;[.E103];&quot;, &quot;;[.G103];&quot;, &quot;;[.H103];&quot;, &quot;;[.I103];&quot;, &quot;;[.J103];&quot;, &quot;;[.K103];&quot;, &quot;;[.L103];&quot;, &quot;;[.M103];&quot;, &quot;;[.N103];&quot;, &quot;;[.O103];&quot;, &quot;;[.P103];&quot;, &quot;;[.Q103];&quot;, &quot;;[.R103];&quot;, &quot;;[.S103];&quot;, &quot;;[.T10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BL-913-DW</text:p>
          </table:table-cell>
          <table:table-cell table:style-name="ce15" office:value-type="string" calcext:value-type="string">
            <text:p>2016-09-24</text:p>
          </table:table-cell>
          <table:table-cell office:value-type="string" calcext:value-type="string">
            <text:p>2016-05-19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0.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4];&quot;', '&quot;;[.C104];&quot;', '&quot;;[.D104];&quot;', &quot;;[.E104];&quot;, &quot;;[.G104];&quot;, &quot;;[.H104];&quot;, &quot;;[.I104];&quot;, &quot;;[.J104];&quot;, &quot;;[.K104];&quot;, &quot;;[.L104];&quot;, &quot;;[.M104];&quot;, &quot;;[.N104];&quot;, &quot;;[.O104];&quot;, &quot;;[.P104];&quot;, &quot;;[.Q104];&quot;, &quot;;[.R104];&quot;, &quot;;[.S104];&quot;, &quot;;[.T104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HJ-956-MU</text:p>
          </table:table-cell>
          <table:table-cell table:style-name="ce16" office:value-type="string" calcext:value-type="string">
            <text:p>2016-09-25</text:p>
          </table:table-cell>
          <table:table-cell office:value-type="string" calcext:value-type="string">
            <text:p>2016-05-0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5];&quot;', '&quot;;[.C105];&quot;', '&quot;;[.D105];&quot;', &quot;;[.E105];&quot;, &quot;;[.G105];&quot;, &quot;;[.H105];&quot;, &quot;;[.I105];&quot;, &quot;;[.J105];&quot;, &quot;;[.K105];&quot;, &quot;;[.L105];&quot;, &quot;;[.M105];&quot;, &quot;;[.N105];&quot;, &quot;;[.O105];&quot;, &quot;;[.P105];&quot;, &quot;;[.Q105];&quot;, &quot;;[.R105];&quot;, &quot;;[.S105];&quot;, &quot;;[.T10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IR-550-KB</text:p>
          </table:table-cell>
          <table:table-cell table:style-name="ce15" office:value-type="string" calcext:value-type="string">
            <text:p>2016-09-25</text:p>
          </table:table-cell>
          <table:table-cell office:value-type="string" calcext:value-type="string">
            <text:p>2016-07-19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2.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6];&quot;', '&quot;;[.C106];&quot;', '&quot;;[.D106];&quot;', &quot;;[.E106];&quot;, &quot;;[.G106];&quot;, &quot;;[.H106];&quot;, &quot;;[.I106];&quot;, &quot;;[.J106];&quot;, &quot;;[.K106];&quot;, &quot;;[.L106];&quot;, &quot;;[.M106];&quot;, &quot;;[.N106];&quot;, &quot;;[.O106];&quot;, &quot;;[.P106];&quot;, &quot;;[.Q106];&quot;, &quot;;[.R106];&quot;, &quot;;[.S106];&quot;, &quot;;[.T10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XY-930-IU</text:p>
          </table:table-cell>
          <table:table-cell table:style-name="ce15" office:value-type="string" calcext:value-type="string">
            <text:p>2016-09-26</text:p>
          </table:table-cell>
          <table:table-cell office:value-type="string" calcext:value-type="string">
            <text:p>2016-05-2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7];&quot;', '&quot;;[.C107];&quot;', '&quot;;[.D107];&quot;', &quot;;[.E107];&quot;, &quot;;[.G107];&quot;, &quot;;[.H107];&quot;, &quot;;[.I107];&quot;, &quot;;[.J107];&quot;, &quot;;[.K107];&quot;, &quot;;[.L107];&quot;, &quot;;[.M107];&quot;, &quot;;[.N107];&quot;, &quot;;[.O107];&quot;, &quot;;[.P107];&quot;, &quot;;[.Q107];&quot;, &quot;;[.R107];&quot;, &quot;;[.S107];&quot;, &quot;;[.T10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AK-530-NS</text:p>
          </table:table-cell>
          <table:table-cell table:style-name="ce15" office:value-type="string" calcext:value-type="string">
            <text:p>2016-09-26</text:p>
          </table:table-cell>
          <table:table-cell office:value-type="string" calcext:value-type="string">
            <text:p>2016-07-24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7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3" calcext:value-type="float">
            <text:p>10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9.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9" calcext:value-type="float">
            <text:p>1929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8];&quot;', '&quot;;[.C108];&quot;', '&quot;;[.D108];&quot;', &quot;;[.E108];&quot;, &quot;;[.G108];&quot;, &quot;;[.H108];&quot;, &quot;;[.I108];&quot;, &quot;;[.J108];&quot;, &quot;;[.K108];&quot;, &quot;;[.L108];&quot;, &quot;;[.M108];&quot;, &quot;;[.N108];&quot;, &quot;;[.O108];&quot;, &quot;;[.P108];&quot;, &quot;;[.Q108];&quot;, &quot;;[.R108];&quot;, &quot;;[.S108];&quot;, &quot;;[.T10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NB-704-MH</text:p>
          </table:table-cell>
          <table:table-cell table:style-name="ce15" office:value-type="string" calcext:value-type="string">
            <text:p>2016-09-28</text:p>
          </table:table-cell>
          <table:table-cell office:value-type="string" calcext:value-type="string">
            <text:p>2016-04-07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09];&quot;', '&quot;;[.C109];&quot;', '&quot;;[.D109];&quot;', &quot;;[.E109];&quot;, &quot;;[.G109];&quot;, &quot;;[.H109];&quot;, &quot;;[.I109];&quot;, &quot;;[.J109];&quot;, &quot;;[.K109];&quot;, &quot;;[.L109];&quot;, &quot;;[.M109];&quot;, &quot;;[.N109];&quot;, &quot;;[.O109];&quot;, &quot;;[.P109];&quot;, &quot;;[.Q109];&quot;, &quot;;[.R109];&quot;, &quot;;[.S109];&quot;, &quot;;[.T10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AF-408-SD</text:p>
          </table:table-cell>
          <table:table-cell table:style-name="ce15" office:value-type="string" calcext:value-type="string">
            <text:p>2016-09-28</text:p>
          </table:table-cell>
          <table:table-cell office:value-type="string" calcext:value-type="string">
            <text:p>2016-08-01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0];&quot;', '&quot;;[.C110];&quot;', '&quot;;[.D110];&quot;', &quot;;[.E110];&quot;, &quot;;[.G110];&quot;, &quot;;[.H110];&quot;, &quot;;[.I110];&quot;, &quot;;[.J110];&quot;, &quot;;[.K110];&quot;, &quot;;[.L110];&quot;, &quot;;[.M110];&quot;, &quot;;[.N110];&quot;, &quot;;[.O110];&quot;, &quot;;[.P110];&quot;, &quot;;[.Q110];&quot;, &quot;;[.R110];&quot;, &quot;;[.S110];&quot;, &quot;;[.T110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VO-141-RU</text:p>
          </table:table-cell>
          <table:table-cell table:style-name="ce16" office:value-type="string" calcext:value-type="string">
            <text:p>2016-09-30</text:p>
          </table:table-cell>
          <table:table-cell office:value-type="string" calcext:value-type="string">
            <text:p>2016-04-25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2.9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1];&quot;', '&quot;;[.C111];&quot;', '&quot;;[.D111];&quot;', &quot;;[.E111];&quot;, &quot;;[.G111];&quot;, &quot;;[.H111];&quot;, &quot;;[.I111];&quot;, &quot;;[.J111];&quot;, &quot;;[.K111];&quot;, &quot;;[.L111];&quot;, &quot;;[.M111];&quot;, &quot;;[.N111];&quot;, &quot;;[.O111];&quot;, &quot;;[.P111];&quot;, &quot;;[.Q111];&quot;, &quot;;[.R111];&quot;, &quot;;[.S111];&quot;, &quot;;[.T11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HP-753-YH</text:p>
          </table:table-cell>
          <table:table-cell table:style-name="ce15" office:value-type="string" calcext:value-type="string">
            <text:p>2016-09-30</text:p>
          </table:table-cell>
          <table:table-cell office:value-type="string" calcext:value-type="string">
            <text:p>2016-06-16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2];&quot;', '&quot;;[.C112];&quot;', '&quot;;[.D112];&quot;', &quot;;[.E112];&quot;, &quot;;[.G112];&quot;, &quot;;[.H112];&quot;, &quot;;[.I112];&quot;, &quot;;[.J112];&quot;, &quot;;[.K112];&quot;, &quot;;[.L112];&quot;, &quot;;[.M112];&quot;, &quot;;[.N112];&quot;, &quot;;[.O112];&quot;, &quot;;[.P112];&quot;, &quot;;[.Q112];&quot;, &quot;;[.R112];&quot;, &quot;;[.S112];&quot;, &quot;;[.T11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LS-587-PS</text:p>
          </table:table-cell>
          <table:table-cell table:style-name="ce15" office:value-type="string" calcext:value-type="string">
            <text:p>2016-09-30</text:p>
          </table:table-cell>
          <table:table-cell office:value-type="string" calcext:value-type="string">
            <text:p>2016-02-13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3];&quot;', '&quot;;[.C113];&quot;', '&quot;;[.D113];&quot;', &quot;;[.E113];&quot;, &quot;;[.G113];&quot;, &quot;;[.H113];&quot;, &quot;;[.I113];&quot;, &quot;;[.J113];&quot;, &quot;;[.K113];&quot;, &quot;;[.L113];&quot;, &quot;;[.M113];&quot;, &quot;;[.N113];&quot;, &quot;;[.O113];&quot;, &quot;;[.P113];&quot;, &quot;;[.Q113];&quot;, &quot;;[.R113];&quot;, &quot;;[.S113];&quot;, &quot;;[.T11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YD-990-SP</text:p>
          </table:table-cell>
          <table:table-cell table:style-name="ce15" office:value-type="string" calcext:value-type="string">
            <text:p>2016-10-02</text:p>
          </table:table-cell>
          <table:table-cell office:value-type="string" calcext:value-type="string">
            <text:p>2016-03-06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9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4];&quot;', '&quot;;[.C114];&quot;', '&quot;;[.D114];&quot;', &quot;;[.E114];&quot;, &quot;;[.G114];&quot;, &quot;;[.H114];&quot;, &quot;;[.I114];&quot;, &quot;;[.J114];&quot;, &quot;;[.K114];&quot;, &quot;;[.L114];&quot;, &quot;;[.M114];&quot;, &quot;;[.N114];&quot;, &quot;;[.O114];&quot;, &quot;;[.P114];&quot;, &quot;;[.Q114];&quot;, &quot;;[.R114];&quot;, &quot;;[.S114];&quot;, &quot;;[.T11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JG-597-YK</text:p>
          </table:table-cell>
          <table:table-cell table:style-name="ce15" office:value-type="string" calcext:value-type="string">
            <text:p>2016-10-03</text:p>
          </table:table-cell>
          <table:table-cell office:value-type="string" calcext:value-type="string">
            <text:p>2016-01-29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.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0" calcext:value-type="float">
            <text:p>90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155.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08" calcext:value-type="float">
            <text:p>1508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5];&quot;', '&quot;;[.C115];&quot;', '&quot;;[.D115];&quot;', &quot;;[.E115];&quot;, &quot;;[.G115];&quot;, &quot;;[.H115];&quot;, &quot;;[.I115];&quot;, &quot;;[.J115];&quot;, &quot;;[.K115];&quot;, &quot;;[.L115];&quot;, &quot;;[.M115];&quot;, &quot;;[.N115];&quot;, &quot;;[.O115];&quot;, &quot;;[.P115];&quot;, &quot;;[.Q115];&quot;, &quot;;[.R115];&quot;, &quot;;[.S115];&quot;, &quot;;[.T11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YD-455-DJ</text:p>
          </table:table-cell>
          <table:table-cell table:style-name="ce15" office:value-type="string" calcext:value-type="string">
            <text:p>2016-10-03</text:p>
          </table:table-cell>
          <table:table-cell office:value-type="string" calcext:value-type="string">
            <text:p>2016-07-11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6];&quot;', '&quot;;[.C116];&quot;', '&quot;;[.D116];&quot;', &quot;;[.E116];&quot;, &quot;;[.G116];&quot;, &quot;;[.H116];&quot;, &quot;;[.I116];&quot;, &quot;;[.J116];&quot;, &quot;;[.K116];&quot;, &quot;;[.L116];&quot;, &quot;;[.M116];&quot;, &quot;;[.N116];&quot;, &quot;;[.O116];&quot;, &quot;;[.P116];&quot;, &quot;;[.Q116];&quot;, &quot;;[.R116];&quot;, &quot;;[.S116];&quot;, &quot;;[.T11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DZ-040-MX</text:p>
          </table:table-cell>
          <table:table-cell table:style-name="ce15" office:value-type="string" calcext:value-type="string">
            <text:p>2016-10-03</text:p>
          </table:table-cell>
          <table:table-cell office:value-type="string" calcext:value-type="string">
            <text:p>2016-05-12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7];&quot;', '&quot;;[.C117];&quot;', '&quot;;[.D117];&quot;', &quot;;[.E117];&quot;, &quot;;[.G117];&quot;, &quot;;[.H117];&quot;, &quot;;[.I117];&quot;, &quot;;[.J117];&quot;, &quot;;[.K117];&quot;, &quot;;[.L117];&quot;, &quot;;[.M117];&quot;, &quot;;[.N117];&quot;, &quot;;[.O117];&quot;, &quot;;[.P117];&quot;, &quot;;[.Q117];&quot;, &quot;;[.R117];&quot;, &quot;;[.S117];&quot;, &quot;;[.T11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CF-345-EU</text:p>
          </table:table-cell>
          <table:table-cell table:style-name="ce15" office:value-type="string" calcext:value-type="string">
            <text:p>2016-10-03</text:p>
          </table:table-cell>
          <table:table-cell office:value-type="string" calcext:value-type="string">
            <text:p>2016-05-24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2.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8];&quot;', '&quot;;[.C118];&quot;', '&quot;;[.D118];&quot;', &quot;;[.E118];&quot;, &quot;;[.G118];&quot;, &quot;;[.H118];&quot;, &quot;;[.I118];&quot;, &quot;;[.J118];&quot;, &quot;;[.K118];&quot;, &quot;;[.L118];&quot;, &quot;;[.M118];&quot;, &quot;;[.N118];&quot;, &quot;;[.O118];&quot;, &quot;;[.P118];&quot;, &quot;;[.Q118];&quot;, &quot;;[.R118];&quot;, &quot;;[.S118];&quot;, &quot;;[.T11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UM-899-WM</text:p>
          </table:table-cell>
          <table:table-cell table:style-name="ce15" office:value-type="string" calcext:value-type="string">
            <text:p>2016-10-04</text:p>
          </table:table-cell>
          <table:table-cell office:value-type="string" calcext:value-type="string">
            <text:p>2016-06-3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0.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19];&quot;', '&quot;;[.C119];&quot;', '&quot;;[.D119];&quot;', &quot;;[.E119];&quot;, &quot;;[.G119];&quot;, &quot;;[.H119];&quot;, &quot;;[.I119];&quot;, &quot;;[.J119];&quot;, &quot;;[.K119];&quot;, &quot;;[.L119];&quot;, &quot;;[.M119];&quot;, &quot;;[.N119];&quot;, &quot;;[.O119];&quot;, &quot;;[.P119];&quot;, &quot;;[.Q119];&quot;, &quot;;[.R119];&quot;, &quot;;[.S119];&quot;, &quot;;[.T11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RN-184-PF</text:p>
          </table:table-cell>
          <table:table-cell table:style-name="ce15" office:value-type="string" calcext:value-type="string">
            <text:p>2016-10-04</text:p>
          </table:table-cell>
          <table:table-cell office:value-type="string" calcext:value-type="string">
            <text:p>2016-05-11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7.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0];&quot;', '&quot;;[.C120];&quot;', '&quot;;[.D120];&quot;', &quot;;[.E120];&quot;, &quot;;[.G120];&quot;, &quot;;[.H120];&quot;, &quot;;[.I120];&quot;, &quot;;[.J120];&quot;, &quot;;[.K120];&quot;, &quot;;[.L120];&quot;, &quot;;[.M120];&quot;, &quot;;[.N120];&quot;, &quot;;[.O120];&quot;, &quot;;[.P120];&quot;, &quot;;[.Q120];&quot;, &quot;;[.R120];&quot;, &quot;;[.S120];&quot;, &quot;;[.T12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FH-205-PM</text:p>
          </table:table-cell>
          <table:table-cell table:style-name="ce15" office:value-type="string" calcext:value-type="string">
            <text:p>2016-10-04</text:p>
          </table:table-cell>
          <table:table-cell office:value-type="string" calcext:value-type="string">
            <text:p>2016-06-0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1];&quot;', '&quot;;[.C121];&quot;', '&quot;;[.D121];&quot;', &quot;;[.E121];&quot;, &quot;;[.G121];&quot;, &quot;;[.H121];&quot;, &quot;;[.I121];&quot;, &quot;;[.J121];&quot;, &quot;;[.K121];&quot;, &quot;;[.L121];&quot;, &quot;;[.M121];&quot;, &quot;;[.N121];&quot;, &quot;;[.O121];&quot;, &quot;;[.P121];&quot;, &quot;;[.Q121];&quot;, &quot;;[.R121];&quot;, &quot;;[.S121];&quot;, &quot;;[.T12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PD-839-SI</text:p>
          </table:table-cell>
          <table:table-cell table:style-name="ce15" office:value-type="string" calcext:value-type="string">
            <text:p>2016-10-06</text:p>
          </table:table-cell>
          <table:table-cell office:value-type="string" calcext:value-type="string">
            <text:p>2016-02-23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9.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2];&quot;', '&quot;;[.C122];&quot;', '&quot;;[.D122];&quot;', &quot;;[.E122];&quot;, &quot;;[.G122];&quot;, &quot;;[.H122];&quot;, &quot;;[.I122];&quot;, &quot;;[.J122];&quot;, &quot;;[.K122];&quot;, &quot;;[.L122];&quot;, &quot;;[.M122];&quot;, &quot;;[.N122];&quot;, &quot;;[.O122];&quot;, &quot;;[.P122];&quot;, &quot;;[.Q122];&quot;, &quot;;[.R122];&quot;, &quot;;[.S122];&quot;, &quot;;[.T122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WT-527-SL</text:p>
          </table:table-cell>
          <table:table-cell table:style-name="ce16" office:value-type="string" calcext:value-type="string">
            <text:p>2016-10-07</text:p>
          </table:table-cell>
          <table:table-cell office:value-type="string" calcext:value-type="string">
            <text:p>2016-07-21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3];&quot;', '&quot;;[.C123];&quot;', '&quot;;[.D123];&quot;', &quot;;[.E123];&quot;, &quot;;[.G123];&quot;, &quot;;[.H123];&quot;, &quot;;[.I123];&quot;, &quot;;[.J123];&quot;, &quot;;[.K123];&quot;, &quot;;[.L123];&quot;, &quot;;[.M123];&quot;, &quot;;[.N123];&quot;, &quot;;[.O123];&quot;, &quot;;[.P123];&quot;, &quot;;[.Q123];&quot;, &quot;;[.R123];&quot;, &quot;;[.S123];&quot;, &quot;;[.T123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BA-579-VJ</text:p>
          </table:table-cell>
          <table:table-cell table:style-name="ce16" office:value-type="string" calcext:value-type="string">
            <text:p>2016-10-08</text:p>
          </table:table-cell>
          <table:table-cell office:value-type="string" calcext:value-type="string">
            <text:p>2016-04-29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0.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4];&quot;', '&quot;;[.C124];&quot;', '&quot;;[.D124];&quot;', &quot;;[.E124];&quot;, &quot;;[.G124];&quot;, &quot;;[.H124];&quot;, &quot;;[.I124];&quot;, &quot;;[.J124];&quot;, &quot;;[.K124];&quot;, &quot;;[.L124];&quot;, &quot;;[.M124];&quot;, &quot;;[.N124];&quot;, &quot;;[.O124];&quot;, &quot;;[.P124];&quot;, &quot;;[.Q124];&quot;, &quot;;[.R124];&quot;, &quot;;[.S124];&quot;, &quot;;[.T12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RL-900-YK</text:p>
          </table:table-cell>
          <table:table-cell table:style-name="ce15" office:value-type="string" calcext:value-type="string">
            <text:p>2016-10-08</text:p>
          </table:table-cell>
          <table:table-cell office:value-type="string" calcext:value-type="string">
            <text:p>2016-02-15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3.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5];&quot;', '&quot;;[.C125];&quot;', '&quot;;[.D125];&quot;', &quot;;[.E125];&quot;, &quot;;[.G125];&quot;, &quot;;[.H125];&quot;, &quot;;[.I125];&quot;, &quot;;[.J125];&quot;, &quot;;[.K125];&quot;, &quot;;[.L125];&quot;, &quot;;[.M125];&quot;, &quot;;[.N125];&quot;, &quot;;[.O125];&quot;, &quot;;[.P125];&quot;, &quot;;[.Q125];&quot;, &quot;;[.R125];&quot;, &quot;;[.S125];&quot;, &quot;;[.T12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FB-095-VD</text:p>
          </table:table-cell>
          <table:table-cell table:style-name="ce15" office:value-type="string" calcext:value-type="string">
            <text:p>2016-10-10</text:p>
          </table:table-cell>
          <table:table-cell office:value-type="string" calcext:value-type="string">
            <text:p>2016-06-10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1.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6];&quot;', '&quot;;[.C126];&quot;', '&quot;;[.D126];&quot;', &quot;;[.E126];&quot;, &quot;;[.G126];&quot;, &quot;;[.H126];&quot;, &quot;;[.I126];&quot;, &quot;;[.J126];&quot;, &quot;;[.K126];&quot;, &quot;;[.L126];&quot;, &quot;;[.M126];&quot;, &quot;;[.N126];&quot;, &quot;;[.O126];&quot;, &quot;;[.P126];&quot;, &quot;;[.Q126];&quot;, &quot;;[.R126];&quot;, &quot;;[.S126];&quot;, &quot;;[.T12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HO-027-RG</text:p>
          </table:table-cell>
          <table:table-cell table:style-name="ce15" office:value-type="string" calcext:value-type="string">
            <text:p>2016-10-10</text:p>
          </table:table-cell>
          <table:table-cell office:value-type="string" calcext:value-type="string">
            <text:p>2016-02-0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33.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7];&quot;', '&quot;;[.C127];&quot;', '&quot;;[.D127];&quot;', &quot;;[.E127];&quot;, &quot;;[.G127];&quot;, &quot;;[.H127];&quot;, &quot;;[.I127];&quot;, &quot;;[.J127];&quot;, &quot;;[.K127];&quot;, &quot;;[.L127];&quot;, &quot;;[.M127];&quot;, &quot;;[.N127];&quot;, &quot;;[.O127];&quot;, &quot;;[.P127];&quot;, &quot;;[.Q127];&quot;, &quot;;[.R127];&quot;, &quot;;[.S127];&quot;, &quot;;[.T12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WU-999-KU</text:p>
          </table:table-cell>
          <table:table-cell table:style-name="ce15" office:value-type="string" calcext:value-type="string">
            <text:p>2016-10-11</text:p>
          </table:table-cell>
          <table:table-cell office:value-type="string" calcext:value-type="string">
            <text:p>2016-05-18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2.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8];&quot;', '&quot;;[.C128];&quot;', '&quot;;[.D128];&quot;', &quot;;[.E128];&quot;, &quot;;[.G128];&quot;, &quot;;[.H128];&quot;, &quot;;[.I128];&quot;, &quot;;[.J128];&quot;, &quot;;[.K128];&quot;, &quot;;[.L128];&quot;, &quot;;[.M128];&quot;, &quot;;[.N128];&quot;, &quot;;[.O128];&quot;, &quot;;[.P128];&quot;, &quot;;[.Q128];&quot;, &quot;;[.R128];&quot;, &quot;;[.S128];&quot;, &quot;;[.T12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QK-838-XE</text:p>
          </table:table-cell>
          <table:table-cell table:style-name="ce15" office:value-type="string" calcext:value-type="string">
            <text:p>2016-10-12</text:p>
          </table:table-cell>
          <table:table-cell office:value-type="string" calcext:value-type="string">
            <text:p>2016-06-3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29];&quot;', '&quot;;[.C129];&quot;', '&quot;;[.D129];&quot;', &quot;;[.E129];&quot;, &quot;;[.G129];&quot;, &quot;;[.H129];&quot;, &quot;;[.I129];&quot;, &quot;;[.J129];&quot;, &quot;;[.K129];&quot;, &quot;;[.L129];&quot;, &quot;;[.M129];&quot;, &quot;;[.N129];&quot;, &quot;;[.O129];&quot;, &quot;;[.P129];&quot;, &quot;;[.Q129];&quot;, &quot;;[.R129];&quot;, &quot;;[.S129];&quot;, &quot;;[.T12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YQ-483-ZD</text:p>
          </table:table-cell>
          <table:table-cell table:style-name="ce15" office:value-type="string" calcext:value-type="string">
            <text:p>2016-10-12</text:p>
          </table:table-cell>
          <table:table-cell office:value-type="string" calcext:value-type="string">
            <text:p>2016-02-21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0.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0];&quot;', '&quot;;[.C130];&quot;', '&quot;;[.D130];&quot;', &quot;;[.E130];&quot;, &quot;;[.G130];&quot;, &quot;;[.H130];&quot;, &quot;;[.I130];&quot;, &quot;;[.J130];&quot;, &quot;;[.K130];&quot;, &quot;;[.L130];&quot;, &quot;;[.M130];&quot;, &quot;;[.N130];&quot;, &quot;;[.O130];&quot;, &quot;;[.P130];&quot;, &quot;;[.Q130];&quot;, &quot;;[.R130];&quot;, &quot;;[.S130];&quot;, &quot;;[.T13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HU-531-DM</text:p>
          </table:table-cell>
          <table:table-cell table:style-name="ce15" office:value-type="string" calcext:value-type="string">
            <text:p>2016-10-13</text:p>
          </table:table-cell>
          <table:table-cell office:value-type="string" calcext:value-type="string">
            <text:p>2016-05-26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9.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1];&quot;', '&quot;;[.C131];&quot;', '&quot;;[.D131];&quot;', &quot;;[.E131];&quot;, &quot;;[.G131];&quot;, &quot;;[.H131];&quot;, &quot;;[.I131];&quot;, &quot;;[.J131];&quot;, &quot;;[.K131];&quot;, &quot;;[.L131];&quot;, &quot;;[.M131];&quot;, &quot;;[.N131];&quot;, &quot;;[.O131];&quot;, &quot;;[.P131];&quot;, &quot;;[.Q131];&quot;, &quot;;[.R131];&quot;, &quot;;[.S131];&quot;, &quot;;[.T13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YB-907-CV</text:p>
          </table:table-cell>
          <table:table-cell table:style-name="ce15" office:value-type="string" calcext:value-type="string">
            <text:p>2016-10-13</text:p>
          </table:table-cell>
          <table:table-cell office:value-type="string" calcext:value-type="string">
            <text:p>2016-07-21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2];&quot;', '&quot;;[.C132];&quot;', '&quot;;[.D132];&quot;', &quot;;[.E132];&quot;, &quot;;[.G132];&quot;, &quot;;[.H132];&quot;, &quot;;[.I132];&quot;, &quot;;[.J132];&quot;, &quot;;[.K132];&quot;, &quot;;[.L132];&quot;, &quot;;[.M132];&quot;, &quot;;[.N132];&quot;, &quot;;[.O132];&quot;, &quot;;[.P132];&quot;, &quot;;[.Q132];&quot;, &quot;;[.R132];&quot;, &quot;;[.S132];&quot;, &quot;;[.T13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JD-582-GF</text:p>
          </table:table-cell>
          <table:table-cell table:style-name="ce15" office:value-type="string" calcext:value-type="string">
            <text:p>2016-10-13</text:p>
          </table:table-cell>
          <table:table-cell office:value-type="string" calcext:value-type="string">
            <text:p>2016-09-01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3];&quot;', '&quot;;[.C133];&quot;', '&quot;;[.D133];&quot;', &quot;;[.E133];&quot;, &quot;;[.G133];&quot;, &quot;;[.H133];&quot;, &quot;;[.I133];&quot;, &quot;;[.J133];&quot;, &quot;;[.K133];&quot;, &quot;;[.L133];&quot;, &quot;;[.M133];&quot;, &quot;;[.N133];&quot;, &quot;;[.O133];&quot;, &quot;;[.P133];&quot;, &quot;;[.Q133];&quot;, &quot;;[.R133];&quot;, &quot;;[.S133];&quot;, &quot;;[.T13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CN-997-ZS</text:p>
          </table:table-cell>
          <table:table-cell table:style-name="ce15" office:value-type="string" calcext:value-type="string">
            <text:p>2016-10-14</text:p>
          </table:table-cell>
          <table:table-cell office:value-type="string" calcext:value-type="string">
            <text:p>2016-06-30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4];&quot;', '&quot;;[.C134];&quot;', '&quot;;[.D134];&quot;', &quot;;[.E134];&quot;, &quot;;[.G134];&quot;, &quot;;[.H134];&quot;, &quot;;[.I134];&quot;, &quot;;[.J134];&quot;, &quot;;[.K134];&quot;, &quot;;[.L134];&quot;, &quot;;[.M134];&quot;, &quot;;[.N134];&quot;, &quot;;[.O134];&quot;, &quot;;[.P134];&quot;, &quot;;[.Q134];&quot;, &quot;;[.R134];&quot;, &quot;;[.S134];&quot;, &quot;;[.T13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JA-173-YQ</text:p>
          </table:table-cell>
          <table:table-cell table:style-name="ce15" office:value-type="string" calcext:value-type="string">
            <text:p>2016-10-14</text:p>
          </table:table-cell>
          <table:table-cell office:value-type="string" calcext:value-type="string">
            <text:p>2016-02-15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5];&quot;', '&quot;;[.C135];&quot;', '&quot;;[.D135];&quot;', &quot;;[.E135];&quot;, &quot;;[.G135];&quot;, &quot;;[.H135];&quot;, &quot;;[.I135];&quot;, &quot;;[.J135];&quot;, &quot;;[.K135];&quot;, &quot;;[.L135];&quot;, &quot;;[.M135];&quot;, &quot;;[.N135];&quot;, &quot;;[.O135];&quot;, &quot;;[.P135];&quot;, &quot;;[.Q135];&quot;, &quot;;[.R135];&quot;, &quot;;[.S135];&quot;, &quot;;[.T13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KB-884-QR</text:p>
          </table:table-cell>
          <table:table-cell table:style-name="ce15" office:value-type="string" calcext:value-type="string">
            <text:p>2016-10-15</text:p>
          </table:table-cell>
          <table:table-cell office:value-type="string" calcext:value-type="string">
            <text:p>2016-06-11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9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6];&quot;', '&quot;;[.C136];&quot;', '&quot;;[.D136];&quot;', &quot;;[.E136];&quot;, &quot;;[.G136];&quot;, &quot;;[.H136];&quot;, &quot;;[.I136];&quot;, &quot;;[.J136];&quot;, &quot;;[.K136];&quot;, &quot;;[.L136];&quot;, &quot;;[.M136];&quot;, &quot;;[.N136];&quot;, &quot;;[.O136];&quot;, &quot;;[.P136];&quot;, &quot;;[.Q136];&quot;, &quot;;[.R136];&quot;, &quot;;[.S136];&quot;, &quot;;[.T136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8, velo</text:p>
          </table:table-cell>
          <table:table-cell office:value-type="string" calcext:value-type="string">
            <text:p>DD-169-BX</text:p>
          </table:table-cell>
          <table:table-cell table:style-name="ce16" office:value-type="string" calcext:value-type="string">
            <text:p>2016-10-16</text:p>
          </table:table-cell>
          <table:table-cell office:value-type="string" calcext:value-type="string">
            <text:p>2016-04-0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7];&quot;', '&quot;;[.C137];&quot;', '&quot;;[.D137];&quot;', &quot;;[.E137];&quot;, &quot;;[.G137];&quot;, &quot;;[.H137];&quot;, &quot;;[.I137];&quot;, &quot;;[.J137];&quot;, &quot;;[.K137];&quot;, &quot;;[.L137];&quot;, &quot;;[.M137];&quot;, &quot;;[.N137];&quot;, &quot;;[.O137];&quot;, &quot;;[.P137];&quot;, &quot;;[.Q137];&quot;, &quot;;[.R137];&quot;, &quot;;[.S137];&quot;, &quot;;[.T13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WN-001-KD</text:p>
          </table:table-cell>
          <table:table-cell table:style-name="ce15" office:value-type="string" calcext:value-type="string">
            <text:p>2016-10-16</text:p>
          </table:table-cell>
          <table:table-cell office:value-type="string" calcext:value-type="string">
            <text:p>2016-02-11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3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8];&quot;', '&quot;;[.C138];&quot;', '&quot;;[.D138];&quot;', &quot;;[.E138];&quot;, &quot;;[.G138];&quot;, &quot;;[.H138];&quot;, &quot;;[.I138];&quot;, &quot;;[.J138];&quot;, &quot;;[.K138];&quot;, &quot;;[.L138];&quot;, &quot;;[.M138];&quot;, &quot;;[.N138];&quot;, &quot;;[.O138];&quot;, &quot;;[.P138];&quot;, &quot;;[.Q138];&quot;, &quot;;[.R138];&quot;, &quot;;[.S138];&quot;, &quot;;[.T138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GJ-403-HS</text:p>
          </table:table-cell>
          <table:table-cell table:style-name="ce16" office:value-type="string" calcext:value-type="string">
            <text:p>2016-10-18</text:p>
          </table:table-cell>
          <table:table-cell office:value-type="string" calcext:value-type="string">
            <text:p>2016-03-1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.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39];&quot;', '&quot;;[.C139];&quot;', '&quot;;[.D139];&quot;', &quot;;[.E139];&quot;, &quot;;[.G139];&quot;, &quot;;[.H139];&quot;, &quot;;[.I139];&quot;, &quot;;[.J139];&quot;, &quot;;[.K139];&quot;, &quot;;[.L139];&quot;, &quot;;[.M139];&quot;, &quot;;[.N139];&quot;, &quot;;[.O139];&quot;, &quot;;[.P139];&quot;, &quot;;[.Q139];&quot;, &quot;;[.R139];&quot;, &quot;;[.S139];&quot;, &quot;;[.T13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IP-556-CU</text:p>
          </table:table-cell>
          <table:table-cell table:style-name="ce15" office:value-type="string" calcext:value-type="string">
            <text:p>2016-10-20</text:p>
          </table:table-cell>
          <table:table-cell office:value-type="string" calcext:value-type="string">
            <text:p>2016-08-11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6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9.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0];&quot;', '&quot;;[.C140];&quot;', '&quot;;[.D140];&quot;', &quot;;[.E140];&quot;, &quot;;[.G140];&quot;, &quot;;[.H140];&quot;, &quot;;[.I140];&quot;, &quot;;[.J140];&quot;, &quot;;[.K140];&quot;, &quot;;[.L140];&quot;, &quot;;[.M140];&quot;, &quot;;[.N140];&quot;, &quot;;[.O140];&quot;, &quot;;[.P140];&quot;, &quot;;[.Q140];&quot;, &quot;;[.R140];&quot;, &quot;;[.S140];&quot;, &quot;;[.T14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IY-323-FK</text:p>
          </table:table-cell>
          <table:table-cell table:style-name="ce15" office:value-type="string" calcext:value-type="string">
            <text:p>2016-10-20</text:p>
          </table:table-cell>
          <table:table-cell office:value-type="string" calcext:value-type="string">
            <text:p>2016-08-1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1];&quot;', '&quot;;[.C141];&quot;', '&quot;;[.D141];&quot;', &quot;;[.E141];&quot;, &quot;;[.G141];&quot;, &quot;;[.H141];&quot;, &quot;;[.I141];&quot;, &quot;;[.J141];&quot;, &quot;;[.K141];&quot;, &quot;;[.L141];&quot;, &quot;;[.M141];&quot;, &quot;;[.N141];&quot;, &quot;;[.O141];&quot;, &quot;;[.P141];&quot;, &quot;;[.Q141];&quot;, &quot;;[.R141];&quot;, &quot;;[.S141];&quot;, &quot;;[.T14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AB-426-JE</text:p>
          </table:table-cell>
          <table:table-cell table:style-name="ce15" office:value-type="string" calcext:value-type="string">
            <text:p>2016-10-22</text:p>
          </table:table-cell>
          <table:table-cell office:value-type="string" calcext:value-type="string">
            <text:p>2016-04-2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2];&quot;', '&quot;;[.C142];&quot;', '&quot;;[.D142];&quot;', &quot;;[.E142];&quot;, &quot;;[.G142];&quot;, &quot;;[.H142];&quot;, &quot;;[.I142];&quot;, &quot;;[.J142];&quot;, &quot;;[.K142];&quot;, &quot;;[.L142];&quot;, &quot;;[.M142];&quot;, &quot;;[.N142];&quot;, &quot;;[.O142];&quot;, &quot;;[.P142];&quot;, &quot;;[.Q142];&quot;, &quot;;[.R142];&quot;, &quot;;[.S142];&quot;, &quot;;[.T142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DS-427-TU</text:p>
          </table:table-cell>
          <table:table-cell table:style-name="ce16" office:value-type="string" calcext:value-type="string">
            <text:p>2016-10-23</text:p>
          </table:table-cell>
          <table:table-cell office:value-type="string" calcext:value-type="string">
            <text:p>2016-07-01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0.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3];&quot;', '&quot;;[.C143];&quot;', '&quot;;[.D143];&quot;', &quot;;[.E143];&quot;, &quot;;[.G143];&quot;, &quot;;[.H143];&quot;, &quot;;[.I143];&quot;, &quot;;[.J143];&quot;, &quot;;[.K143];&quot;, &quot;;[.L143];&quot;, &quot;;[.M143];&quot;, &quot;;[.N143];&quot;, &quot;;[.O143];&quot;, &quot;;[.P143];&quot;, &quot;;[.Q143];&quot;, &quot;;[.R143];&quot;, &quot;;[.S143];&quot;, &quot;;[.T14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EG-943-DK</text:p>
          </table:table-cell>
          <table:table-cell table:style-name="ce15" office:value-type="string" calcext:value-type="string">
            <text:p>2016-10-23</text:p>
          </table:table-cell>
          <table:table-cell office:value-type="string" calcext:value-type="string">
            <text:p>2016-05-08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3.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4];&quot;', '&quot;;[.C144];&quot;', '&quot;;[.D144];&quot;', &quot;;[.E144];&quot;, &quot;;[.G144];&quot;, &quot;;[.H144];&quot;, &quot;;[.I144];&quot;, &quot;;[.J144];&quot;, &quot;;[.K144];&quot;, &quot;;[.L144];&quot;, &quot;;[.M144];&quot;, &quot;;[.N144];&quot;, &quot;;[.O144];&quot;, &quot;;[.P144];&quot;, &quot;;[.Q144];&quot;, &quot;;[.R144];&quot;, &quot;;[.S144];&quot;, &quot;;[.T14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QT-563-LB</text:p>
          </table:table-cell>
          <table:table-cell table:style-name="ce15" office:value-type="string" calcext:value-type="string">
            <text:p>2016-10-24</text:p>
          </table:table-cell>
          <table:table-cell office:value-type="string" calcext:value-type="string">
            <text:p>2016-08-05</text:p>
          </table:table-cell>
          <table:table-cell table:style-name="ce17"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32.9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2" calcext:value-type="float">
            <text:p>802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5];&quot;', '&quot;;[.C145];&quot;', '&quot;;[.D145];&quot;', &quot;;[.E145];&quot;, &quot;;[.G145];&quot;, &quot;;[.H145];&quot;, &quot;;[.I145];&quot;, &quot;;[.J145];&quot;, &quot;;[.K145];&quot;, &quot;;[.L145];&quot;, &quot;;[.M145];&quot;, &quot;;[.N145];&quot;, &quot;;[.O145];&quot;, &quot;;[.P145];&quot;, &quot;;[.Q145];&quot;, &quot;;[.R145];&quot;, &quot;;[.S145];&quot;, &quot;;[.T14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HY-179-BD</text:p>
          </table:table-cell>
          <table:table-cell table:style-name="ce15" office:value-type="string" calcext:value-type="string">
            <text:p>2016-10-24</text:p>
          </table:table-cell>
          <table:table-cell office:value-type="string" calcext:value-type="string">
            <text:p>2016-05-25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4.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55" calcext:value-type="float">
            <text:p>55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133.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6];&quot;', '&quot;;[.C146];&quot;', '&quot;;[.D146];&quot;', &quot;;[.E146];&quot;, &quot;;[.G146];&quot;, &quot;;[.H146];&quot;, &quot;;[.I146];&quot;, &quot;;[.J146];&quot;, &quot;;[.K146];&quot;, &quot;;[.L146];&quot;, &quot;;[.M146];&quot;, &quot;;[.N146];&quot;, &quot;;[.O146];&quot;, &quot;;[.P146];&quot;, &quot;;[.Q146];&quot;, &quot;;[.R146];&quot;, &quot;;[.S146];&quot;, &quot;;[.T14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PZ-351-GS</text:p>
          </table:table-cell>
          <table:table-cell table:style-name="ce15" office:value-type="string" calcext:value-type="string">
            <text:p>2016-10-25</text:p>
          </table:table-cell>
          <table:table-cell office:value-type="string" calcext:value-type="string">
            <text:p>2016-05-18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9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7];&quot;', '&quot;;[.C147];&quot;', '&quot;;[.D147];&quot;', &quot;;[.E147];&quot;, &quot;;[.G147];&quot;, &quot;;[.H147];&quot;, &quot;;[.I147];&quot;, &quot;;[.J147];&quot;, &quot;;[.K147];&quot;, &quot;;[.L147];&quot;, &quot;;[.M147];&quot;, &quot;;[.N147];&quot;, &quot;;[.O147];&quot;, &quot;;[.P147];&quot;, &quot;;[.Q147];&quot;, &quot;;[.R147];&quot;, &quot;;[.S147];&quot;, &quot;;[.T14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EV-035-ND</text:p>
          </table:table-cell>
          <table:table-cell table:style-name="ce16" office:value-type="string" calcext:value-type="string">
            <text:p>2016-10-26</text:p>
          </table:table-cell>
          <table:table-cell office:value-type="string" calcext:value-type="string">
            <text:p>2016-09-04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3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8];&quot;', '&quot;;[.C148];&quot;', '&quot;;[.D148];&quot;', &quot;;[.E148];&quot;, &quot;;[.G148];&quot;, &quot;;[.H148];&quot;, &quot;;[.I148];&quot;, &quot;;[.J148];&quot;, &quot;;[.K148];&quot;, &quot;;[.L148];&quot;, &quot;;[.M148];&quot;, &quot;;[.N148];&quot;, &quot;;[.O148];&quot;, &quot;;[.P148];&quot;, &quot;;[.Q148];&quot;, &quot;;[.R148];&quot;, &quot;;[.S148];&quot;, &quot;;[.T148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XR-128-KD</text:p>
          </table:table-cell>
          <table:table-cell table:style-name="ce16" office:value-type="string" calcext:value-type="string">
            <text:p>2016-10-27</text:p>
          </table:table-cell>
          <table:table-cell office:value-type="string" calcext:value-type="string">
            <text:p>2016-04-14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3.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49];&quot;', '&quot;;[.C149];&quot;', '&quot;;[.D149];&quot;', &quot;;[.E149];&quot;, &quot;;[.G149];&quot;, &quot;;[.H149];&quot;, &quot;;[.I149];&quot;, &quot;;[.J149];&quot;, &quot;;[.K149];&quot;, &quot;;[.L149];&quot;, &quot;;[.M149];&quot;, &quot;;[.N149];&quot;, &quot;;[.O149];&quot;, &quot;;[.P149];&quot;, &quot;;[.Q149];&quot;, &quot;;[.R149];&quot;, &quot;;[.S149];&quot;, &quot;;[.T14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ZD-625-XK</text:p>
          </table:table-cell>
          <table:table-cell table:style-name="ce15" office:value-type="string" calcext:value-type="string">
            <text:p>2016-10-27</text:p>
          </table:table-cell>
          <table:table-cell office:value-type="string" calcext:value-type="string">
            <text:p>2016-06-2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0];&quot;', '&quot;;[.C150];&quot;', '&quot;;[.D150];&quot;', &quot;;[.E150];&quot;, &quot;;[.G150];&quot;, &quot;;[.H150];&quot;, &quot;;[.I150];&quot;, &quot;;[.J150];&quot;, &quot;;[.K150];&quot;, &quot;;[.L150];&quot;, &quot;;[.M150];&quot;, &quot;;[.N150];&quot;, &quot;;[.O150];&quot;, &quot;;[.P150];&quot;, &quot;;[.Q150];&quot;, &quot;;[.R150];&quot;, &quot;;[.S150];&quot;, &quot;;[.T15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JO-011-PK</text:p>
          </table:table-cell>
          <table:table-cell table:style-name="ce15" office:value-type="string" calcext:value-type="string">
            <text:p>2016-10-28</text:p>
          </table:table-cell>
          <table:table-cell office:value-type="string" calcext:value-type="string">
            <text:p>2016-08-21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1];&quot;', '&quot;;[.C151];&quot;', '&quot;;[.D151];&quot;', &quot;;[.E151];&quot;, &quot;;[.G151];&quot;, &quot;;[.H151];&quot;, &quot;;[.I151];&quot;, &quot;;[.J151];&quot;, &quot;;[.K151];&quot;, &quot;;[.L151];&quot;, &quot;;[.M151];&quot;, &quot;;[.N151];&quot;, &quot;;[.O151];&quot;, &quot;;[.P151];&quot;, &quot;;[.Q151];&quot;, &quot;;[.R151];&quot;, &quot;;[.S151];&quot;, &quot;;[.T151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IQ-738-IF</text:p>
          </table:table-cell>
          <table:table-cell table:style-name="ce16" office:value-type="string" calcext:value-type="string">
            <text:p>2016-10-30</text:p>
          </table:table-cell>
          <table:table-cell office:value-type="string" calcext:value-type="string">
            <text:p>2016-06-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0.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2];&quot;', '&quot;;[.C152];&quot;', '&quot;;[.D152];&quot;', &quot;;[.E152];&quot;, &quot;;[.G152];&quot;, &quot;;[.H152];&quot;, &quot;;[.I152];&quot;, &quot;;[.J152];&quot;, &quot;;[.K152];&quot;, &quot;;[.L152];&quot;, &quot;;[.M152];&quot;, &quot;;[.N152];&quot;, &quot;;[.O152];&quot;, &quot;;[.P152];&quot;, &quot;;[.Q152];&quot;, &quot;;[.R152];&quot;, &quot;;[.S152];&quot;, &quot;;[.T152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7,moto</text:p>
          </table:table-cell>
          <table:table-cell office:value-type="string" calcext:value-type="string">
            <text:p>HR-599-IJ</text:p>
          </table:table-cell>
          <table:table-cell table:style-name="ce16" office:value-type="string" calcext:value-type="string">
            <text:p>2016-11-01</text:p>
          </table:table-cell>
          <table:table-cell office:value-type="string" calcext:value-type="string">
            <text:p>2016-04-09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55.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3];&quot;', '&quot;;[.C153];&quot;', '&quot;;[.D153];&quot;', &quot;;[.E153];&quot;, &quot;;[.G153];&quot;, &quot;;[.H153];&quot;, &quot;;[.I153];&quot;, &quot;;[.J153];&quot;, &quot;;[.K153];&quot;, &quot;;[.L153];&quot;, &quot;;[.M153];&quot;, &quot;;[.N153];&quot;, &quot;;[.O153];&quot;, &quot;;[.P153];&quot;, &quot;;[.Q153];&quot;, &quot;;[.R153];&quot;, &quot;;[.S153];&quot;, &quot;;[.T153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8, velo</text:p>
          </table:table-cell>
          <table:table-cell office:value-type="string" calcext:value-type="string">
            <text:p>PZ-862-FX</text:p>
          </table:table-cell>
          <table:table-cell table:style-name="ce16" office:value-type="string" calcext:value-type="string">
            <text:p>2016-11-01</text:p>
          </table:table-cell>
          <table:table-cell office:value-type="string" calcext:value-type="string">
            <text:p>2016-05-07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4];&quot;', '&quot;;[.C154];&quot;', '&quot;;[.D154];&quot;', &quot;;[.E154];&quot;, &quot;;[.G154];&quot;, &quot;;[.H154];&quot;, &quot;;[.I154];&quot;, &quot;;[.J154];&quot;, &quot;;[.K154];&quot;, &quot;;[.L154];&quot;, &quot;;[.M154];&quot;, &quot;;[.N154];&quot;, &quot;;[.O154];&quot;, &quot;;[.P154];&quot;, &quot;;[.Q154];&quot;, &quot;;[.R154];&quot;, &quot;;[.S154];&quot;, &quot;;[.T15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PI-262-VI</text:p>
          </table:table-cell>
          <table:table-cell table:style-name="ce15" office:value-type="string" calcext:value-type="string">
            <text:p>2016-11-01</text:p>
          </table:table-cell>
          <table:table-cell office:value-type="string" calcext:value-type="string">
            <text:p>2016-08-29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8.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5];&quot;', '&quot;;[.C155];&quot;', '&quot;;[.D155];&quot;', &quot;;[.E155];&quot;, &quot;;[.G155];&quot;, &quot;;[.H155];&quot;, &quot;;[.I155];&quot;, &quot;;[.J155];&quot;, &quot;;[.K155];&quot;, &quot;;[.L155];&quot;, &quot;;[.M155];&quot;, &quot;;[.N155];&quot;, &quot;;[.O155];&quot;, &quot;;[.P155];&quot;, &quot;;[.Q155];&quot;, &quot;;[.R155];&quot;, &quot;;[.S155];&quot;, &quot;;[.T15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FL-508-YS</text:p>
          </table:table-cell>
          <table:table-cell table:style-name="ce15" office:value-type="string" calcext:value-type="string">
            <text:p>2016-11-01</text:p>
          </table:table-cell>
          <table:table-cell office:value-type="string" calcext:value-type="string">
            <text:p>2016-05-09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9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6];&quot;', '&quot;;[.C156];&quot;', '&quot;;[.D156];&quot;', &quot;;[.E156];&quot;, &quot;;[.G156];&quot;, &quot;;[.H156];&quot;, &quot;;[.I156];&quot;, &quot;;[.J156];&quot;, &quot;;[.K156];&quot;, &quot;;[.L156];&quot;, &quot;;[.M156];&quot;, &quot;;[.N156];&quot;, &quot;;[.O156];&quot;, &quot;;[.P156];&quot;, &quot;;[.Q156];&quot;, &quot;;[.R156];&quot;, &quot;;[.S156];&quot;, &quot;;[.T156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7,moto</text:p>
          </table:table-cell>
          <table:table-cell office:value-type="string" calcext:value-type="string">
            <text:p>EB-539-BC</text:p>
          </table:table-cell>
          <table:table-cell table:style-name="ce16" office:value-type="string" calcext:value-type="string">
            <text:p>2016-11-03</text:p>
          </table:table-cell>
          <table:table-cell office:value-type="string" calcext:value-type="string">
            <text:p>2016-03-2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55.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7];&quot;', '&quot;;[.C157];&quot;', '&quot;;[.D157];&quot;', &quot;;[.E157];&quot;, &quot;;[.G157];&quot;, &quot;;[.H157];&quot;, &quot;;[.I157];&quot;, &quot;;[.J157];&quot;, &quot;;[.K157];&quot;, &quot;;[.L157];&quot;, &quot;;[.M157];&quot;, &quot;;[.N157];&quot;, &quot;;[.O157];&quot;, &quot;;[.P157];&quot;, &quot;;[.Q157];&quot;, &quot;;[.R157];&quot;, &quot;;[.S157];&quot;, &quot;;[.T15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JW-605-RA</text:p>
          </table:table-cell>
          <table:table-cell table:style-name="ce16" office:value-type="string" calcext:value-type="string">
            <text:p>2016-11-04</text:p>
          </table:table-cell>
          <table:table-cell office:value-type="string" calcext:value-type="string">
            <text:p>2016-05-04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8.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8];&quot;', '&quot;;[.C158];&quot;', '&quot;;[.D158];&quot;', &quot;;[.E158];&quot;, &quot;;[.G158];&quot;, &quot;;[.H158];&quot;, &quot;;[.I158];&quot;, &quot;;[.J158];&quot;, &quot;;[.K158];&quot;, &quot;;[.L158];&quot;, &quot;;[.M158];&quot;, &quot;;[.N158];&quot;, &quot;;[.O158];&quot;, &quot;;[.P158];&quot;, &quot;;[.Q158];&quot;, &quot;;[.R158];&quot;, &quot;;[.S158];&quot;, &quot;;[.T15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SL-403-NK</text:p>
          </table:table-cell>
          <table:table-cell table:style-name="ce15" office:value-type="string" calcext:value-type="string">
            <text:p>2016-11-04</text:p>
          </table:table-cell>
          <table:table-cell office:value-type="string" calcext:value-type="string">
            <text:p>2016-06-07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59];&quot;', '&quot;;[.C159];&quot;', '&quot;;[.D159];&quot;', &quot;;[.E159];&quot;, &quot;;[.G159];&quot;, &quot;;[.H159];&quot;, &quot;;[.I159];&quot;, &quot;;[.J159];&quot;, &quot;;[.K159];&quot;, &quot;;[.L159];&quot;, &quot;;[.M159];&quot;, &quot;;[.N159];&quot;, &quot;;[.O159];&quot;, &quot;;[.P159];&quot;, &quot;;[.Q159];&quot;, &quot;;[.R159];&quot;, &quot;;[.S159];&quot;, &quot;;[.T15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RW-554-YK</text:p>
          </table:table-cell>
          <table:table-cell table:style-name="ce15" office:value-type="string" calcext:value-type="string">
            <text:p>2016-11-04</text:p>
          </table:table-cell>
          <table:table-cell office:value-type="string" calcext:value-type="string">
            <text:p>2016-09-1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0];&quot;', '&quot;;[.C160];&quot;', '&quot;;[.D160];&quot;', &quot;;[.E160];&quot;, &quot;;[.G160];&quot;, &quot;;[.H160];&quot;, &quot;;[.I160];&quot;, &quot;;[.J160];&quot;, &quot;;[.K160];&quot;, &quot;;[.L160];&quot;, &quot;;[.M160];&quot;, &quot;;[.N160];&quot;, &quot;;[.O160];&quot;, &quot;;[.P160];&quot;, &quot;;[.Q160];&quot;, &quot;;[.R160];&quot;, &quot;;[.S160];&quot;, &quot;;[.T160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UT-597-UU</text:p>
          </table:table-cell>
          <table:table-cell table:style-name="ce16" office:value-type="string" calcext:value-type="string">
            <text:p>2016-11-05</text:p>
          </table:table-cell>
          <table:table-cell office:value-type="string" calcext:value-type="string">
            <text:p>2016-03-18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43.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1];&quot;', '&quot;;[.C161];&quot;', '&quot;;[.D161];&quot;', &quot;;[.E161];&quot;, &quot;;[.G161];&quot;, &quot;;[.H161];&quot;, &quot;;[.I161];&quot;, &quot;;[.J161];&quot;, &quot;;[.K161];&quot;, &quot;;[.L161];&quot;, &quot;;[.M161];&quot;, &quot;;[.N161];&quot;, &quot;;[.O161];&quot;, &quot;;[.P161];&quot;, &quot;;[.Q161];&quot;, &quot;;[.R161];&quot;, &quot;;[.S161];&quot;, &quot;;[.T16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IK-897-TV</text:p>
          </table:table-cell>
          <table:table-cell table:style-name="ce15" office:value-type="string" calcext:value-type="string">
            <text:p>2016-11-05</text:p>
          </table:table-cell>
          <table:table-cell office:value-type="string" calcext:value-type="string">
            <text:p>2016-05-29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.5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2" calcext:value-type="float">
            <text:p>10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85.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2];&quot;', '&quot;;[.C162];&quot;', '&quot;;[.D162];&quot;', &quot;;[.E162];&quot;, &quot;;[.G162];&quot;, &quot;;[.H162];&quot;, &quot;;[.I162];&quot;, &quot;;[.J162];&quot;, &quot;;[.K162];&quot;, &quot;;[.L162];&quot;, &quot;;[.M162];&quot;, &quot;;[.N162];&quot;, &quot;;[.O162];&quot;, &quot;;[.P162];&quot;, &quot;;[.Q162];&quot;, &quot;;[.R162];&quot;, &quot;;[.S162];&quot;, &quot;;[.T16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ZC-943-AU</text:p>
          </table:table-cell>
          <table:table-cell table:style-name="ce15" office:value-type="string" calcext:value-type="string">
            <text:p>2016-11-05</text:p>
          </table:table-cell>
          <table:table-cell office:value-type="string" calcext:value-type="string">
            <text:p>2016-04-1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3];&quot;', '&quot;;[.C163];&quot;', '&quot;;[.D163];&quot;', &quot;;[.E163];&quot;, &quot;;[.G163];&quot;, &quot;;[.H163];&quot;, &quot;;[.I163];&quot;, &quot;;[.J163];&quot;, &quot;;[.K163];&quot;, &quot;;[.L163];&quot;, &quot;;[.M163];&quot;, &quot;;[.N163];&quot;, &quot;;[.O163];&quot;, &quot;;[.P163];&quot;, &quot;;[.Q163];&quot;, &quot;;[.R163];&quot;, &quot;;[.S163];&quot;, &quot;;[.T16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GK-091-PO</text:p>
          </table:table-cell>
          <table:table-cell table:style-name="ce15" office:value-type="string" calcext:value-type="string">
            <text:p>2016-11-06</text:p>
          </table:table-cell>
          <table:table-cell office:value-type="string" calcext:value-type="string">
            <text:p>2016-09-01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4];&quot;', '&quot;;[.C164];&quot;', '&quot;;[.D164];&quot;', &quot;;[.E164];&quot;, &quot;;[.G164];&quot;, &quot;;[.H164];&quot;, &quot;;[.I164];&quot;, &quot;;[.J164];&quot;, &quot;;[.K164];&quot;, &quot;;[.L164];&quot;, &quot;;[.M164];&quot;, &quot;;[.N164];&quot;, &quot;;[.O164];&quot;, &quot;;[.P164];&quot;, &quot;;[.Q164];&quot;, &quot;;[.R164];&quot;, &quot;;[.S164];&quot;, &quot;;[.T16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NG-200-EZ</text:p>
          </table:table-cell>
          <table:table-cell table:style-name="ce15" office:value-type="string" calcext:value-type="string">
            <text:p>2016-11-06</text:p>
          </table:table-cell>
          <table:table-cell office:value-type="string" calcext:value-type="string">
            <text:p>2016-07-15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6.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5];&quot;', '&quot;;[.C165];&quot;', '&quot;;[.D165];&quot;', &quot;;[.E165];&quot;, &quot;;[.G165];&quot;, &quot;;[.H165];&quot;, &quot;;[.I165];&quot;, &quot;;[.J165];&quot;, &quot;;[.K165];&quot;, &quot;;[.L165];&quot;, &quot;;[.M165];&quot;, &quot;;[.N165];&quot;, &quot;;[.O165];&quot;, &quot;;[.P165];&quot;, &quot;;[.Q165];&quot;, &quot;;[.R165];&quot;, &quot;;[.S165];&quot;, &quot;;[.T16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LA-906-HB</text:p>
          </table:table-cell>
          <table:table-cell table:style-name="ce15" office:value-type="string" calcext:value-type="string">
            <text:p>2016-11-06</text:p>
          </table:table-cell>
          <table:table-cell office:value-type="string" calcext:value-type="string">
            <text:p>2016-04-16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9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6];&quot;', '&quot;;[.C166];&quot;', '&quot;;[.D166];&quot;', &quot;;[.E166];&quot;, &quot;;[.G166];&quot;, &quot;;[.H166];&quot;, &quot;;[.I166];&quot;, &quot;;[.J166];&quot;, &quot;;[.K166];&quot;, &quot;;[.L166];&quot;, &quot;;[.M166];&quot;, &quot;;[.N166];&quot;, &quot;;[.O166];&quot;, &quot;;[.P166];&quot;, &quot;;[.Q166];&quot;, &quot;;[.R166];&quot;, &quot;;[.S166];&quot;, &quot;;[.T16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SE-762-JF</text:p>
          </table:table-cell>
          <table:table-cell table:style-name="ce15" office:value-type="string" calcext:value-type="string">
            <text:p>2016-11-07</text:p>
          </table:table-cell>
          <table:table-cell office:value-type="string" calcext:value-type="string">
            <text:p>2016-09-10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4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7];&quot;', '&quot;;[.C167];&quot;', '&quot;;[.D167];&quot;', &quot;;[.E167];&quot;, &quot;;[.G167];&quot;, &quot;;[.H167];&quot;, &quot;;[.I167];&quot;, &quot;;[.J167];&quot;, &quot;;[.K167];&quot;, &quot;;[.L167];&quot;, &quot;;[.M167];&quot;, &quot;;[.N167];&quot;, &quot;;[.O167];&quot;, &quot;;[.P167];&quot;, &quot;;[.Q167];&quot;, &quot;;[.R167];&quot;, &quot;;[.S167];&quot;, &quot;;[.T16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ZX-329-LC</text:p>
          </table:table-cell>
          <table:table-cell table:style-name="ce15" office:value-type="string" calcext:value-type="string">
            <text:p>2016-11-07</text:p>
          </table:table-cell>
          <table:table-cell office:value-type="string" calcext:value-type="string">
            <text:p>2016-08-19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7.8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8];&quot;', '&quot;;[.C168];&quot;', '&quot;;[.D168];&quot;', &quot;;[.E168];&quot;, &quot;;[.G168];&quot;, &quot;;[.H168];&quot;, &quot;;[.I168];&quot;, &quot;;[.J168];&quot;, &quot;;[.K168];&quot;, &quot;;[.L168];&quot;, &quot;;[.M168];&quot;, &quot;;[.N168];&quot;, &quot;;[.O168];&quot;, &quot;;[.P168];&quot;, &quot;;[.Q168];&quot;, &quot;;[.R168];&quot;, &quot;;[.S168];&quot;, &quot;;[.T16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RS-738-HG</text:p>
          </table:table-cell>
          <table:table-cell table:style-name="ce15" office:value-type="string" calcext:value-type="string">
            <text:p>2016-11-08</text:p>
          </table:table-cell>
          <table:table-cell office:value-type="string" calcext:value-type="string">
            <text:p>2016-03-15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7.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69];&quot;', '&quot;;[.C169];&quot;', '&quot;;[.D169];&quot;', &quot;;[.E169];&quot;, &quot;;[.G169];&quot;, &quot;;[.H169];&quot;, &quot;;[.I169];&quot;, &quot;;[.J169];&quot;, &quot;;[.K169];&quot;, &quot;;[.L169];&quot;, &quot;;[.M169];&quot;, &quot;;[.N169];&quot;, &quot;;[.O169];&quot;, &quot;;[.P169];&quot;, &quot;;[.Q169];&quot;, &quot;;[.R169];&quot;, &quot;;[.S169];&quot;, &quot;;[.T16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EX-106-FF</text:p>
          </table:table-cell>
          <table:table-cell table:style-name="ce15" office:value-type="string" calcext:value-type="string">
            <text:p>2016-11-09</text:p>
          </table:table-cell>
          <table:table-cell office:value-type="string" calcext:value-type="string">
            <text:p>2016-05-01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50.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0];&quot;', '&quot;;[.C170];&quot;', '&quot;;[.D170];&quot;', &quot;;[.E170];&quot;, &quot;;[.G170];&quot;, &quot;;[.H170];&quot;, &quot;;[.I170];&quot;, &quot;;[.J170];&quot;, &quot;;[.K170];&quot;, &quot;;[.L170];&quot;, &quot;;[.M170];&quot;, &quot;;[.N170];&quot;, &quot;;[.O170];&quot;, &quot;;[.P170];&quot;, &quot;;[.Q170];&quot;, &quot;;[.R170];&quot;, &quot;;[.S170];&quot;, &quot;;[.T170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CT-925-AH</text:p>
          </table:table-cell>
          <table:table-cell table:style-name="ce16" office:value-type="string" calcext:value-type="string">
            <text:p>2016-11-10</text:p>
          </table:table-cell>
          <table:table-cell office:value-type="string" calcext:value-type="string">
            <text:p>2016-06-19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1];&quot;', '&quot;;[.C171];&quot;', '&quot;;[.D171];&quot;', &quot;;[.E171];&quot;, &quot;;[.G171];&quot;, &quot;;[.H171];&quot;, &quot;;[.I171];&quot;, &quot;;[.J171];&quot;, &quot;;[.K171];&quot;, &quot;;[.L171];&quot;, &quot;;[.M171];&quot;, &quot;;[.N171];&quot;, &quot;;[.O171];&quot;, &quot;;[.P171];&quot;, &quot;;[.Q171];&quot;, &quot;;[.R171];&quot;, &quot;;[.S171];&quot;, &quot;;[.T17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YX-630-JC</text:p>
          </table:table-cell>
          <table:table-cell table:style-name="ce15" office:value-type="string" calcext:value-type="string">
            <text:p>2016-11-10</text:p>
          </table:table-cell>
          <table:table-cell office:value-type="string" calcext:value-type="string">
            <text:p>2016-04-24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9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2];&quot;', '&quot;;[.C172];&quot;', '&quot;;[.D172];&quot;', &quot;;[.E172];&quot;, &quot;;[.G172];&quot;, &quot;;[.H172];&quot;, &quot;;[.I172];&quot;, &quot;;[.J172];&quot;, &quot;;[.K172];&quot;, &quot;;[.L172];&quot;, &quot;;[.M172];&quot;, &quot;;[.N172];&quot;, &quot;;[.O172];&quot;, &quot;;[.P172];&quot;, &quot;;[.Q172];&quot;, &quot;;[.R172];&quot;, &quot;;[.S172];&quot;, &quot;;[.T172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2,utilitaire</text:p>
          </table:table-cell>
          <table:table-cell office:value-type="string" calcext:value-type="string">
            <text:p>DH-529-SH</text:p>
          </table:table-cell>
          <table:table-cell table:style-name="ce16" office:value-type="string" calcext:value-type="string">
            <text:p>2016-11-11</text:p>
          </table:table-cell>
          <table:table-cell office:value-type="string" calcext:value-type="string">
            <text:p>2016-07-18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5.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3];&quot;', '&quot;;[.C173];&quot;', '&quot;;[.D173];&quot;', &quot;;[.E173];&quot;, &quot;;[.G173];&quot;, &quot;;[.H173];&quot;, &quot;;[.I173];&quot;, &quot;;[.J173];&quot;, &quot;;[.K173];&quot;, &quot;;[.L173];&quot;, &quot;;[.M173];&quot;, &quot;;[.N173];&quot;, &quot;;[.O173];&quot;, &quot;;[.P173];&quot;, &quot;;[.Q173];&quot;, &quot;;[.R173];&quot;, &quot;;[.S173];&quot;, &quot;;[.T17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MR-939-KG</text:p>
          </table:table-cell>
          <table:table-cell table:style-name="ce15" office:value-type="string" calcext:value-type="string">
            <text:p>2016-11-12</text:p>
          </table:table-cell>
          <table:table-cell office:value-type="string" calcext:value-type="string">
            <text:p>2016-07-1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4];&quot;', '&quot;;[.C174];&quot;', '&quot;;[.D174];&quot;', &quot;;[.E174];&quot;, &quot;;[.G174];&quot;, &quot;;[.H174];&quot;, &quot;;[.I174];&quot;, &quot;;[.J174];&quot;, &quot;;[.K174];&quot;, &quot;;[.L174];&quot;, &quot;;[.M174];&quot;, &quot;;[.N174];&quot;, &quot;;[.O174];&quot;, &quot;;[.P174];&quot;, &quot;;[.Q174];&quot;, &quot;;[.R174];&quot;, &quot;;[.S174];&quot;, &quot;;[.T17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RQ-136-IR</text:p>
          </table:table-cell>
          <table:table-cell table:style-name="ce15" office:value-type="string" calcext:value-type="string">
            <text:p>2016-11-14</text:p>
          </table:table-cell>
          <table:table-cell office:value-type="string" calcext:value-type="string">
            <text:p>2016-06-09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5];&quot;', '&quot;;[.C175];&quot;', '&quot;;[.D175];&quot;', &quot;;[.E175];&quot;, &quot;;[.G175];&quot;, &quot;;[.H175];&quot;, &quot;;[.I175];&quot;, &quot;;[.J175];&quot;, &quot;;[.K175];&quot;, &quot;;[.L175];&quot;, &quot;;[.M175];&quot;, &quot;;[.N175];&quot;, &quot;;[.O175];&quot;, &quot;;[.P175];&quot;, &quot;;[.Q175];&quot;, &quot;;[.R175];&quot;, &quot;;[.S175];&quot;, &quot;;[.T17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XR-994-DU</text:p>
          </table:table-cell>
          <table:table-cell table:style-name="ce15" office:value-type="string" calcext:value-type="string">
            <text:p>2016-11-15</text:p>
          </table:table-cell>
          <table:table-cell office:value-type="string" calcext:value-type="string">
            <text:p>2016-04-19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2.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6];&quot;', '&quot;;[.C176];&quot;', '&quot;;[.D176];&quot;', &quot;;[.E176];&quot;, &quot;;[.G176];&quot;, &quot;;[.H176];&quot;, &quot;;[.I176];&quot;, &quot;;[.J176];&quot;, &quot;;[.K176];&quot;, &quot;;[.L176];&quot;, &quot;;[.M176];&quot;, &quot;;[.N176];&quot;, &quot;;[.O176];&quot;, &quot;;[.P176];&quot;, &quot;;[.Q176];&quot;, &quot;;[.R176];&quot;, &quot;;[.S176];&quot;, &quot;;[.T17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IY-809-AX</text:p>
          </table:table-cell>
          <table:table-cell table:style-name="ce15" office:value-type="string" calcext:value-type="string">
            <text:p>2016-11-16</text:p>
          </table:table-cell>
          <table:table-cell office:value-type="string" calcext:value-type="string">
            <text:p>2016-08-28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7.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7];&quot;', '&quot;;[.C177];&quot;', '&quot;;[.D177];&quot;', &quot;;[.E177];&quot;, &quot;;[.G177];&quot;, &quot;;[.H177];&quot;, &quot;;[.I177];&quot;, &quot;;[.J177];&quot;, &quot;;[.K177];&quot;, &quot;;[.L177];&quot;, &quot;;[.M177];&quot;, &quot;;[.N177];&quot;, &quot;;[.O177];&quot;, &quot;;[.P177];&quot;, &quot;;[.Q177];&quot;, &quot;;[.R177];&quot;, &quot;;[.S177];&quot;, &quot;;[.T17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ZY-051-ZY</text:p>
          </table:table-cell>
          <table:table-cell table:style-name="ce16" office:value-type="string" calcext:value-type="string">
            <text:p>2016-11-17</text:p>
          </table:table-cell>
          <table:table-cell office:value-type="string" calcext:value-type="string">
            <text:p>2016-05-05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.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8];&quot;', '&quot;;[.C178];&quot;', '&quot;;[.D178];&quot;', &quot;;[.E178];&quot;, &quot;;[.G178];&quot;, &quot;;[.H178];&quot;, &quot;;[.I178];&quot;, &quot;;[.J178];&quot;, &quot;;[.K178];&quot;, &quot;;[.L178];&quot;, &quot;;[.M178];&quot;, &quot;;[.N178];&quot;, &quot;;[.O178];&quot;, &quot;;[.P178];&quot;, &quot;;[.Q178];&quot;, &quot;;[.R178];&quot;, &quot;;[.S178];&quot;, &quot;;[.T17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MC-097-IW</text:p>
          </table:table-cell>
          <table:table-cell table:style-name="ce15" office:value-type="string" calcext:value-type="string">
            <text:p>2016-11-17</text:p>
          </table:table-cell>
          <table:table-cell office:value-type="string" calcext:value-type="string">
            <text:p>2016-09-26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79];&quot;', '&quot;;[.C179];&quot;', '&quot;;[.D179];&quot;', &quot;;[.E179];&quot;, &quot;;[.G179];&quot;, &quot;;[.H179];&quot;, &quot;;[.I179];&quot;, &quot;;[.J179];&quot;, &quot;;[.K179];&quot;, &quot;;[.L179];&quot;, &quot;;[.M179];&quot;, &quot;;[.N179];&quot;, &quot;;[.O179];&quot;, &quot;;[.P179];&quot;, &quot;;[.Q179];&quot;, &quot;;[.R179];&quot;, &quot;;[.S179];&quot;, &quot;;[.T17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IY-476-FD</text:p>
          </table:table-cell>
          <table:table-cell table:style-name="ce15" office:value-type="string" calcext:value-type="string">
            <text:p>2016-11-18</text:p>
          </table:table-cell>
          <table:table-cell office:value-type="string" calcext:value-type="string">
            <text:p>2016-05-08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8.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0];&quot;', '&quot;;[.C180];&quot;', '&quot;;[.D180];&quot;', &quot;;[.E180];&quot;, &quot;;[.G180];&quot;, &quot;;[.H180];&quot;, &quot;;[.I180];&quot;, &quot;;[.J180];&quot;, &quot;;[.K180];&quot;, &quot;;[.L180];&quot;, &quot;;[.M180];&quot;, &quot;;[.N180];&quot;, &quot;;[.O180];&quot;, &quot;;[.P180];&quot;, &quot;;[.Q180];&quot;, &quot;;[.R180];&quot;, &quot;;[.S180];&quot;, &quot;;[.T18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QU-558-FK</text:p>
          </table:table-cell>
          <table:table-cell table:style-name="ce15" office:value-type="string" calcext:value-type="string">
            <text:p>2016-11-18</text:p>
          </table:table-cell>
          <table:table-cell office:value-type="string" calcext:value-type="string">
            <text:p>2016-08-26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1];&quot;', '&quot;;[.C181];&quot;', '&quot;;[.D181];&quot;', &quot;;[.E181];&quot;, &quot;;[.G181];&quot;, &quot;;[.H181];&quot;, &quot;;[.I181];&quot;, &quot;;[.J181];&quot;, &quot;;[.K181];&quot;, &quot;;[.L181];&quot;, &quot;;[.M181];&quot;, &quot;;[.N181];&quot;, &quot;;[.O181];&quot;, &quot;;[.P181];&quot;, &quot;;[.Q181];&quot;, &quot;;[.R181];&quot;, &quot;;[.S181];&quot;, &quot;;[.T18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IX-044-CC</text:p>
          </table:table-cell>
          <table:table-cell table:style-name="ce15" office:value-type="string" calcext:value-type="string">
            <text:p>2016-11-18</text:p>
          </table:table-cell>
          <table:table-cell office:value-type="string" calcext:value-type="string">
            <text:p>2016-06-15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2.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2];&quot;', '&quot;;[.C182];&quot;', '&quot;;[.D182];&quot;', &quot;;[.E182];&quot;, &quot;;[.G182];&quot;, &quot;;[.H182];&quot;, &quot;;[.I182];&quot;, &quot;;[.J182];&quot;, &quot;;[.K182];&quot;, &quot;;[.L182];&quot;, &quot;;[.M182];&quot;, &quot;;[.N182];&quot;, &quot;;[.O182];&quot;, &quot;;[.P182];&quot;, &quot;;[.Q182];&quot;, &quot;;[.R182];&quot;, &quot;;[.S182];&quot;, &quot;;[.T182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PD-672-OL</text:p>
          </table:table-cell>
          <table:table-cell table:style-name="ce16" office:value-type="string" calcext:value-type="string">
            <text:p>2016-11-19</text:p>
          </table:table-cell>
          <table:table-cell office:value-type="string" calcext:value-type="string">
            <text:p>2016-10-02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3];&quot;', '&quot;;[.C183];&quot;', '&quot;;[.D183];&quot;', &quot;;[.E183];&quot;, &quot;;[.G183];&quot;, &quot;;[.H183];&quot;, &quot;;[.I183];&quot;, &quot;;[.J183];&quot;, &quot;;[.K183];&quot;, &quot;;[.L183];&quot;, &quot;;[.M183];&quot;, &quot;;[.N183];&quot;, &quot;;[.O183];&quot;, &quot;;[.P183];&quot;, &quot;;[.Q183];&quot;, &quot;;[.R183];&quot;, &quot;;[.S183];&quot;, &quot;;[.T183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AS-124-NT</text:p>
          </table:table-cell>
          <table:table-cell table:style-name="ce16" office:value-type="string" calcext:value-type="string">
            <text:p>2016-11-19</text:p>
          </table:table-cell>
          <table:table-cell office:value-type="string" calcext:value-type="string">
            <text:p>2016-08-2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7.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4];&quot;', '&quot;;[.C184];&quot;', '&quot;;[.D184];&quot;', &quot;;[.E184];&quot;, &quot;;[.G184];&quot;, &quot;;[.H184];&quot;, &quot;;[.I184];&quot;, &quot;;[.J184];&quot;, &quot;;[.K184];&quot;, &quot;;[.L184];&quot;, &quot;;[.M184];&quot;, &quot;;[.N184];&quot;, &quot;;[.O184];&quot;, &quot;;[.P184];&quot;, &quot;;[.Q184];&quot;, &quot;;[.R184];&quot;, &quot;;[.S184];&quot;, &quot;;[.T18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QS-904-FD</text:p>
          </table:table-cell>
          <table:table-cell table:style-name="ce15" office:value-type="string" calcext:value-type="string">
            <text:p>2016-11-19</text:p>
          </table:table-cell>
          <table:table-cell office:value-type="string" calcext:value-type="string">
            <text:p>2016-03-28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5];&quot;', '&quot;;[.C185];&quot;', '&quot;;[.D185];&quot;', &quot;;[.E185];&quot;, &quot;;[.G185];&quot;, &quot;;[.H185];&quot;, &quot;;[.I185];&quot;, &quot;;[.J185];&quot;, &quot;;[.K185];&quot;, &quot;;[.L185];&quot;, &quot;;[.M185];&quot;, &quot;;[.N185];&quot;, &quot;;[.O185];&quot;, &quot;;[.P185];&quot;, &quot;;[.Q185];&quot;, &quot;;[.R185];&quot;, &quot;;[.S185];&quot;, &quot;;[.T18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ZK-312-XH</text:p>
          </table:table-cell>
          <table:table-cell table:style-name="ce15" office:value-type="string" calcext:value-type="string">
            <text:p>2016-11-20</text:p>
          </table:table-cell>
          <table:table-cell office:value-type="string" calcext:value-type="string">
            <text:p>2016-09-05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6];&quot;', '&quot;;[.C186];&quot;', '&quot;;[.D186];&quot;', &quot;;[.E186];&quot;, &quot;;[.G186];&quot;, &quot;;[.H186];&quot;, &quot;;[.I186];&quot;, &quot;;[.J186];&quot;, &quot;;[.K186];&quot;, &quot;;[.L186];&quot;, &quot;;[.M186];&quot;, &quot;;[.N186];&quot;, &quot;;[.O186];&quot;, &quot;;[.P186];&quot;, &quot;;[.Q186];&quot;, &quot;;[.R186];&quot;, &quot;;[.S186];&quot;, &quot;;[.T186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7,moto</text:p>
          </table:table-cell>
          <table:table-cell office:value-type="string" calcext:value-type="string">
            <text:p>OH-211-VK</text:p>
          </table:table-cell>
          <table:table-cell table:style-name="ce16" office:value-type="string" calcext:value-type="string">
            <text:p>2016-11-21</text:p>
          </table:table-cell>
          <table:table-cell office:value-type="string" calcext:value-type="string">
            <text:p>2016-05-11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.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15" calcext:value-type="float">
            <text:p>1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10.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7];&quot;', '&quot;;[.C187];&quot;', '&quot;;[.D187];&quot;', &quot;;[.E187];&quot;, &quot;;[.G187];&quot;, &quot;;[.H187];&quot;, &quot;;[.I187];&quot;, &quot;;[.J187];&quot;, &quot;;[.K187];&quot;, &quot;;[.L187];&quot;, &quot;;[.M187];&quot;, &quot;;[.N187];&quot;, &quot;;[.O187];&quot;, &quot;;[.P187];&quot;, &quot;;[.Q187];&quot;, &quot;;[.R187];&quot;, &quot;;[.S187];&quot;, &quot;;[.T18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FT-283-OI</text:p>
          </table:table-cell>
          <table:table-cell table:style-name="ce16" office:value-type="string" calcext:value-type="string">
            <text:p>2016-11-21</text:p>
          </table:table-cell>
          <table:table-cell office:value-type="string" calcext:value-type="string">
            <text:p>2016-03-20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2.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8];&quot;', '&quot;;[.C188];&quot;', '&quot;;[.D188];&quot;', &quot;;[.E188];&quot;, &quot;;[.G188];&quot;, &quot;;[.H188];&quot;, &quot;;[.I188];&quot;, &quot;;[.J188];&quot;, &quot;;[.K188];&quot;, &quot;;[.L188];&quot;, &quot;;[.M188];&quot;, &quot;;[.N188];&quot;, &quot;;[.O188];&quot;, &quot;;[.P188];&quot;, &quot;;[.Q188];&quot;, &quot;;[.R188];&quot;, &quot;;[.S188];&quot;, &quot;;[.T188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DU-167-UJ</text:p>
          </table:table-cell>
          <table:table-cell table:style-name="ce16" office:value-type="string" calcext:value-type="string">
            <text:p>2016-11-21</text:p>
          </table:table-cell>
          <table:table-cell office:value-type="string" calcext:value-type="string">
            <text:p>2016-06-14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2.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89];&quot;', '&quot;;[.C189];&quot;', '&quot;;[.D189];&quot;', &quot;;[.E189];&quot;, &quot;;[.G189];&quot;, &quot;;[.H189];&quot;, &quot;;[.I189];&quot;, &quot;;[.J189];&quot;, &quot;;[.K189];&quot;, &quot;;[.L189];&quot;, &quot;;[.M189];&quot;, &quot;;[.N189];&quot;, &quot;;[.O189];&quot;, &quot;;[.P189];&quot;, &quot;;[.Q189];&quot;, &quot;;[.R189];&quot;, &quot;;[.S189];&quot;, &quot;;[.T18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WY-710-QH</text:p>
          </table:table-cell>
          <table:table-cell table:style-name="ce15" office:value-type="string" calcext:value-type="string">
            <text:p>2016-11-22</text:p>
          </table:table-cell>
          <table:table-cell office:value-type="string" calcext:value-type="string">
            <text:p>2016-04-02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9.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0];&quot;', '&quot;;[.C190];&quot;', '&quot;;[.D190];&quot;', &quot;;[.E190];&quot;, &quot;;[.G190];&quot;, &quot;;[.H190];&quot;, &quot;;[.I190];&quot;, &quot;;[.J190];&quot;, &quot;;[.K190];&quot;, &quot;;[.L190];&quot;, &quot;;[.M190];&quot;, &quot;;[.N190];&quot;, &quot;;[.O190];&quot;, &quot;;[.P190];&quot;, &quot;;[.Q190];&quot;, &quot;;[.R190];&quot;, &quot;;[.S190];&quot;, &quot;;[.T19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YH-329-BS</text:p>
          </table:table-cell>
          <table:table-cell table:style-name="ce15" office:value-type="string" calcext:value-type="string">
            <text:p>2016-11-23</text:p>
          </table:table-cell>
          <table:table-cell office:value-type="string" calcext:value-type="string">
            <text:p>2016-08-07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9.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1];&quot;', '&quot;;[.C191];&quot;', '&quot;;[.D191];&quot;', &quot;;[.E191];&quot;, &quot;;[.G191];&quot;, &quot;;[.H191];&quot;, &quot;;[.I191];&quot;, &quot;;[.J191];&quot;, &quot;;[.K191];&quot;, &quot;;[.L191];&quot;, &quot;;[.M191];&quot;, &quot;;[.N191];&quot;, &quot;;[.O191];&quot;, &quot;;[.P191];&quot;, &quot;;[.Q191];&quot;, &quot;;[.R191];&quot;, &quot;;[.S191];&quot;, &quot;;[.T19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OQ-689-WA</text:p>
          </table:table-cell>
          <table:table-cell table:style-name="ce15" office:value-type="string" calcext:value-type="string">
            <text:p>2016-11-23</text:p>
          </table:table-cell>
          <table:table-cell office:value-type="string" calcext:value-type="string">
            <text:p>2016-10-04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.5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2];&quot;', '&quot;;[.C192];&quot;', '&quot;;[.D192];&quot;', &quot;;[.E192];&quot;, &quot;;[.G192];&quot;, &quot;;[.H192];&quot;, &quot;;[.I192];&quot;, &quot;;[.J192];&quot;, &quot;;[.K192];&quot;, &quot;;[.L192];&quot;, &quot;;[.M192];&quot;, &quot;;[.N192];&quot;, &quot;;[.O192];&quot;, &quot;;[.P192];&quot;, &quot;;[.Q192];&quot;, &quot;;[.R192];&quot;, &quot;;[.S192];&quot;, &quot;;[.T19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QY-404-QY</text:p>
          </table:table-cell>
          <table:table-cell table:style-name="ce15" office:value-type="string" calcext:value-type="string">
            <text:p>2016-11-23</text:p>
          </table:table-cell>
          <table:table-cell office:value-type="string" calcext:value-type="string">
            <text:p>2016-05-01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.9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14" calcext:value-type="float">
            <text:p>11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89.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3];&quot;', '&quot;;[.C193];&quot;', '&quot;;[.D193];&quot;', &quot;;[.E193];&quot;, &quot;;[.G193];&quot;, &quot;;[.H193];&quot;, &quot;;[.I193];&quot;, &quot;;[.J193];&quot;, &quot;;[.K193];&quot;, &quot;;[.L193];&quot;, &quot;;[.M193];&quot;, &quot;;[.N193];&quot;, &quot;;[.O193];&quot;, &quot;;[.P193];&quot;, &quot;;[.Q193];&quot;, &quot;;[.R193];&quot;, &quot;;[.S193];&quot;, &quot;;[.T19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LQ-668-JV</text:p>
          </table:table-cell>
          <table:table-cell table:style-name="ce15" office:value-type="string" calcext:value-type="string">
            <text:p>2016-11-23</text:p>
          </table:table-cell>
          <table:table-cell office:value-type="string" calcext:value-type="string">
            <text:p>2016-08-07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4];&quot;', '&quot;;[.C194];&quot;', '&quot;;[.D194];&quot;', &quot;;[.E194];&quot;, &quot;;[.G194];&quot;, &quot;;[.H194];&quot;, &quot;;[.I194];&quot;, &quot;;[.J194];&quot;, &quot;;[.K194];&quot;, &quot;;[.L194];&quot;, &quot;;[.M194];&quot;, &quot;;[.N194];&quot;, &quot;;[.O194];&quot;, &quot;;[.P194];&quot;, &quot;;[.Q194];&quot;, &quot;;[.R194];&quot;, &quot;;[.S194];&quot;, &quot;;[.T19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OW-874-MV</text:p>
          </table:table-cell>
          <table:table-cell table:style-name="ce15" office:value-type="string" calcext:value-type="string">
            <text:p>2016-11-23</text:p>
          </table:table-cell>
          <table:table-cell office:value-type="string" calcext:value-type="string">
            <text:p>2016-03-26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5];&quot;', '&quot;;[.C195];&quot;', '&quot;;[.D195];&quot;', &quot;;[.E195];&quot;, &quot;;[.G195];&quot;, &quot;;[.H195];&quot;, &quot;;[.I195];&quot;, &quot;;[.J195];&quot;, &quot;;[.K195];&quot;, &quot;;[.L195];&quot;, &quot;;[.M195];&quot;, &quot;;[.N195];&quot;, &quot;;[.O195];&quot;, &quot;;[.P195];&quot;, &quot;;[.Q195];&quot;, &quot;;[.R195];&quot;, &quot;;[.S195];&quot;, &quot;;[.T195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4, citadine</text:p>
          </table:table-cell>
          <table:table-cell office:value-type="string" calcext:value-type="string">
            <text:p>SJ-463-CP</text:p>
          </table:table-cell>
          <table:table-cell table:style-name="ce16" office:value-type="string" calcext:value-type="string">
            <text:p>2016-11-24</text:p>
          </table:table-cell>
          <table:table-cell office:value-type="string" calcext:value-type="string">
            <text:p>2016-10-11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9.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6];&quot;', '&quot;;[.C196];&quot;', '&quot;;[.D196];&quot;', &quot;;[.E196];&quot;, &quot;;[.G196];&quot;, &quot;;[.H196];&quot;, &quot;;[.I196];&quot;, &quot;;[.J196];&quot;, &quot;;[.K196];&quot;, &quot;;[.L196];&quot;, &quot;;[.M196];&quot;, &quot;;[.N196];&quot;, &quot;;[.O196];&quot;, &quot;;[.P196];&quot;, &quot;;[.Q196];&quot;, &quot;;[.R196];&quot;, &quot;;[.S196];&quot;, &quot;;[.T19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MX-414-MN</text:p>
          </table:table-cell>
          <table:table-cell table:style-name="ce15" office:value-type="string" calcext:value-type="string">
            <text:p>2016-11-24</text:p>
          </table:table-cell>
          <table:table-cell office:value-type="string" calcext:value-type="string">
            <text:p>2016-08-06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.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7];&quot;', '&quot;;[.C197];&quot;', '&quot;;[.D197];&quot;', &quot;;[.E197];&quot;, &quot;;[.G197];&quot;, &quot;;[.H197];&quot;, &quot;;[.I197];&quot;, &quot;;[.J197];&quot;, &quot;;[.K197];&quot;, &quot;;[.L197];&quot;, &quot;;[.M197];&quot;, &quot;;[.N197];&quot;, &quot;;[.O197];&quot;, &quot;;[.P197];&quot;, &quot;;[.Q197];&quot;, &quot;;[.R197];&quot;, &quot;;[.S197];&quot;, &quot;;[.T19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WW-671-TB</text:p>
          </table:table-cell>
          <table:table-cell table:style-name="ce16" office:value-type="string" calcext:value-type="string">
            <text:p>2016-11-25</text:p>
          </table:table-cell>
          <table:table-cell office:value-type="string" calcext:value-type="string">
            <text:p>2016-04-27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8.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8];&quot;', '&quot;;[.C198];&quot;', '&quot;;[.D198];&quot;', &quot;;[.E198];&quot;, &quot;;[.G198];&quot;, &quot;;[.H198];&quot;, &quot;;[.I198];&quot;, &quot;;[.J198];&quot;, &quot;;[.K198];&quot;, &quot;;[.L198];&quot;, &quot;;[.M198];&quot;, &quot;;[.N198];&quot;, &quot;;[.O198];&quot;, &quot;;[.P198];&quot;, &quot;;[.Q198];&quot;, &quot;;[.R198];&quot;, &quot;;[.S198];&quot;, &quot;;[.T19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WM-215-GV</text:p>
          </table:table-cell>
          <table:table-cell table:style-name="ce15" office:value-type="string" calcext:value-type="string">
            <text:p>2016-11-25</text:p>
          </table:table-cell>
          <table:table-cell office:value-type="string" calcext:value-type="string">
            <text:p>2016-06-22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9.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199];&quot;', '&quot;;[.C199];&quot;', '&quot;;[.D199];&quot;', &quot;;[.E199];&quot;, &quot;;[.G199];&quot;, &quot;;[.H199];&quot;, &quot;;[.I199];&quot;, &quot;;[.J199];&quot;, &quot;;[.K199];&quot;, &quot;;[.L199];&quot;, &quot;;[.M199];&quot;, &quot;;[.N199];&quot;, &quot;;[.O199];&quot;, &quot;;[.P199];&quot;, &quot;;[.Q199];&quot;, &quot;;[.R199];&quot;, &quot;;[.S199];&quot;, &quot;;[.T19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ET-491-LY</text:p>
          </table:table-cell>
          <table:table-cell table:style-name="ce15" office:value-type="string" calcext:value-type="string">
            <text:p>2016-11-25</text:p>
          </table:table-cell>
          <table:table-cell office:value-type="string" calcext:value-type="string">
            <text:p>2016-07-10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0];&quot;', '&quot;;[.C200];&quot;', '&quot;;[.D200];&quot;', &quot;;[.E200];&quot;, &quot;;[.G200];&quot;, &quot;;[.H200];&quot;, &quot;;[.I200];&quot;, &quot;;[.J200];&quot;, &quot;;[.K200];&quot;, &quot;;[.L200];&quot;, &quot;;[.M200];&quot;, &quot;;[.N200];&quot;, &quot;;[.O200];&quot;, &quot;;[.P200];&quot;, &quot;;[.Q200];&quot;, &quot;;[.R200];&quot;, &quot;;[.S200];&quot;, &quot;;[.T20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XD-991-JX</text:p>
          </table:table-cell>
          <table:table-cell table:style-name="ce15" office:value-type="string" calcext:value-type="string">
            <text:p>2016-11-26</text:p>
          </table:table-cell>
          <table:table-cell office:value-type="string" calcext:value-type="string">
            <text:p>2016-09-07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.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99" calcext:value-type="float">
            <text:p>99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90.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9" calcext:value-type="float">
            <text:p>1599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1];&quot;', '&quot;;[.C201];&quot;', '&quot;;[.D201];&quot;', &quot;;[.E201];&quot;, &quot;;[.G201];&quot;, &quot;;[.H201];&quot;, &quot;;[.I201];&quot;, &quot;;[.J201];&quot;, &quot;;[.K201];&quot;, &quot;;[.L201];&quot;, &quot;;[.M201];&quot;, &quot;;[.N201];&quot;, &quot;;[.O201];&quot;, &quot;;[.P201];&quot;, &quot;;[.Q201];&quot;, &quot;;[.R201];&quot;, &quot;;[.S201];&quot;, &quot;;[.T20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VY-443-PW</text:p>
          </table:table-cell>
          <table:table-cell table:style-name="ce15" office:value-type="string" calcext:value-type="string">
            <text:p>2016-11-27</text:p>
          </table:table-cell>
          <table:table-cell office:value-type="string" calcext:value-type="string">
            <text:p>2016-09-10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4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51" calcext:value-type="float">
            <text:p>1351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2];&quot;', '&quot;;[.C202];&quot;', '&quot;;[.D202];&quot;', &quot;;[.E202];&quot;, &quot;;[.G202];&quot;, &quot;;[.H202];&quot;, &quot;;[.I202];&quot;, &quot;;[.J202];&quot;, &quot;;[.K202];&quot;, &quot;;[.L202];&quot;, &quot;;[.M202];&quot;, &quot;;[.N202];&quot;, &quot;;[.O202];&quot;, &quot;;[.P202];&quot;, &quot;;[.Q202];&quot;, &quot;;[.R202];&quot;, &quot;;[.S202];&quot;, &quot;;[.T20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BN-772-HM</text:p>
          </table:table-cell>
          <table:table-cell table:style-name="ce15" office:value-type="string" calcext:value-type="string">
            <text:p>2016-11-29</text:p>
          </table:table-cell>
          <table:table-cell office:value-type="string" calcext:value-type="string">
            <text:p>2016-08-27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9.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3];&quot;', '&quot;;[.C203];&quot;', '&quot;;[.D203];&quot;', &quot;;[.E203];&quot;, &quot;;[.G203];&quot;, &quot;;[.H203];&quot;, &quot;;[.I203];&quot;, &quot;;[.J203];&quot;, &quot;;[.K203];&quot;, &quot;;[.L203];&quot;, &quot;;[.M203];&quot;, &quot;;[.N203];&quot;, &quot;;[.O203];&quot;, &quot;;[.P203];&quot;, &quot;;[.Q203];&quot;, &quot;;[.R203];&quot;, &quot;;[.S203];&quot;, &quot;;[.T20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SY-990-QV</text:p>
          </table:table-cell>
          <table:table-cell table:style-name="ce15" office:value-type="string" calcext:value-type="string">
            <text:p>2016-11-29</text:p>
          </table:table-cell>
          <table:table-cell office:value-type="string" calcext:value-type="string">
            <text:p>2016-04-19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9.9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4];&quot;', '&quot;;[.C204];&quot;', '&quot;;[.D204];&quot;', &quot;;[.E204];&quot;, &quot;;[.G204];&quot;, &quot;;[.H204];&quot;, &quot;;[.I204];&quot;, &quot;;[.J204];&quot;, &quot;;[.K204];&quot;, &quot;;[.L204];&quot;, &quot;;[.M204];&quot;, &quot;;[.N204];&quot;, &quot;;[.O204];&quot;, &quot;;[.P204];&quot;, &quot;;[.Q204];&quot;, &quot;;[.R204];&quot;, &quot;;[.S204];&quot;, &quot;;[.T20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EV-000-YT</text:p>
          </table:table-cell>
          <table:table-cell table:style-name="ce15" office:value-type="string" calcext:value-type="string">
            <text:p>2016-11-29</text:p>
          </table:table-cell>
          <table:table-cell office:value-type="string" calcext:value-type="string">
            <text:p>2016-06-12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4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5];&quot;', '&quot;;[.C205];&quot;', '&quot;;[.D205];&quot;', &quot;;[.E205];&quot;, &quot;;[.G205];&quot;, &quot;;[.H205];&quot;, &quot;;[.I205];&quot;, &quot;;[.J205];&quot;, &quot;;[.K205];&quot;, &quot;;[.L205];&quot;, &quot;;[.M205];&quot;, &quot;;[.N205];&quot;, &quot;;[.O205];&quot;, &quot;;[.P205];&quot;, &quot;;[.Q205];&quot;, &quot;;[.R205];&quot;, &quot;;[.S205];&quot;, &quot;;[.T20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OK-107-KZ</text:p>
          </table:table-cell>
          <table:table-cell table:style-name="ce15" office:value-type="string" calcext:value-type="string">
            <text:p>2016-11-29</text:p>
          </table:table-cell>
          <table:table-cell office:value-type="string" calcext:value-type="string">
            <text:p>2016-04-15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6];&quot;', '&quot;;[.C206];&quot;', '&quot;;[.D206];&quot;', &quot;;[.E206];&quot;, &quot;;[.G206];&quot;, &quot;;[.H206];&quot;, &quot;;[.I206];&quot;, &quot;;[.J206];&quot;, &quot;;[.K206];&quot;, &quot;;[.L206];&quot;, &quot;;[.M206];&quot;, &quot;;[.N206];&quot;, &quot;;[.O206];&quot;, &quot;;[.P206];&quot;, &quot;;[.Q206];&quot;, &quot;;[.R206];&quot;, &quot;;[.S206];&quot;, &quot;;[.T20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ZX-910-BI</text:p>
          </table:table-cell>
          <table:table-cell table:style-name="ce15" office:value-type="string" calcext:value-type="string">
            <text:p>2016-11-30</text:p>
          </table:table-cell>
          <table:table-cell office:value-type="string" calcext:value-type="string">
            <text:p>2016-10-09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8.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7];&quot;', '&quot;;[.C207];&quot;', '&quot;;[.D207];&quot;', &quot;;[.E207];&quot;, &quot;;[.G207];&quot;, &quot;;[.H207];&quot;, &quot;;[.I207];&quot;, &quot;;[.J207];&quot;, &quot;;[.K207];&quot;, &quot;;[.L207];&quot;, &quot;;[.M207];&quot;, &quot;;[.N207];&quot;, &quot;;[.O207];&quot;, &quot;;[.P207];&quot;, &quot;;[.Q207];&quot;, &quot;;[.R207];&quot;, &quot;;[.S207];&quot;, &quot;;[.T20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RG-870-BR</text:p>
          </table:table-cell>
          <table:table-cell table:style-name="ce15" office:value-type="string" calcext:value-type="string">
            <text:p>2016-11-30</text:p>
          </table:table-cell>
          <table:table-cell office:value-type="string" calcext:value-type="string">
            <text:p>2016-06-01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1" calcext:value-type="float">
            <text:p>1351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8];&quot;', '&quot;;[.C208];&quot;', '&quot;;[.D208];&quot;', &quot;;[.E208];&quot;, &quot;;[.G208];&quot;, &quot;;[.H208];&quot;, &quot;;[.I208];&quot;, &quot;;[.J208];&quot;, &quot;;[.K208];&quot;, &quot;;[.L208];&quot;, &quot;;[.M208];&quot;, &quot;;[.N208];&quot;, &quot;;[.O208];&quot;, &quot;;[.P208];&quot;, &quot;;[.Q208];&quot;, &quot;;[.R208];&quot;, &quot;;[.S208];&quot;, &quot;;[.T20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EC-129-BM</text:p>
          </table:table-cell>
          <table:table-cell table:style-name="ce15" office:value-type="string" calcext:value-type="string">
            <text:p>2016-11-30</text:p>
          </table:table-cell>
          <table:table-cell office:value-type="string" calcext:value-type="string">
            <text:p>2016-08-3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.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09];&quot;', '&quot;;[.C209];&quot;', '&quot;;[.D209];&quot;', &quot;;[.E209];&quot;, &quot;;[.G209];&quot;, &quot;;[.H209];&quot;, &quot;;[.I209];&quot;, &quot;;[.J209];&quot;, &quot;;[.K209];&quot;, &quot;;[.L209];&quot;, &quot;;[.M209];&quot;, &quot;;[.N209];&quot;, &quot;;[.O209];&quot;, &quot;;[.P209];&quot;, &quot;;[.Q209];&quot;, &quot;;[.R209];&quot;, &quot;;[.S209];&quot;, &quot;;[.T20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LN-203-JZ</text:p>
          </table:table-cell>
          <table:table-cell table:style-name="ce15" office:value-type="string" calcext:value-type="string">
            <text:p>2016-11-30</text:p>
          </table:table-cell>
          <table:table-cell office:value-type="string" calcext:value-type="string">
            <text:p>2016-06-0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.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24" calcext:value-type="float">
            <text:p>124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160.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0];&quot;', '&quot;;[.C210];&quot;', '&quot;;[.D210];&quot;', &quot;;[.E210];&quot;, &quot;;[.G210];&quot;, &quot;;[.H210];&quot;, &quot;;[.I210];&quot;, &quot;;[.J210];&quot;, &quot;;[.K210];&quot;, &quot;;[.L210];&quot;, &quot;;[.M210];&quot;, &quot;;[.N210];&quot;, &quot;;[.O210];&quot;, &quot;;[.P210];&quot;, &quot;;[.Q210];&quot;, &quot;;[.R210];&quot;, &quot;;[.S210];&quot;, &quot;;[.T210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MM-306-JT</text:p>
          </table:table-cell>
          <table:table-cell table:style-name="ce16" office:value-type="string" calcext:value-type="string">
            <text:p>2016-12-01</text:p>
          </table:table-cell>
          <table:table-cell office:value-type="string" calcext:value-type="string">
            <text:p>2016-07-02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68.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1];&quot;', '&quot;;[.C211];&quot;', '&quot;;[.D211];&quot;', &quot;;[.E211];&quot;, &quot;;[.G211];&quot;, &quot;;[.H211];&quot;, &quot;;[.I211];&quot;, &quot;;[.J211];&quot;, &quot;;[.K211];&quot;, &quot;;[.L211];&quot;, &quot;;[.M211];&quot;, &quot;;[.N211];&quot;, &quot;;[.O211];&quot;, &quot;;[.P211];&quot;, &quot;;[.Q211];&quot;, &quot;;[.R211];&quot;, &quot;;[.S211];&quot;, &quot;;[.T21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HF-269-AN</text:p>
          </table:table-cell>
          <table:table-cell table:style-name="ce15" office:value-type="string" calcext:value-type="string">
            <text:p>2016-12-01</text:p>
          </table:table-cell>
          <table:table-cell office:value-type="string" calcext:value-type="string">
            <text:p>2016-06-28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2];&quot;', '&quot;;[.C212];&quot;', '&quot;;[.D212];&quot;', &quot;;[.E212];&quot;, &quot;;[.G212];&quot;, &quot;;[.H212];&quot;, &quot;;[.I212];&quot;, &quot;;[.J212];&quot;, &quot;;[.K212];&quot;, &quot;;[.L212];&quot;, &quot;;[.M212];&quot;, &quot;;[.N212];&quot;, &quot;;[.O212];&quot;, &quot;;[.P212];&quot;, &quot;;[.Q212];&quot;, &quot;;[.R212];&quot;, &quot;;[.S212];&quot;, &quot;;[.T21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FD-090-SQ</text:p>
          </table:table-cell>
          <table:table-cell table:style-name="ce15" office:value-type="string" calcext:value-type="string">
            <text:p>2016-12-01</text:p>
          </table:table-cell>
          <table:table-cell office:value-type="string" calcext:value-type="string">
            <text:p>2016-10-20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12.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3];&quot;', '&quot;;[.C213];&quot;', '&quot;;[.D213];&quot;', &quot;;[.E213];&quot;, &quot;;[.G213];&quot;, &quot;;[.H213];&quot;, &quot;;[.I213];&quot;, &quot;;[.J213];&quot;, &quot;;[.K213];&quot;, &quot;;[.L213];&quot;, &quot;;[.M213];&quot;, &quot;;[.N213];&quot;, &quot;;[.O213];&quot;, &quot;;[.P213];&quot;, &quot;;[.Q213];&quot;, &quot;;[.R213];&quot;, &quot;;[.S213];&quot;, &quot;;[.T213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HX-151-HA</text:p>
          </table:table-cell>
          <table:table-cell table:style-name="ce16" office:value-type="string" calcext:value-type="string">
            <text:p>2016-12-03</text:p>
          </table:table-cell>
          <table:table-cell office:value-type="string" calcext:value-type="string">
            <text:p>2016-05-23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17.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4];&quot;', '&quot;;[.C214];&quot;', '&quot;;[.D214];&quot;', &quot;;[.E214];&quot;, &quot;;[.G214];&quot;, &quot;;[.H214];&quot;, &quot;;[.I214];&quot;, &quot;;[.J214];&quot;, &quot;;[.K214];&quot;, &quot;;[.L214];&quot;, &quot;;[.M214];&quot;, &quot;;[.N214];&quot;, &quot;;[.O214];&quot;, &quot;;[.P214];&quot;, &quot;;[.Q214];&quot;, &quot;;[.R214];&quot;, &quot;;[.S214];&quot;, &quot;;[.T21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CO-014-HB</text:p>
          </table:table-cell>
          <table:table-cell table:style-name="ce15" office:value-type="string" calcext:value-type="string">
            <text:p>2016-12-03</text:p>
          </table:table-cell>
          <table:table-cell office:value-type="string" calcext:value-type="string">
            <text:p>2016-08-23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5];&quot;', '&quot;;[.C215];&quot;', '&quot;;[.D215];&quot;', &quot;;[.E215];&quot;, &quot;;[.G215];&quot;, &quot;;[.H215];&quot;, &quot;;[.I215];&quot;, &quot;;[.J215];&quot;, &quot;;[.K215];&quot;, &quot;;[.L215];&quot;, &quot;;[.M215];&quot;, &quot;;[.N215];&quot;, &quot;;[.O215];&quot;, &quot;;[.P215];&quot;, &quot;;[.Q215];&quot;, &quot;;[.R215];&quot;, &quot;;[.S215];&quot;, &quot;;[.T21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AB-610-EI</text:p>
          </table:table-cell>
          <table:table-cell table:style-name="ce15" office:value-type="string" calcext:value-type="string">
            <text:p>2016-12-03</text:p>
          </table:table-cell>
          <table:table-cell office:value-type="string" calcext:value-type="string">
            <text:p>2016-06-20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9.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6];&quot;', '&quot;;[.C216];&quot;', '&quot;;[.D216];&quot;', &quot;;[.E216];&quot;, &quot;;[.G216];&quot;, &quot;;[.H216];&quot;, &quot;;[.I216];&quot;, &quot;;[.J216];&quot;, &quot;;[.K216];&quot;, &quot;;[.L216];&quot;, &quot;;[.M216];&quot;, &quot;;[.N216];&quot;, &quot;;[.O216];&quot;, &quot;;[.P216];&quot;, &quot;;[.Q216];&quot;, &quot;;[.R216];&quot;, &quot;;[.S216];&quot;, &quot;;[.T21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AC-633-SX</text:p>
          </table:table-cell>
          <table:table-cell table:style-name="ce15" office:value-type="string" calcext:value-type="string">
            <text:p>2016-12-04</text:p>
          </table:table-cell>
          <table:table-cell office:value-type="string" calcext:value-type="string">
            <text:p>2016-08-0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7];&quot;', '&quot;;[.C217];&quot;', '&quot;;[.D217];&quot;', &quot;;[.E217];&quot;, &quot;;[.G217];&quot;, &quot;;[.H217];&quot;, &quot;;[.I217];&quot;, &quot;;[.J217];&quot;, &quot;;[.K217];&quot;, &quot;;[.L217];&quot;, &quot;;[.M217];&quot;, &quot;;[.N217];&quot;, &quot;;[.O217];&quot;, &quot;;[.P217];&quot;, &quot;;[.Q217];&quot;, &quot;;[.R217];&quot;, &quot;;[.S217];&quot;, &quot;;[.T21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JY-767-LI</text:p>
          </table:table-cell>
          <table:table-cell table:style-name="ce15" office:value-type="string" calcext:value-type="string">
            <text:p>2016-12-06</text:p>
          </table:table-cell>
          <table:table-cell office:value-type="string" calcext:value-type="string">
            <text:p>2016-06-15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4.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8];&quot;', '&quot;;[.C218];&quot;', '&quot;;[.D218];&quot;', &quot;;[.E218];&quot;, &quot;;[.G218];&quot;, &quot;;[.H218];&quot;, &quot;;[.I218];&quot;, &quot;;[.J218];&quot;, &quot;;[.K218];&quot;, &quot;;[.L218];&quot;, &quot;;[.M218];&quot;, &quot;;[.N218];&quot;, &quot;;[.O218];&quot;, &quot;;[.P218];&quot;, &quot;;[.Q218];&quot;, &quot;;[.R218];&quot;, &quot;;[.S218];&quot;, &quot;;[.T218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,Berline</text:p>
          </table:table-cell>
          <table:table-cell office:value-type="string" calcext:value-type="string">
            <text:p>KH-865-DE</text:p>
          </table:table-cell>
          <table:table-cell table:style-name="ce16" office:value-type="string" calcext:value-type="string">
            <text:p>2016-12-08</text:p>
          </table:table-cell>
          <table:table-cell office:value-type="string" calcext:value-type="string">
            <text:p>2016-06-17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4.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19];&quot;', '&quot;;[.C219];&quot;', '&quot;;[.D219];&quot;', &quot;;[.E219];&quot;, &quot;;[.G219];&quot;, &quot;;[.H219];&quot;, &quot;;[.I219];&quot;, &quot;;[.J219];&quot;, &quot;;[.K219];&quot;, &quot;;[.L219];&quot;, &quot;;[.M219];&quot;, &quot;;[.N219];&quot;, &quot;;[.O219];&quot;, &quot;;[.P219];&quot;, &quot;;[.Q219];&quot;, &quot;;[.R219];&quot;, &quot;;[.S219];&quot;, &quot;;[.T219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ZZ-414-SB</text:p>
          </table:table-cell>
          <table:table-cell table:style-name="ce16" office:value-type="string" calcext:value-type="string">
            <text:p>2016-12-09</text:p>
          </table:table-cell>
          <table:table-cell office:value-type="string" calcext:value-type="string">
            <text:p>2016-07-24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8.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0];&quot;', '&quot;;[.C220];&quot;', '&quot;;[.D220];&quot;', &quot;;[.E220];&quot;, &quot;;[.G220];&quot;, &quot;;[.H220];&quot;, &quot;;[.I220];&quot;, &quot;;[.J220];&quot;, &quot;;[.K220];&quot;, &quot;;[.L220];&quot;, &quot;;[.M220];&quot;, &quot;;[.N220];&quot;, &quot;;[.O220];&quot;, &quot;;[.P220];&quot;, &quot;;[.Q220];&quot;, &quot;;[.R220];&quot;, &quot;;[.S220];&quot;, &quot;;[.T22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IZ-177-RJ</text:p>
          </table:table-cell>
          <table:table-cell table:style-name="ce15" office:value-type="string" calcext:value-type="string">
            <text:p>2016-12-09</text:p>
          </table:table-cell>
          <table:table-cell office:value-type="string" calcext:value-type="string">
            <text:p>2016-07-16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9.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1];&quot;', '&quot;;[.C221];&quot;', '&quot;;[.D221];&quot;', &quot;;[.E221];&quot;, &quot;;[.G221];&quot;, &quot;;[.H221];&quot;, &quot;;[.I221];&quot;, &quot;;[.J221];&quot;, &quot;;[.K221];&quot;, &quot;;[.L221];&quot;, &quot;;[.M221];&quot;, &quot;;[.N221];&quot;, &quot;;[.O221];&quot;, &quot;;[.P221];&quot;, &quot;;[.Q221];&quot;, &quot;;[.R221];&quot;, &quot;;[.S221];&quot;, &quot;;[.T22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DZ-507-UG</text:p>
          </table:table-cell>
          <table:table-cell table:style-name="ce15" office:value-type="string" calcext:value-type="string">
            <text:p>2016-12-09</text:p>
          </table:table-cell>
          <table:table-cell office:value-type="string" calcext:value-type="string">
            <text:p>2016-08-27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2];&quot;', '&quot;;[.C222];&quot;', '&quot;;[.D222];&quot;', &quot;;[.E222];&quot;, &quot;;[.G222];&quot;, &quot;;[.H222];&quot;, &quot;;[.I222];&quot;, &quot;;[.J222];&quot;, &quot;;[.K222];&quot;, &quot;;[.L222];&quot;, &quot;;[.M222];&quot;, &quot;;[.N222];&quot;, &quot;;[.O222];&quot;, &quot;;[.P222];&quot;, &quot;;[.Q222];&quot;, &quot;;[.R222];&quot;, &quot;;[.S222];&quot;, &quot;;[.T22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WZ-804-MF</text:p>
          </table:table-cell>
          <table:table-cell table:style-name="ce15" office:value-type="string" calcext:value-type="string">
            <text:p>2016-12-09</text:p>
          </table:table-cell>
          <table:table-cell office:value-type="string" calcext:value-type="string">
            <text:p>2016-06-10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3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3];&quot;', '&quot;;[.C223];&quot;', '&quot;;[.D223];&quot;', &quot;;[.E223];&quot;, &quot;;[.G223];&quot;, &quot;;[.H223];&quot;, &quot;;[.I223];&quot;, &quot;;[.J223];&quot;, &quot;;[.K223];&quot;, &quot;;[.L223];&quot;, &quot;;[.M223];&quot;, &quot;;[.N223];&quot;, &quot;;[.O223];&quot;, &quot;;[.P223];&quot;, &quot;;[.Q223];&quot;, &quot;;[.R223];&quot;, &quot;;[.S223];&quot;, &quot;;[.T22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OA-876-RF</text:p>
          </table:table-cell>
          <table:table-cell table:style-name="ce15" office:value-type="string" calcext:value-type="string">
            <text:p>2016-12-11</text:p>
          </table:table-cell>
          <table:table-cell office:value-type="string" calcext:value-type="string">
            <text:p>2016-04-13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99.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4];&quot;', '&quot;;[.C224];&quot;', '&quot;;[.D224];&quot;', &quot;;[.E224];&quot;, &quot;;[.G224];&quot;, &quot;;[.H224];&quot;, &quot;;[.I224];&quot;, &quot;;[.J224];&quot;, &quot;;[.K224];&quot;, &quot;;[.L224];&quot;, &quot;;[.M224];&quot;, &quot;;[.N224];&quot;, &quot;;[.O224];&quot;, &quot;;[.P224];&quot;, &quot;;[.Q224];&quot;, &quot;;[.R224];&quot;, &quot;;[.S224];&quot;, &quot;;[.T22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DJ-675-NH</text:p>
          </table:table-cell>
          <table:table-cell table:style-name="ce15" office:value-type="string" calcext:value-type="string">
            <text:p>2016-12-12</text:p>
          </table:table-cell>
          <table:table-cell office:value-type="string" calcext:value-type="string">
            <text:p>2016-07-31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8.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5];&quot;', '&quot;;[.C225];&quot;', '&quot;;[.D225];&quot;', &quot;;[.E225];&quot;, &quot;;[.G225];&quot;, &quot;;[.H225];&quot;, &quot;;[.I225];&quot;, &quot;;[.J225];&quot;, &quot;;[.K225];&quot;, &quot;;[.L225];&quot;, &quot;;[.M225];&quot;, &quot;;[.N225];&quot;, &quot;;[.O225];&quot;, &quot;;[.P225];&quot;, &quot;;[.Q225];&quot;, &quot;;[.R225];&quot;, &quot;;[.S225];&quot;, &quot;;[.T22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EQ-832-OS</text:p>
          </table:table-cell>
          <table:table-cell table:style-name="ce15" office:value-type="string" calcext:value-type="string">
            <text:p>2016-12-13</text:p>
          </table:table-cell>
          <table:table-cell office:value-type="string" calcext:value-type="string">
            <text:p>2016-04-21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99.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6];&quot;', '&quot;;[.C226];&quot;', '&quot;;[.D226];&quot;', &quot;;[.E226];&quot;, &quot;;[.G226];&quot;, &quot;;[.H226];&quot;, &quot;;[.I226];&quot;, &quot;;[.J226];&quot;, &quot;;[.K226];&quot;, &quot;;[.L226];&quot;, &quot;;[.M226];&quot;, &quot;;[.N226];&quot;, &quot;;[.O226];&quot;, &quot;;[.P226];&quot;, &quot;;[.Q226];&quot;, &quot;;[.R226];&quot;, &quot;;[.S226];&quot;, &quot;;[.T22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NR-855-QR</text:p>
          </table:table-cell>
          <table:table-cell table:style-name="ce15" office:value-type="string" calcext:value-type="string">
            <text:p>2016-12-14</text:p>
          </table:table-cell>
          <table:table-cell office:value-type="string" calcext:value-type="string">
            <text:p>2016-10-0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.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7];&quot;', '&quot;;[.C227];&quot;', '&quot;;[.D227];&quot;', &quot;;[.E227];&quot;, &quot;;[.G227];&quot;, &quot;;[.H227];&quot;, &quot;;[.I227];&quot;, &quot;;[.J227];&quot;, &quot;;[.K227];&quot;, &quot;;[.L227];&quot;, &quot;;[.M227];&quot;, &quot;;[.N227];&quot;, &quot;;[.O227];&quot;, &quot;;[.P227];&quot;, &quot;;[.Q227];&quot;, &quot;;[.R227];&quot;, &quot;;[.S227];&quot;, &quot;;[.T22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LU-737-ZG</text:p>
          </table:table-cell>
          <table:table-cell table:style-name="ce15" office:value-type="string" calcext:value-type="string">
            <text:p>2016-12-14</text:p>
          </table:table-cell>
          <table:table-cell office:value-type="string" calcext:value-type="string">
            <text:p>2016-07-07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8];&quot;', '&quot;;[.C228];&quot;', '&quot;;[.D228];&quot;', &quot;;[.E228];&quot;, &quot;;[.G228];&quot;, &quot;;[.H228];&quot;, &quot;;[.I228];&quot;, &quot;;[.J228];&quot;, &quot;;[.K228];&quot;, &quot;;[.L228];&quot;, &quot;;[.M228];&quot;, &quot;;[.N228];&quot;, &quot;;[.O228];&quot;, &quot;;[.P228];&quot;, &quot;;[.Q228];&quot;, &quot;;[.R228];&quot;, &quot;;[.S228];&quot;, &quot;;[.T22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TJ-833-FF</text:p>
          </table:table-cell>
          <table:table-cell table:style-name="ce15" office:value-type="string" calcext:value-type="string">
            <text:p>2016-12-15</text:p>
          </table:table-cell>
          <table:table-cell office:value-type="string" calcext:value-type="string">
            <text:p>2016-07-22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29];&quot;', '&quot;;[.C229];&quot;', '&quot;;[.D229];&quot;', &quot;;[.E229];&quot;, &quot;;[.G229];&quot;, &quot;;[.H229];&quot;, &quot;;[.I229];&quot;, &quot;;[.J229];&quot;, &quot;;[.K229];&quot;, &quot;;[.L229];&quot;, &quot;;[.M229];&quot;, &quot;;[.N229];&quot;, &quot;;[.O229];&quot;, &quot;;[.P229];&quot;, &quot;;[.Q229];&quot;, &quot;;[.R229];&quot;, &quot;;[.S229];&quot;, &quot;;[.T22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PQ-651-AO</text:p>
          </table:table-cell>
          <table:table-cell table:style-name="ce15" office:value-type="string" calcext:value-type="string">
            <text:p>2016-12-16</text:p>
          </table:table-cell>
          <table:table-cell office:value-type="string" calcext:value-type="string">
            <text:p>2016-08-10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0];&quot;', '&quot;;[.C230];&quot;', '&quot;;[.D230];&quot;', &quot;;[.E230];&quot;, &quot;;[.G230];&quot;, &quot;;[.H230];&quot;, &quot;;[.I230];&quot;, &quot;;[.J230];&quot;, &quot;;[.K230];&quot;, &quot;;[.L230];&quot;, &quot;;[.M230];&quot;, &quot;;[.N230];&quot;, &quot;;[.O230];&quot;, &quot;;[.P230];&quot;, &quot;;[.Q230];&quot;, &quot;;[.R230];&quot;, &quot;;[.S230];&quot;, &quot;;[.T230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3,Luxe</text:p>
          </table:table-cell>
          <table:table-cell office:value-type="string" calcext:value-type="string">
            <text:p>OE-922-MH</text:p>
          </table:table-cell>
          <table:table-cell table:style-name="ce16" office:value-type="string" calcext:value-type="string">
            <text:p>2016-12-17</text:p>
          </table:table-cell>
          <table:table-cell office:value-type="string" calcext:value-type="string">
            <text:p>2016-07-3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.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1];&quot;', '&quot;;[.C231];&quot;', '&quot;;[.D231];&quot;', &quot;;[.E231];&quot;, &quot;;[.G231];&quot;, &quot;;[.H231];&quot;, &quot;;[.I231];&quot;, &quot;;[.J231];&quot;, &quot;;[.K231];&quot;, &quot;;[.L231];&quot;, &quot;;[.M231];&quot;, &quot;;[.N231];&quot;, &quot;;[.O231];&quot;, &quot;;[.P231];&quot;, &quot;;[.Q231];&quot;, &quot;;[.R231];&quot;, &quot;;[.S231];&quot;, &quot;;[.T23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OC-388-FM</text:p>
          </table:table-cell>
          <table:table-cell table:style-name="ce15" office:value-type="string" calcext:value-type="string">
            <text:p>2016-12-17</text:p>
          </table:table-cell>
          <table:table-cell office:value-type="string" calcext:value-type="string">
            <text:p>2016-05-09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5.4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25" calcext:value-type="float">
            <text:p>12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70.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8" calcext:value-type="float">
            <text:p>1568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2];&quot;', '&quot;;[.C232];&quot;', '&quot;;[.D232];&quot;', &quot;;[.E232];&quot;, &quot;;[.G232];&quot;, &quot;;[.H232];&quot;, &quot;;[.I232];&quot;, &quot;;[.J232];&quot;, &quot;;[.K232];&quot;, &quot;;[.L232];&quot;, &quot;;[.M232];&quot;, &quot;;[.N232];&quot;, &quot;;[.O232];&quot;, &quot;;[.P232];&quot;, &quot;;[.Q232];&quot;, &quot;;[.R232];&quot;, &quot;;[.S232];&quot;, &quot;;[.T23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SC-932-SQ</text:p>
          </table:table-cell>
          <table:table-cell table:style-name="ce15" office:value-type="string" calcext:value-type="string">
            <text:p>2016-12-17</text:p>
          </table:table-cell>
          <table:table-cell office:value-type="string" calcext:value-type="string">
            <text:p>2016-04-15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5.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3];&quot;', '&quot;;[.C233];&quot;', '&quot;;[.D233];&quot;', &quot;;[.E233];&quot;, &quot;;[.G233];&quot;, &quot;;[.H233];&quot;, &quot;;[.I233];&quot;, &quot;;[.J233];&quot;, &quot;;[.K233];&quot;, &quot;;[.L233];&quot;, &quot;;[.M233];&quot;, &quot;;[.N233];&quot;, &quot;;[.O233];&quot;, &quot;;[.P233];&quot;, &quot;;[.Q233];&quot;, &quot;;[.R233];&quot;, &quot;;[.S233];&quot;, &quot;;[.T23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VJ-760-UP</text:p>
          </table:table-cell>
          <table:table-cell table:style-name="ce15" office:value-type="string" calcext:value-type="string">
            <text:p>2016-12-18</text:p>
          </table:table-cell>
          <table:table-cell office:value-type="string" calcext:value-type="string">
            <text:p>2016-08-10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4.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4];&quot;', '&quot;;[.C234];&quot;', '&quot;;[.D234];&quot;', &quot;;[.E234];&quot;, &quot;;[.G234];&quot;, &quot;;[.H234];&quot;, &quot;;[.I234];&quot;, &quot;;[.J234];&quot;, &quot;;[.K234];&quot;, &quot;;[.L234];&quot;, &quot;;[.M234];&quot;, &quot;;[.N234];&quot;, &quot;;[.O234];&quot;, &quot;;[.P234];&quot;, &quot;;[.Q234];&quot;, &quot;;[.R234];&quot;, &quot;;[.S234];&quot;, &quot;;[.T234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6,Sport</text:p>
          </table:table-cell>
          <table:table-cell office:value-type="string" calcext:value-type="string">
            <text:p>SD-665-PJ</text:p>
          </table:table-cell>
          <table:table-cell table:style-name="ce16" office:value-type="string" calcext:value-type="string">
            <text:p>2016-12-19</text:p>
          </table:table-cell>
          <table:table-cell office:value-type="string" calcext:value-type="string">
            <text:p>2016-05-25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5.0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5];&quot;', '&quot;;[.C235];&quot;', '&quot;;[.D235];&quot;', &quot;;[.E235];&quot;, &quot;;[.G235];&quot;, &quot;;[.H235];&quot;, &quot;;[.I235];&quot;, &quot;;[.J235];&quot;, &quot;;[.K235];&quot;, &quot;;[.L235];&quot;, &quot;;[.M235];&quot;, &quot;;[.N235];&quot;, &quot;;[.O235];&quot;, &quot;;[.P235];&quot;, &quot;;[.Q235];&quot;, &quot;;[.R235];&quot;, &quot;;[.S235];&quot;, &quot;;[.T23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MX-788-HE</text:p>
          </table:table-cell>
          <table:table-cell table:style-name="ce15" office:value-type="string" calcext:value-type="string">
            <text:p>2016-12-19</text:p>
          </table:table-cell>
          <table:table-cell office:value-type="string" calcext:value-type="string">
            <text:p>2016-06-24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64.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6];&quot;', '&quot;;[.C236];&quot;', '&quot;;[.D236];&quot;', &quot;;[.E236];&quot;, &quot;;[.G236];&quot;, &quot;;[.H236];&quot;, &quot;;[.I236];&quot;, &quot;;[.J236];&quot;, &quot;;[.K236];&quot;, &quot;;[.L236];&quot;, &quot;;[.M236];&quot;, &quot;;[.N236];&quot;, &quot;;[.O236];&quot;, &quot;;[.P236];&quot;, &quot;;[.Q236];&quot;, &quot;;[.R236];&quot;, &quot;;[.S236];&quot;, &quot;;[.T23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5,SUV</text:p>
          </table:table-cell>
          <table:table-cell office:value-type="string" calcext:value-type="string">
            <text:p>TD-974-YE</text:p>
          </table:table-cell>
          <table:table-cell table:style-name="ce15" office:value-type="string" calcext:value-type="string">
            <text:p>2016-12-20</text:p>
          </table:table-cell>
          <table:table-cell office:value-type="string" calcext:value-type="string">
            <text:p>2016-06-09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7.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7];&quot;', '&quot;;[.C237];&quot;', '&quot;;[.D237];&quot;', &quot;;[.E237];&quot;, &quot;;[.G237];&quot;, &quot;;[.H237];&quot;, &quot;;[.I237];&quot;, &quot;;[.J237];&quot;, &quot;;[.K237];&quot;, &quot;;[.L237];&quot;, &quot;;[.M237];&quot;, &quot;;[.N237];&quot;, &quot;;[.O237];&quot;, &quot;;[.P237];&quot;, &quot;;[.Q237];&quot;, &quot;;[.R237];&quot;, &quot;;[.S237];&quot;, &quot;;[.T237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TH-215-UZ</text:p>
          </table:table-cell>
          <table:table-cell table:style-name="ce15" office:value-type="string" calcext:value-type="string">
            <text:p>2016-12-21</text:p>
          </table:table-cell>
          <table:table-cell office:value-type="string" calcext:value-type="string">
            <text:p>2016-08-13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1.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8];&quot;', '&quot;;[.C238];&quot;', '&quot;;[.D238];&quot;', &quot;;[.E238];&quot;, &quot;;[.G238];&quot;, &quot;;[.H238];&quot;, &quot;;[.I238];&quot;, &quot;;[.J238];&quot;, &quot;;[.K238];&quot;, &quot;;[.L238];&quot;, &quot;;[.M238];&quot;, &quot;;[.N238];&quot;, &quot;;[.O238];&quot;, &quot;;[.P238];&quot;, &quot;;[.Q238];&quot;, &quot;;[.R238];&quot;, &quot;;[.S238];&quot;, &quot;;[.T23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WH-412-QD</text:p>
          </table:table-cell>
          <table:table-cell table:style-name="ce15" office:value-type="string" calcext:value-type="string">
            <text:p>2016-12-21</text:p>
          </table:table-cell>
          <table:table-cell office:value-type="string" calcext:value-type="string">
            <text:p>2016-10-26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.8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26" calcext:value-type="float">
            <text:p>12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180.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39];&quot;', '&quot;;[.C239];&quot;', '&quot;;[.D239];&quot;', &quot;;[.E239];&quot;, &quot;;[.G239];&quot;, &quot;;[.H239];&quot;, &quot;;[.I239];&quot;, &quot;;[.J239];&quot;, &quot;;[.K239];&quot;, &quot;;[.L239];&quot;, &quot;;[.M239];&quot;, &quot;;[.N239];&quot;, &quot;;[.O239];&quot;, &quot;;[.P239];&quot;, &quot;;[.Q239];&quot;, &quot;;[.R239];&quot;, &quot;;[.S239];&quot;, &quot;;[.T23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,utilitaire</text:p>
          </table:table-cell>
          <table:table-cell office:value-type="string" calcext:value-type="string">
            <text:p>OP-603-ZD</text:p>
          </table:table-cell>
          <table:table-cell table:style-name="ce15" office:value-type="string" calcext:value-type="string">
            <text:p>2016-12-23</text:p>
          </table:table-cell>
          <table:table-cell office:value-type="string" calcext:value-type="string">
            <text:p>2016-07-18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7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46.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3" calcext:value-type="float">
            <text:p>1313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0];&quot;', '&quot;;[.C240];&quot;', '&quot;;[.D240];&quot;', &quot;;[.E240];&quot;, &quot;;[.G240];&quot;, &quot;;[.H240];&quot;, &quot;;[.I240];&quot;, &quot;;[.J240];&quot;, &quot;;[.K240];&quot;, &quot;;[.L240];&quot;, &quot;;[.M240];&quot;, &quot;;[.N240];&quot;, &quot;;[.O240];&quot;, &quot;;[.P240];&quot;, &quot;;[.Q240];&quot;, &quot;;[.R240];&quot;, &quot;;[.S240];&quot;, &quot;;[.T24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,Luxe</text:p>
          </table:table-cell>
          <table:table-cell office:value-type="string" calcext:value-type="string">
            <text:p>VU-092-FD</text:p>
          </table:table-cell>
          <table:table-cell table:style-name="ce15" office:value-type="string" calcext:value-type="string">
            <text:p>2016-12-25</text:p>
          </table:table-cell>
          <table:table-cell office:value-type="string" calcext:value-type="string">
            <text:p>2016-09-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75.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1];&quot;', '&quot;;[.C241];&quot;', '&quot;;[.D241];&quot;', &quot;;[.E241];&quot;, &quot;;[.G241];&quot;, &quot;;[.H241];&quot;, &quot;;[.I241];&quot;, &quot;;[.J241];&quot;, &quot;;[.K241];&quot;, &quot;;[.L241];&quot;, &quot;;[.M241];&quot;, &quot;;[.N241];&quot;, &quot;;[.O241];&quot;, &quot;;[.P241];&quot;, &quot;;[.Q241];&quot;, &quot;;[.R241];&quot;, &quot;;[.S241];&quot;, &quot;;[.T241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4, citadine</text:p>
          </table:table-cell>
          <table:table-cell office:value-type="string" calcext:value-type="string">
            <text:p>IV-307-FU</text:p>
          </table:table-cell>
          <table:table-cell table:style-name="ce15" office:value-type="string" calcext:value-type="string">
            <text:p>2016-12-25</text:p>
          </table:table-cell>
          <table:table-cell office:value-type="string" calcext:value-type="string">
            <text:p>2016-08-09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8.4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51" calcext:value-type="float">
            <text:p>1351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2];&quot;', '&quot;;[.C242];&quot;', '&quot;;[.D242];&quot;', &quot;;[.E242];&quot;, &quot;;[.G242];&quot;, &quot;;[.H242];&quot;, &quot;;[.I242];&quot;, &quot;;[.J242];&quot;, &quot;;[.K242];&quot;, &quot;;[.L242];&quot;, &quot;;[.M242];&quot;, &quot;;[.N242];&quot;, &quot;;[.O242];&quot;, &quot;;[.P242];&quot;, &quot;;[.Q242];&quot;, &quot;;[.R242];&quot;, &quot;;[.S242];&quot;, &quot;;[.T242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,moto</text:p>
          </table:table-cell>
          <table:table-cell office:value-type="string" calcext:value-type="string">
            <text:p>CC-150-CR</text:p>
          </table:table-cell>
          <table:table-cell table:style-name="ce15" office:value-type="string" calcext:value-type="string">
            <text:p>2016-12-26</text:p>
          </table:table-cell>
          <table:table-cell office:value-type="string" calcext:value-type="string">
            <text:p>2016-10-19</text:p>
          </table:table-cell>
          <table:table-cell table:style-name="ce17"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.6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09" calcext:value-type="float">
            <text:p>109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109.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3];&quot;', '&quot;;[.C243];&quot;', '&quot;;[.D243];&quot;', &quot;;[.E243];&quot;, &quot;;[.G243];&quot;, &quot;;[.H243];&quot;, &quot;;[.I243];&quot;, &quot;;[.J243];&quot;, &quot;;[.K243];&quot;, &quot;;[.L243];&quot;, &quot;;[.M243];&quot;, &quot;;[.N243];&quot;, &quot;;[.O243];&quot;, &quot;;[.P243];&quot;, &quot;;[.Q243];&quot;, &quot;;[.R243];&quot;, &quot;;[.S243];&quot;, &quot;;[.T243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FX-806-IH</text:p>
          </table:table-cell>
          <table:table-cell table:style-name="ce15" office:value-type="string" calcext:value-type="string">
            <text:p>2016-12-27</text:p>
          </table:table-cell>
          <table:table-cell office:value-type="string" calcext:value-type="string">
            <text:p>2016-08-29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5.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4];&quot;', '&quot;;[.C244];&quot;', '&quot;;[.D244];&quot;', &quot;;[.E244];&quot;, &quot;;[.G244];&quot;, &quot;;[.H244];&quot;, &quot;;[.I244];&quot;, &quot;;[.J244];&quot;, &quot;;[.K244];&quot;, &quot;;[.L244];&quot;, &quot;;[.M244];&quot;, &quot;;[.N244];&quot;, &quot;;[.O244];&quot;, &quot;;[.P244];&quot;, &quot;;[.Q244];&quot;, &quot;;[.R244];&quot;, &quot;;[.S244];&quot;, &quot;;[.T244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,Berline</text:p>
          </table:table-cell>
          <table:table-cell office:value-type="string" calcext:value-type="string">
            <text:p>LM-995-EB</text:p>
          </table:table-cell>
          <table:table-cell table:style-name="ce15" office:value-type="string" calcext:value-type="string">
            <text:p>2016-12-27</text:p>
          </table:table-cell>
          <table:table-cell office:value-type="string" calcext:value-type="string">
            <text:p>2016-09-12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74.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5];&quot;', '&quot;;[.C245];&quot;', '&quot;;[.D245];&quot;', &quot;;[.E245];&quot;, &quot;;[.G245];&quot;, &quot;;[.H245];&quot;, &quot;;[.I245];&quot;, &quot;;[.J245];&quot;, &quot;;[.K245];&quot;, &quot;;[.L245];&quot;, &quot;;[.M245];&quot;, &quot;;[.N245];&quot;, &quot;;[.O245];&quot;, &quot;;[.P245];&quot;, &quot;;[.Q245];&quot;, &quot;;[.R245];&quot;, &quot;;[.S245];&quot;, &quot;;[.T245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EY-198-ZL</text:p>
          </table:table-cell>
          <table:table-cell table:style-name="ce15" office:value-type="string" calcext:value-type="string">
            <text:p>2016-12-27</text:p>
          </table:table-cell>
          <table:table-cell office:value-type="string" calcext:value-type="string">
            <text:p>2016-06-04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5.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6];&quot;', '&quot;;[.C246];&quot;', '&quot;;[.D246];&quot;', &quot;;[.E246];&quot;, &quot;;[.G246];&quot;, &quot;;[.H246];&quot;, &quot;;[.I246];&quot;, &quot;;[.J246];&quot;, &quot;;[.K246];&quot;, &quot;;[.L246];&quot;, &quot;;[.M246];&quot;, &quot;;[.N246];&quot;, &quot;;[.O246];&quot;, &quot;;[.P246];&quot;, &quot;;[.Q246];&quot;, &quot;;[.R246];&quot;, &quot;;[.S246];&quot;, &quot;;[.T246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QI-848-XL</text:p>
          </table:table-cell>
          <table:table-cell table:style-name="ce15" office:value-type="string" calcext:value-type="string">
            <text:p>2016-12-28</text:p>
          </table:table-cell>
          <table:table-cell office:value-type="string" calcext:value-type="string">
            <text:p>2016-05-18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5.0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7];&quot;', '&quot;;[.C247];&quot;', '&quot;;[.D247];&quot;', &quot;;[.E247];&quot;, &quot;;[.G247];&quot;, &quot;;[.H247];&quot;, &quot;;[.I247];&quot;, &quot;;[.J247];&quot;, &quot;;[.K247];&quot;, &quot;;[.L247];&quot;, &quot;;[.M247];&quot;, &quot;;[.N247];&quot;, &quot;;[.O247];&quot;, &quot;;[.P247];&quot;, &quot;;[.Q247];&quot;, &quot;;[.R247];&quot;, &quot;;[.S247];&quot;, &quot;;[.T247];&quot;);&quot;)"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5,SUV</text:p>
          </table:table-cell>
          <table:table-cell office:value-type="string" calcext:value-type="string">
            <text:p>QW-801-YH</text:p>
          </table:table-cell>
          <table:table-cell table:style-name="ce16" office:value-type="string" calcext:value-type="string">
            <text:p>2016-12-29</text:p>
          </table:table-cell>
          <table:table-cell office:value-type="string" calcext:value-type="string">
            <text:p>2016-07-26</text:p>
          </table:table-cell>
          <table:table-cell table:style-name="ce17"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29.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8];&quot;', '&quot;;[.C248];&quot;', '&quot;;[.D248];&quot;', &quot;;[.E248];&quot;, &quot;;[.G248];&quot;, &quot;;[.H248];&quot;, &quot;;[.I248];&quot;, &quot;;[.J248];&quot;, &quot;;[.K248];&quot;, &quot;;[.L248];&quot;, &quot;;[.M248];&quot;, &quot;;[.N248];&quot;, &quot;;[.O248];&quot;, &quot;;[.P248];&quot;, &quot;;[.Q248];&quot;, &quot;;[.R248];&quot;, &quot;;[.S248];&quot;, &quot;;[.T248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HS-182-CJ</text:p>
          </table:table-cell>
          <table:table-cell table:style-name="ce15" office:value-type="string" calcext:value-type="string">
            <text:p>2016-12-29</text:p>
          </table:table-cell>
          <table:table-cell office:value-type="string" calcext:value-type="string">
            <text:p>2016-08-19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49];&quot;', '&quot;;[.C249];&quot;', '&quot;;[.D249];&quot;', &quot;;[.E249];&quot;, &quot;;[.G249];&quot;, &quot;;[.H249];&quot;, &quot;;[.I249];&quot;, &quot;;[.J249];&quot;, &quot;;[.K249];&quot;, &quot;;[.L249];&quot;, &quot;;[.M249];&quot;, &quot;;[.N249];&quot;, &quot;;[.O249];&quot;, &quot;;[.P249];&quot;, &quot;;[.Q249];&quot;, &quot;;[.R249];&quot;, &quot;;[.S249];&quot;, &quot;;[.T249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, velo</text:p>
          </table:table-cell>
          <table:table-cell office:value-type="string" calcext:value-type="string">
            <text:p>OS-588-CK</text:p>
          </table:table-cell>
          <table:table-cell table:style-name="ce15" office:value-type="string" calcext:value-type="string">
            <text:p>2016-12-30</text:p>
          </table:table-cell>
          <table:table-cell office:value-type="string" calcext:value-type="string">
            <text:p>2016-11-12</text:p>
          </table:table-cell>
          <table:table-cell table:style-name="ce17" office:value-type="string" calcext:value-type="string">
            <text:p>null</text:p>
          </table:table-cell>
          <table:table-cell table:number-columns-repeated="8" office:value-type="string" calcext:value-type="string">
            <text:p>null</text:p>
          </table:table-cell>
          <table:table-cell office:value-type="string" calcext:value-type="string">
            <text:p>16.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50];&quot;', '&quot;;[.C250];&quot;', '&quot;;[.D250];&quot;', &quot;;[.E250];&quot;, &quot;;[.G250];&quot;, &quot;;[.H250];&quot;, &quot;;[.I250];&quot;, &quot;;[.J250];&quot;, &quot;;[.K250];&quot;, &quot;;[.L250];&quot;, &quot;;[.M250];&quot;, &quot;;[.N250];&quot;, &quot;;[.O250];&quot;, &quot;;[.P250];&quot;, &quot;;[.Q250];&quot;, &quot;;[.R250];&quot;, &quot;;[.S250];&quot;, &quot;;[.T250];&quot;);&quot;)"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,Sport</text:p>
          </table:table-cell>
          <table:table-cell office:value-type="string" calcext:value-type="string">
            <text:p>JI-606-FM</text:p>
          </table:table-cell>
          <table:table-cell table:style-name="ce15" office:value-type="string" calcext:value-type="string">
            <text:p>2016-12-30</text:p>
          </table:table-cell>
          <table:table-cell office:value-type="string" calcext:value-type="string">
            <text:p>2016-11-10</text:p>
          </table:table-cell>
          <table:table-cell table:style-name="ce17" office:value-type="float" office:value="17" calcext:value-type="float">
            <text:p>1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75.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formula="of:=CONCATENATE(&quot;INSERT INTO vehicule (immat_veh, dateachat_veh, date_circulation_veh, puisfisc_veh, conso_veh, volume_coffre_veh, nbre_bagage_veh, nbre_passager_veh, nbre_portes_veh, emissionCO2_veh, cylindree_moto_veh, prix_journalier_veh, id_cat_veh_vehicule, id_type_carb_vehicule, id_boiteV_vehicule, id_clim_veh_vehicule, id_modele_vehicule, id_agence_vehicule) VALUES ('&quot;;[.B251];&quot;', '&quot;;[.C251];&quot;', '&quot;;[.D251];&quot;', &quot;;[.E251];&quot;, &quot;;[.G251];&quot;, &quot;;[.H251];&quot;, &quot;;[.I251];&quot;, &quot;;[.J251];&quot;, &quot;;[.K251];&quot;, &quot;;[.L251];&quot;, &quot;;[.M251];&quot;, &quot;;[.N251];&quot;, &quot;;[.O251];&quot;, &quot;;[.P251];&quot;, &quot;;[.Q251];&quot;, &quot;;[.R251];&quot;, &quot;;[.S251];&quot;, &quot;;[.T251];&quot;);&quot;)">
            <text:p/>
          </table:table-cell>
          <table:table-cell table:number-columns-repeated="1002"/>
        </table:table-row>
        <table:table-row table:style-name="ro2" table:number-rows-repeated="16">
          <table:table-cell table:number-columns-repeated="4"/>
          <table:table-cell table:style-name="ce17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7"/>
          <table:table-cell table:number-columns-repeated="10"/>
          <table:table-cell table:style-name="ce24"/>
          <table:table-cell table:number-columns-repeated="1007"/>
        </table:table-row>
        <table:table-row table:style-name="ro2" table:number-rows-repeated="6">
          <table:table-cell table:number-columns-repeated="15"/>
          <table:table-cell table:style-name="ce24"/>
          <table:table-cell table:number-columns-repeated="1007"/>
        </table:table-row>
        <table:table-row table:style-name="ro2" table:number-rows-repeated="104830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T2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3:28:26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24:37.358000000</meta:creation-date>
    <dc:date>2017-11-15T13:46:20.276000000</dc:date>
    <meta:editing-duration>PT2H34M11S</meta:editing-duration>
    <meta:editing-cycles>27</meta:editing-cycles>
    <meta:generator>LibreOffice/5.4.3.2$Windows_x86 LibreOffice_project/92a7159f7e4af62137622921e809f8546db437e5</meta:generator>
    <meta:document-statistic meta:table-count="1" meta:cell-count="5270" meta:object-count="0"/>
  </office:meta>
</office:document-meta>
</file>